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fo:color="#c45911" fo:font-size="12pt" officeooo:paragraph-rsid="001c20e1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fo:font-size="12pt" officeooo:paragraph-rsid="001c20e1" style:font-size-asian="12pt" style:font-size-complex="12pt"/>
    </style:style>
    <style:style style:name="P3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fo:font-size="12pt" officeooo:paragraph-rsid="001d00d4" style:font-size-asian="12pt" style:font-size-complex="12pt"/>
    </style:style>
    <style:style style:name="P5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fo:font-size="12pt" officeooo:paragraph-rsid="0026bfe7" style:font-size-asian="12pt" style:font-size-complex="12pt"/>
    </style:style>
    <style:style style:name="P6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fo:font-size="12pt" officeooo:paragraph-rsid="0027d22b" style:font-size-asian="12pt" style:font-size-complex="12pt"/>
    </style:style>
    <style:style style:name="P7" style:family="paragraph" style:parent-style-name="Standard">
      <style:paragraph-properties fo:margin-left="0in" fo:margin-right="0in" style:line-height-at-least="0in" fo:text-align="end" style:justify-single-word="false" fo:text-indent="0in" style:auto-text-indent="false"/>
      <style:text-properties fo:font-size="12pt" officeooo:paragraph-rsid="002ef704" style:font-size-asian="12pt" style:font-size-complex="12pt"/>
    </style:style>
    <style:style style:name="P8" style:family="paragraph" style:parent-style-name="Standard">
      <style:paragraph-properties fo:margin-left="0in" fo:margin-right="0in" fo:line-height="105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9" style:family="paragraph" style:parent-style-name="Standard">
      <style:paragraph-properties fo:margin-left="0in" fo:margin-right="0in" fo:line-height="99%" fo:text-align="end" style:justify-single-word="false" fo:text-indent="0in" style:auto-text-indent="false"/>
      <style:text-properties fo:font-size="12pt" officeooo:paragraph-rsid="001c20e1" style:font-size-asian="12pt" style:font-size-complex="12pt"/>
    </style:style>
    <style:style style:name="P10" style:family="paragraph" style:parent-style-name="Standard">
      <style:paragraph-properties fo:margin-left="0in" fo:margin-right="0in" fo:line-height="99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11" style:family="paragraph" style:parent-style-name="Standard">
      <style:paragraph-properties fo:margin-left="0in" fo:margin-right="0in" fo:line-height="99%" fo:text-align="end" style:justify-single-word="false" fo:text-indent="0in" style:auto-text-indent="false"/>
      <style:text-properties fo:font-size="12pt" officeooo:paragraph-rsid="0027d22b" style:font-size-asian="12pt" style:font-size-complex="12pt"/>
    </style:style>
    <style:style style:name="P12" style:family="paragraph" style:parent-style-name="Standard">
      <style:paragraph-properties fo:margin-left="0in" fo:margin-right="0in" fo:line-height="117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13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14" style:family="paragraph" style:parent-style-name="Standard">
      <style:paragraph-properties fo:margin-left="0in" fo:margin-right="0in" fo:line-height="106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15" style:family="paragraph" style:parent-style-name="Standard">
      <style:paragraph-properties fo:margin-left="0in" fo:margin-right="0in" fo:line-height="106%" fo:text-align="end" style:justify-single-word="false" fo:text-indent="0in" style:auto-text-indent="false"/>
      <style:text-properties fo:font-size="12pt" officeooo:paragraph-rsid="001d00d4" style:font-size-asian="12pt" style:font-size-complex="12pt"/>
    </style:style>
    <style:style style:name="P16" style:family="paragraph" style:parent-style-name="Standard">
      <style:paragraph-properties fo:margin-left="0in" fo:margin-right="0in" fo:line-height="101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17" style:family="paragraph" style:parent-style-name="Standard">
      <style:paragraph-properties fo:margin-left="0in" fo:margin-right="0in" fo:line-height="101%" fo:text-align="end" style:justify-single-word="false" fo:text-indent="0in" style:auto-text-indent="false"/>
      <style:text-properties fo:font-size="12pt" officeooo:paragraph-rsid="001c20e1" style:font-size-asian="12pt" style:font-size-complex="12pt"/>
    </style:style>
    <style:style style:name="P18" style:family="paragraph" style:parent-style-name="Standard">
      <style:paragraph-properties fo:margin-left="0in" fo:margin-right="0in" fo:line-height="101%" fo:text-align="end" style:justify-single-word="false" fo:text-indent="0in" style:auto-text-indent="false"/>
      <style:text-properties fo:font-size="12pt" officeooo:paragraph-rsid="001d00d4" style:font-size-asian="12pt" style:font-size-complex="12pt"/>
    </style:style>
    <style:style style:name="P19" style:family="paragraph" style:parent-style-name="Standard">
      <style:paragraph-properties fo:margin-left="0in" fo:margin-right="0in" fo:line-height="102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20" style:family="paragraph" style:parent-style-name="Standard">
      <style:paragraph-properties fo:margin-left="0in" fo:margin-right="0in" fo:line-height="102%" fo:text-align="end" style:justify-single-word="false" fo:text-indent="0in" style:auto-text-indent="false"/>
      <style:text-properties fo:font-size="12pt" officeooo:paragraph-rsid="001d00d4" style:font-size-asian="12pt" style:font-size-complex="12pt"/>
    </style:style>
    <style:style style:name="P21" style:family="paragraph" style:parent-style-name="Standard">
      <style:paragraph-properties fo:margin-left="0in" fo:margin-right="0in" fo:line-height="111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22" style:family="paragraph" style:parent-style-name="Standard">
      <style:paragraph-properties fo:margin-left="0in" fo:margin-right="0in" fo:line-height="103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23" style:family="paragraph" style:parent-style-name="Standard">
      <style:paragraph-properties fo:margin-left="0in" fo:margin-right="0in" fo:line-height="103%" fo:text-align="end" style:justify-single-word="false" fo:text-indent="0in" style:auto-text-indent="false"/>
      <style:text-properties fo:font-size="12pt" officeooo:paragraph-rsid="001d00d4" style:font-size-asian="12pt" style:font-size-complex="12pt"/>
    </style:style>
    <style:style style:name="P24" style:family="paragraph" style:parent-style-name="Standard">
      <style:paragraph-properties fo:margin-left="0in" fo:margin-right="0in" fo:line-height="108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25" style:family="paragraph" style:parent-style-name="Standard">
      <style:paragraph-properties fo:margin-left="0in" fo:margin-right="0in" fo:line-height="107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26" style:family="paragraph" style:parent-style-name="Standard">
      <style:paragraph-properties fo:margin-left="0in" fo:margin-right="0in" fo:line-height="112%" fo:text-align="end" style:justify-single-word="false" fo:text-indent="0in" style:auto-text-indent="false"/>
      <style:text-properties fo:font-size="12pt" officeooo:paragraph-rsid="0020cf53" style:font-size-asian="12pt" style:font-size-complex="12pt"/>
    </style:style>
    <style:style style:name="P27" style:family="paragraph" style:parent-style-name="Standard">
      <style:paragraph-properties fo:margin-left="0in" fo:margin-right="0in" fo:line-height="105%" fo:text-align="end" style:justify-single-word="false" fo:text-indent="0in" style:auto-text-indent="false" fo:break-before="column"/>
      <style:text-properties fo:font-size="12pt" officeooo:paragraph-rsid="0020cf53" style:font-size-asian="12pt" style:font-size-complex="12pt"/>
    </style:style>
    <style:style style:name="P28" style:family="paragraph" style:parent-style-name="Standard">
      <style:paragraph-properties fo:margin-left="0in" fo:margin-right="0in" fo:line-height="100%" fo:text-align="end" style:justify-single-word="false" fo:text-indent="0in" style:auto-text-indent="false" fo:break-before="column"/>
      <style:text-properties fo:font-size="12pt" officeooo:paragraph-rsid="0020cf53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62626"/>
    </style:style>
    <style:style style:name="T4" style:family="text">
      <style:text-properties fo:color="#262626" fo:font-weight="bold" style:font-weight-asian="bold" style:font-weight-complex="bold"/>
    </style:style>
    <style:style style:name="T5" style:family="text">
      <style:text-properties style:font-name="Times New Roman" fo:font-weight="bold" style:font-name-asian="Times New Roman" style:font-weight-asian="bold"/>
    </style:style>
    <style:style style:name="T6" style:family="text">
      <style:text-properties fo:color="#c45911"/>
    </style:style>
    <style:style style:name="T7" style:family="text">
      <style:text-properties fo:color="#c45911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Vāženāme</text:span><text:span text:style-name="T3"> Vāženāme</text:span></text:p>
      <text:p text:style-name="P1"><text:span text:style-name="T2">Dars-e</text:span> 1</text:p>
      <text:p text:style-name="P8"><text:span text:style-name="T1">ahvālporsi </text:span>greetings</text:p>
      <text:p text:style-name="P8"><text:span text:style-name="T1">aknun </text:span>now; present</text:p>
      <text:p text:style-name="P8"><text:span text:style-name="T1">alāqemand </text:span>interested</text:p>
      <text:p text:style-name="P8"><text:span text:style-name="T1">amme </text:span>aunt</text:p>
      <text:p text:style-name="P2"><text:span text:style-name="T1">amu </text:span>uncle</text:p>
      <text:p text:style-name="P3"><text:span text:style-name="T1">āmuzgār </text:span>teacher; instructor</text:p>
      <text:p text:style-name="P3"><text:span text:style-name="T1">ānhā </text:span>those; they</text:p>
      <text:p text:style-name="P3"><text:span text:style-name="T1">asr be xeyr </text:span>good evening</text:p>
      <text:p text:style-name="P3"><text:span text:style-name="T1">barādar </text:span>brother</text:p>
      <text:p text:style-name="P9"><text:span text:style-name="T1">bāzi </text:span>game</text:p>
      <text:p text:style-name="P10"><text:span text:style-name="T1">be </text:span>to; into; in; on; at</text:p>
      <text:p text:style-name="P10"><text:span text:style-name="T1">bimār </text:span>patient; sick; ill</text:p>
      <text:p text:style-name="P10"><text:span text:style-name="T1">boland </text:span>high; tall; loud; long</text:p>
      <text:p text:style-name="P10"><text:span text:style-name="T1">budan (hast, bāš) </text:span>be; exist</text:p>
      <text:p text:style-name="P10"><text:span text:style-name="T1">cāq </text:span>thick; fat</text:p>
      <text:p text:style-name="P8"><text:span text:style-name="T1">cetowr </text:span>how</text:p>
      <text:p text:style-name="P8"><text:span text:style-name="T1">ci </text:span>what</text:p>
      <text:p text:style-name="P3"><text:span text:style-name="T1">daftar </text:span>office; bureau; notebook; volume</text:p>
      <text:p text:style-name="P3"><text:span text:style-name="T1">dānešāmuz </text:span>student</text:p>
      <text:p text:style-name="P8"><text:span text:style-name="T1">dānešju </text:span>student</text:p>
      <text:p text:style-name="P8"><text:span text:style-name="T1">dar </text:span>at; in; door</text:p>
      <text:p text:style-name="P8"><text:span text:style-name="T1">dāyi </text:span>uncle</text:p>
      <text:p text:style-name="P8"><text:span text:style-name="T1">doxtar </text:span>girl; daughter</text:p>
      <text:p text:style-name="P8"><text:span text:style-name="T1">doxtaramme </text:span>cousin</text:p>
      <text:p text:style-name="P8"><text:span text:style-name="T1">doxtaramu </text:span>cousin</text:p>
      <text:p text:style-name="P8"><text:span text:style-name="T1">doxtardāyi </text:span>cousin</text:p>
      <text:p text:style-name="P8"><text:span text:style-name="T1">doxtarxāle </text:span>cousin</text:p>
      <text:p text:style-name="P8"><text:span text:style-name="T1">esm </text:span>name</text:p>
      <text:p text:style-name="P8"><text:span text:style-name="T1">fārsi </text:span>Persian</text:p>
      <text:p text:style-name="P8"><text:span text:style-name="T1">gorosne </text:span>hungry</text:p>
      <text:p text:style-name="P8"><text:span text:style-name="T1">hāl </text:span>mood</text:p>
      <text:p text:style-name="P10"><text:span text:style-name="T1">ham </text:span>too; likewise</text:p>
      <text:p text:style-name="P10"><text:span text:style-name="T1">hamconin </text:span>also; too</text:p>
      <text:p text:style-name="P10"><text:span text:style-name="T1">hamintowr </text:span>so; also</text:p>
      <text:p text:style-name="P10"><text:span text:style-name="T1">irāni </text:span>Iranian</text:p>
      <text:p text:style-name="P8"><text:span text:style-name="T1">jāru </text:span>broom; brush</text:p>
      <text:p text:style-name="P8"><text:span text:style-name="T1">kānādāyi </text:span>Canadian</text:p>
      <text:p text:style-name="P8"><text:span text:style-name="T1">kārgar </text:span>worker; labor</text:p>
      <text:p text:style-name="P8"><text:span text:style-name="T1">kārmand </text:span>employee</text:p>
      <text:p text:style-name="P3"><text:span text:style-name="T1">kelās </text:span>class; classroom; course</text:p>
      <text:p text:style-name="P3"><text:span text:style-name="T1">ketāb </text:span>book</text:p>
      <text:p text:style-name="P10"><text:span text:style-name="T1">lebās </text:span>cloth</text:p>
      <text:p text:style-name="P10"><text:span text:style-name="T1">mā </text:span>we; us; our</text:p>
      <text:p text:style-name="P10"><text:span text:style-name="T1">mādar </text:span>mother</text:p>
      <text:p text:style-name="P3"><text:span text:style-name="T1">mamnun </text:span>grateful; thankful</text:p>
      <text:p text:style-name="P3"><text:span text:style-name="T1">man </text:span>I; me; my</text:p>
      <text:p text:style-name="P3"><text:span text:style-name="T1">māšin </text:span>car; machine</text:p>
      <text:p text:style-name="P3"><text:span text:style-name="T1">mersi </text:span>thanks</text:p>
      <text:p text:style-name="P3"><text:span text:style-name="T1">metro </text:span>metro</text:p>
      <text:p text:style-name="P3"><text:soft-page-break/><text:span text:style-name="T1">moallem </text:span>teacher</text:p>
      <text:p text:style-name="P3"><text:span text:style-name="T1">mohandes </text:span>engineer</text:p>
      <text:p text:style-name="P10"><text:span text:style-name="T1">motešakker </text:span>thankful; grateful</text:p>
      <text:p text:style-name="P10"><text:span text:style-name="T1">nām </text:span>name; reputation</text:p>
      <text:p text:style-name="P10"><text:span text:style-name="T1">nānvā </text:span>baker</text:p>
      <text:p text:style-name="P2"><text:span text:style-name="T1">nevisande </text:span>author; writer</text:p>
      <text:p text:style-name="P27"><text:span text:style-name="T1">ostād </text:span>professor</text:p>
      <text:p text:style-name="P8"><text:span text:style-name="T1">parastār </text:span>nurse</text:p>
      <text:p text:style-name="P8"><text:span text:style-name="T1">pārk </text:span>park; parking</text:p>
      <text:p text:style-name="P8"><text:span text:style-name="T1">pedar </text:span>father</text:p>
      <text:p text:style-name="P8"><text:span text:style-name="T1">pesar </text:span>son; boy</text:p>
      <text:p text:style-name="P8"><text:span text:style-name="T1">pesaramme </text:span>cousin</text:p>
      <text:p text:style-name="P8"><text:span text:style-name="T1">pesaramu </text:span>cousin</text:p>
      <text:p text:style-name="P8"><text:span text:style-name="T1">pesardāyi </text:span>cousin</text:p>
      <text:p text:style-name="P8"><text:span text:style-name="T1">pesarxāle </text:span>cousin</text:p>
      <text:p text:style-name="P8"><text:span text:style-name="T1">pezešk </text:span>physician</text:p>
      <text:p text:style-name="P10"><text:span text:style-name="T1">polis </text:span>police; policeman</text:p>
      <text:p text:style-name="P10"><text:span text:style-name="T1">qadkutāh </text:span>small</text:p>
      <text:p text:style-name="P10"><text:span text:style-name="T1">rādiyo </text:span>radio</text:p>
      <text:p text:style-name="P8"><text:span text:style-name="T1">rang </text:span>color</text:p>
      <text:p text:style-name="P8"><text:span text:style-name="T1">rāzi </text:span>satisfied</text:p>
      <text:p text:style-name="P3"><text:span text:style-name="T1">Ruz-e xub-i dāšte bāšid! </text:span>Have a nice<text:span text:style-name="T1"> </text:span>day!</text:p>
      <text:p text:style-name="P3"><text:span text:style-name="T1">šab be xeyr </text:span>good night</text:p>
      <text:p text:style-name="P3"><text:span text:style-name="T1">sabz </text:span>green</text:p>
      <text:p text:style-name="P3"><text:span text:style-name="T1">salām </text:span>hello; greet</text:p>
      <text:p text:style-name="P3"><text:span text:style-name="T1">sedā </text:span>sound</text:p>
      <text:p text:style-name="P9"><text:span text:style-name="T1">širin </text:span>sweet</text:p>
      <text:p text:style-name="P3"><text:span text:style-name="T1">sobh be xeyr </text:span>good morning</text:p>
      <text:p text:style-name="P3"><text:span text:style-name="T1">šomā </text:span>you; your</text:p>
      <text:p text:style-name="P8"><text:span text:style-name="T1">šoql </text:span>job; profession</text:p>
      <text:p text:style-name="P8"><text:span text:style-name="T1">tešne </text:span>thirsty</text:p>
      <text:p text:style-name="P2"><text:span text:style-name="T1">to </text:span>you; your</text:p>
      <text:p text:style-name="P10"><text:span text:style-name="T1">u </text:span>he; she; his; her</text:p>
      <text:p text:style-name="P10"><text:span text:style-name="T1">va </text:span>and</text:p>
      <text:p text:style-name="P8"><text:span text:style-name="T1">xāhar </text:span>sister</text:p>
      <text:p text:style-name="P8"><text:span text:style-name="T1">xāle </text:span>aunt</text:p>
      <text:p text:style-name="P8"><text:span text:style-name="T1">xāne </text:span>home; house</text:p>
      <text:p text:style-name="P8"><text:span text:style-name="T1">xayyāt </text:span>tailor</text:p>
      <text:p text:style-name="P8"><text:span text:style-name="T1">xayyāti </text:span>tailoring; tailor shop</text:p>
      <text:p text:style-name="P8"><text:span text:style-name="T1">xeyl-i </text:span>very; much; many; lot</text:p>
      <text:p text:style-name="P8"><text:span text:style-name="T1">Xodā hāfez </text:span>Goodbye!; Bye!</text:p>
      <text:p text:style-name="P3"><text:span text:style-name="T1">Xodā negahdār </text:span>Goodbye!; Bye!</text:p>
      <text:p text:style-name="P3"><text:span text:style-name="T1">xošbaxt-am </text:span>pleased</text:p>
      <text:p text:style-name="P8"><text:span text:style-name="T1">xošhāl </text:span>happy; glad</text:p>
      <text:p text:style-name="P8"><text:span text:style-name="T1">xub </text:span>good; well</text:p>
      <text:p text:style-name="P12"><text:span text:style-name="T1">zabān </text:span>language; tongue</text:p>
      <text:p text:style-name="P12"><text:span text:style-name="T1">zohr be xeyr </text:span>good afternoon</text:p>
      <text:p text:style-name="P2"><text:span text:style-name="T7">Dars-e</text:span><text:span text:style-name="T6"> 2</text:span></text:p>
      <text:p text:style-name="P2"><text:span text:style-name="T1">ābi </text:span>blue</text:p>
      <text:p text:style-name="P8"><text:span text:style-name="T1">Afqānestān </text:span>Afghanistan</text:p>
      <text:p text:style-name="P8"><text:span text:style-name="T1">ahl </text:span>inhabitant</text:p>
      <text:p text:style-name="P9"><text:soft-page-break/><text:span text:style-name="T1">ājil </text:span>nuts</text:p>
      <text:p text:style-name="P2"><text:span text:style-name="T1">akkās </text:span>photographer</text:p>
      <text:p text:style-name="P3"><text:span text:style-name="T1">akkāsi </text:span>photography; photo studio</text:p>
      <text:p text:style-name="P3"><text:span text:style-name="T1">Ālmān </text:span>Germany</text:p>
      <text:p text:style-name="P9"><text:span text:style-name="T1">ālmāni </text:span>German</text:p>
      <text:p text:style-name="P8"><text:span text:style-name="T1">Āmrikā </text:span>America</text:p>
      <text:p text:style-name="P8"><text:span text:style-name="T1">āqā </text:span>sir; gentleman</text:p>
      <text:p text:style-name="P8"><text:span text:style-name="T1">Arāq </text:span>Iraq</text:p>
      <text:p text:style-name="P2"><text:span text:style-name="T1">Armanestān </text:span>Armenia</text:p>
      <text:p text:style-name="P28"><text:span text:style-name="T1">Āsiyā </text:span>Asia</text:p>
      <text:p text:style-name="P13"><text:span text:style-name="T1">āteliye </text:span>atelier</text:p>
      <text:p text:style-name="P13"><text:span text:style-name="T1">az </text:span>of; from; since</text:p>
      <text:p text:style-name="P3"><text:span text:style-name="T1">Āzarbāyjān </text:span>Azerbaijan</text:p>
      <text:p text:style-name="P3"><text:span text:style-name="T1">bā </text:span>with; by</text:p>
      <text:p text:style-name="P3"><text:span text:style-name="T1">bā ham </text:span>together</text:p>
      <text:p text:style-name="P3"><text:span text:style-name="T1">barā </text:span>for</text:p>
      <text:p text:style-name="P9"><text:span text:style-name="T1">bastani </text:span>ice cream</text:p>
      <text:p text:style-name="P10"><text:span text:style-name="T1">bāz </text:span>open; again; falcon</text:p>
      <text:p text:style-name="P10"><text:span text:style-name="T1">bebaxšid </text:span>excuse me</text:p>
      <text:p text:style-name="P10"><text:span text:style-name="T1">bist </text:span>twenty</text:p>
      <text:p text:style-name="P2"><text:span text:style-name="T1">boluz </text:span>blouse</text:p>
      <text:p text:style-name="P3"><text:span text:style-name="T1">bozorg </text:span>large; big; great; adult</text:p>
      <text:p text:style-name="P3"><text:span text:style-name="T1">camanzani </text:span>mowing</text:p>
      <text:p text:style-name="P9"><text:span text:style-name="T1">Cin </text:span>China</text:p>
      <text:p text:style-name="P3"><text:span text:style-name="T1">cini </text:span>Chinese; china</text:p>
      <text:p text:style-name="P3"><text:span text:style-name="T1">dandānpezešk </text:span>dentist</text:p>
      <text:p text:style-name="P3"><text:span text:style-name="T1">daryā </text:span>sea</text:p>
      <text:p text:style-name="P10"><text:span text:style-name="T1">dāštan (dār) </text:span>have; possess</text:p>
      <text:p text:style-name="P10"><text:span text:style-name="T1">do </text:span>two</text:p>
      <text:p text:style-name="P3"><text:span text:style-name="T1">dokme </text:span>button</text:p>
      <text:p text:style-name="P3"><text:span text:style-name="T1">dušize </text:span>miss; maiden</text:p>
      <text:p text:style-name="P3"><text:span text:style-name="T1">dust </text:span>friend</text:p>
      <text:p text:style-name="P3"><text:span text:style-name="T1">dust dāštan (dār) </text:span>like; love</text:p>
      <text:p text:style-name="P3"><text:span text:style-name="T1">emruz </text:span>today</text:p>
      <text:p text:style-name="P9"><text:span text:style-name="T1">emšab </text:span>tonight</text:p>
      <text:p text:style-name="P3"><text:span text:style-name="T1">Engelestān </text:span>England</text:p>
      <text:p text:style-name="P3"><text:span text:style-name="T1">engelisi </text:span>English</text:p>
      <text:p text:style-name="P10"><text:span text:style-name="T1">eynak </text:span>glasses; eyeglasses</text:p>
      <text:p text:style-name="P10"><text:span text:style-name="T1">farānsavi </text:span>French</text:p>
      <text:p text:style-name="P10"><text:span text:style-name="T1">Farānse </text:span>France</text:p>
      <text:p text:style-name="P3"><text:span text:style-name="T1">fardā </text:span>tomorrow</text:p>
      <text:p text:style-name="P3"><text:span text:style-name="T1">film </text:span>film; movie</text:p>
      <text:p text:style-name="P3"><text:span text:style-name="T1">forsat </text:span>opportunity; chance</text:p>
      <text:p text:style-name="P3"><text:span text:style-name="T1">gerān </text:span>expensive; valuable</text:p>
      <text:p text:style-name="P3"><text:span text:style-name="T1">gereftār </text:span>busy; involved</text:p>
      <text:p text:style-name="P3"><text:span text:style-name="T1">hamkelāsi </text:span>classmate</text:p>
      <text:p text:style-name="P3"><text:span text:style-name="T1">hamsāye </text:span>neighbor</text:p>
      <text:p text:style-name="P3"><text:span text:style-name="T1">hatman </text:span>sure; certainly</text:p>
      <text:p text:style-name="P9"><text:span text:style-name="T1">in </text:span>this</text:p>
      <text:p text:style-name="P3"><text:span text:style-name="T1">Itāliyā </text:span>Italy</text:p>
      <text:p text:style-name="P3"><text:span text:style-name="T1">itāliāyi </text:span>Italian</text:p>
      <text:p text:style-name="P3"><text:span text:style-name="T1">jahān </text:span>world</text:p>
      <text:p text:style-name="P3"><text:soft-page-break/><text:span text:style-name="T1">jib </text:span>pocket</text:p>
      <text:p text:style-name="P3"><text:span text:style-name="T1">jomhuri </text:span>republic</text:p>
      <text:p text:style-name="P3"><text:span text:style-name="T1">jonub </text:span>south</text:p>
      <text:p text:style-name="P10"><text:span text:style-name="T1">joqrāfiyā </text:span>Geography</text:p>
      <text:p text:style-name="P10"><text:span text:style-name="T1">jozv(-e) </text:span>among; part</text:p>
      <text:p text:style-name="P10"><text:span text:style-name="T1">kešvar </text:span>country</text:p>
      <text:p text:style-name="P3"><text:span text:style-name="T1">kojā </text:span>where</text:p>
      <text:p text:style-name="P3"><text:span text:style-name="T1">kuh </text:span>mountain</text:p>
      <text:p text:style-name="P3"><text:span text:style-name="T1">lāqar </text:span>thin</text:p>
      <text:p text:style-name="P10"><text:span text:style-name="T1">ma’zerat mixāham </text:span>sorry; I apologize</text:p>
      <text:p text:style-name="P10"><text:span text:style-name="T1">mantaqe </text:span>region; area; zone</text:p>
      <text:p text:style-name="P10"><text:span text:style-name="T1">mas’uliyat </text:span>responsibility</text:p>
      <text:p text:style-name="P14"><text:span text:style-name="T1">melliyat </text:span>nationality</text:p>
      <text:p text:style-name="P14"><text:span text:style-name="T1">motālee </text:span>study; reading</text:p>
      <text:p text:style-name="P14"><text:span text:style-name="T1">moteassef budan (hast, bāš) </text:span>being sorry</text:p>
      <text:p text:style-name="P14"><text:span text:style-name="T1">nām-e xānevādegi </text:span>surname</text:p>
      <text:p text:style-name="P9"><text:span text:style-name="T1">Orupā </text:span>Europe</text:p>
      <text:p text:style-name="P3"><text:span text:style-name="T1">ozr mixāham </text:span>sorry; I apologize</text:p>
      <text:p text:style-name="P3"><text:span text:style-name="T1">Pākestān </text:span>Pakistan</text:p>
      <text:p text:style-name="P8"><text:span text:style-name="T1">panj </text:span>five</text:p>
      <text:p text:style-name="P8"><text:span text:style-name="T1">pāytaxt </text:span>capital</text:p>
      <text:p text:style-name="P8"><text:span text:style-name="T1">porjam’iyat </text:span>populous</text:p>
      <text:p text:style-name="P8"><text:span text:style-name="T1">qadboland </text:span>tall</text:p>
      <text:p text:style-name="P10"><text:span text:style-name="T1">qadimi </text:span>old; old-fashioned; out of date</text:p>
      <text:p text:style-name="P10"><text:span text:style-name="T1">qarār dāštan (dār) </text:span>be; being located;<text:span text:style-name="T1"> </text:span>have an appointment</text:p>
      <text:p text:style-name="P3"><text:span text:style-name="T1">qarb </text:span>west; Occident</text:p>
      <text:p text:style-name="P3"><text:span text:style-name="T1">qārre </text:span>continent</text:p>
      <text:p text:style-name="P3"><text:span text:style-name="T1">qermez </text:span>red</text:p>
      <text:p text:style-name="P3"><text:span text:style-name="T1">reštekuh </text:span>mountains</text:p>
      <text:p text:style-name="P3"><text:span text:style-name="T1">rud </text:span>river</text:p>
      <text:p text:style-name="P3"><text:span text:style-name="T1">šahr </text:span>city; town</text:p>
      <text:p text:style-name="P3"><text:span text:style-name="T1">sāl </text:span>year</text:p>
      <text:p text:style-name="P10"><text:span text:style-name="T1">samimi </text:span>sincere; heartfelt; intimate</text:p>
      <text:p text:style-name="P10"><text:span text:style-name="T1">sargarmi </text:span>hobby; pastime; entertainment</text:p>
      <text:p text:style-name="P10"><text:span text:style-name="T1">šarq </text:span>east; Orient</text:p>
      <text:p text:style-name="P2"><text:span text:style-name="T1">šenāsnāme </text:span>birth certificate</text:p>
      <text:p text:style-name="P2"><text:span text:style-name="T1">širini </text:span>pastry</text:p>
      <text:p text:style-name="P8"><text:span text:style-name="T1">šomāl </text:span>north</text:p>
      <text:p text:style-name="P8"><text:span text:style-name="T1">surat </text:span>face; form</text:p>
      <text:p text:style-name="P10"><text:span text:style-name="T1">ta’til </text:span>closed; holiday</text:p>
      <text:p text:style-name="P10"><text:span text:style-name="T1">televiziyon </text:span>TV; television</text:p>
      <text:p text:style-name="P10"><text:span text:style-name="T1">tišert </text:span>T-Shirt</text:p>
      <text:p text:style-name="P2"><text:span text:style-name="T1">Tork </text:span>Turk</text:p>
      <text:p text:style-name="P10"><text:span text:style-name="T1">Torkamanestān </text:span>Turkmenistan</text:p>
      <text:p text:style-name="P10"><text:span text:style-name="T1">Torkiye </text:span>Turkey</text:p>
      <text:p text:style-name="P3"><text:span text:style-name="T1">xākandāz </text:span>dustpan</text:p>
      <text:p text:style-name="P3"><text:span text:style-name="T1">xalij </text:span>gulf</text:p>
      <text:p text:style-name="P2"><text:span text:style-name="T1">xān </text:span>khan</text:p>
      <text:p text:style-name="P3"><text:span text:style-name="T1">xānom </text:span>lady; wife; woman</text:p>
      <text:p text:style-name="P3"><text:span text:style-name="T1">xaste </text:span>tired</text:p>
      <text:p text:style-name="P10"><text:span text:style-name="T1">Xāvar-e Miyāne </text:span>Middle East</text:p>
      <text:p text:style-name="P10"><text:span text:style-name="T1">xošbaxt </text:span>fortunate; lucky; happy</text:p>
      <text:p text:style-name="P10"><text:soft-page-break/><text:span text:style-name="T1">yek </text:span>a; one; an</text:p>
      <text:p text:style-name="P8"><text:span text:style-name="T1">Žāpon </text:span>Japan</text:p>
      <text:p text:style-name="P8"><text:span text:style-name="T1">žāponi </text:span>Japanese</text:p>
      <text:p text:style-name="P8"><text:span text:style-name="T1">zendegi </text:span>life; living</text:p>
      <text:p text:style-name="P2"><text:span text:style-name="T1">zibā </text:span>beautiful; cute; nice</text:p>
      <text:p text:style-name="P2"><text:span text:style-name="T7">Dars-e</text:span><text:span text:style-name="T6"> 3</text:span></text:p>
      <text:p text:style-name="P14"><text:span text:style-name="T1">āb </text:span>water</text:p>
      <text:p text:style-name="P14"><text:span text:style-name="T1">ābohavā </text:span>climate</text:p>
      <text:p text:style-name="P9"><text:span text:style-name="T1">āmadan (ā) </text:span>come</text:p>
      <text:p text:style-name="P3"><text:span text:style-name="T1">ārāyešgar </text:span>hairdresser; barber</text:p>
      <text:p text:style-name="P3"><text:span text:style-name="T1">āšpazi </text:span>cooking; cuisine</text:p>
      <text:p text:style-name="P3"><text:span text:style-name="T1">aziyat kardan (kon) </text:span>tease</text:p>
      <text:p text:style-name="P3"><text:span text:style-name="T1">bacce </text:span>child; baby; kid</text:p>
      <text:p text:style-name="P2"><text:span text:style-name="T1">bāqce </text:span>garden</text:p>
      <text:p text:style-name="P3"><text:span text:style-name="T1">bar dāštan (dār) </text:span>take</text:p>
      <text:p text:style-name="P10"><text:span text:style-name="T1">bar gaštan (gard) </text:span>return; come back</text:p>
      <text:p text:style-name="P10"><text:span text:style-name="T1">baxšidan (baxš) </text:span>forgive; give; donate</text:p>
      <text:p text:style-name="P10"><text:span text:style-name="T1">besyār </text:span>very</text:p>
      <text:p text:style-name="P2"><text:span text:style-name="T1">bimārestān </text:span>hospital</text:p>
      <text:p text:style-name="P2"><text:span text:style-name="T1">bordan (bar) </text:span>take; take away; carry; win</text:p>
      <text:p text:style-name="P16"><text:span text:style-name="T1">cand </text:span>several; some; few; how many</text:p>
      <text:p text:style-name="P16"><text:span text:style-name="T1">cekāre </text:span>what (profession)</text:p>
      <text:p text:style-name="P3"><text:span text:style-name="T1">ciz </text:span>thing; matter; stuff; object</text:p>
      <text:p text:style-name="P3"><text:span text:style-name="T1">dānešgāh </text:span>university</text:p>
      <text:p text:style-name="P3"><text:span text:style-name="T1">dar āvardan (āvar) </text:span>take out; evolve</text:p>
      <text:p text:style-name="P3"><text:span text:style-name="T1">dast </text:span>hand; arm</text:p>
      <text:p text:style-name="P10"><text:span text:style-name="T1">didan (bin) </text:span>see; view; look</text:p>
      <text:p text:style-name="P10"><text:span text:style-name="T1">didani </text:span>sight; worth seeing</text:p>
      <text:p text:style-name="P10"><text:span text:style-name="T1">eštebāhi </text:span>wrong</text:p>
      <text:p text:style-name="P3"><text:span text:style-name="T1">form-e sabtenām </text:span>registration form</text:p>
      <text:p text:style-name="P3"><text:span text:style-name="T1">futbāl </text:span>soccer</text:p>
      <text:p text:style-name="P9"><text:span text:style-name="T1">garm </text:span>warm</text:p>
      <text:p text:style-name="P3"><text:span text:style-name="T1">gereftan (gir) </text:span>take; receive; catch</text:p>
      <text:p text:style-name="P3"><text:span text:style-name="T1">goftan (gu) </text:span>say; tell</text:p>
      <text:p text:style-name="P8"><text:span text:style-name="T1">hameciz </text:span>all; everything</text:p>
      <text:p text:style-name="P8"><text:span text:style-name="T1">hamiše </text:span>always; ever</text:p>
      <text:p text:style-name="P8"><text:span text:style-name="T1">havā </text:span>weather; air</text:p>
      <text:p text:style-name="P3"><text:span text:style-name="T1">hayāt </text:span>courtyard; yard; life</text:p>
      <text:p text:style-name="P3"><text:span text:style-name="T1">honar </text:span>art</text:p>
      <text:p text:style-name="P10"><text:span text:style-name="T1">jāru kešidan (keš) </text:span>sweep</text:p>
      <text:p text:style-name="P10"><text:span text:style-name="T1">kār </text:span>work; job</text:p>
      <text:p text:style-name="P3"><text:span text:style-name="T1">kardan (kon) </text:span>do; make</text:p>
      <text:p text:style-name="P3"><text:span text:style-name="T1">kenār-e </text:span>next to; besides</text:p>
      <text:p text:style-name="P3"><text:span text:style-name="T1">kerāvāt </text:span>tie</text:p>
      <text:p text:style-name="P3"><text:span text:style-name="T1">komak </text:span>help</text:p>
      <text:p text:style-name="P3"><text:span text:style-name="T1">list </text:span>list</text:p>
      <text:p text:style-name="P8"><text:span text:style-name="T1">livān </text:span>glass; cup</text:p>
      <text:p text:style-name="P8"><text:span text:style-name="T1">ma’ruf </text:span>famous</text:p>
      <text:p text:style-name="P10"><text:span text:style-name="T1">mādarbozorg </text:span>grandmother</text:p>
      <text:p text:style-name="P10"><text:span text:style-name="T1">mahalli </text:span>local; native</text:p>
      <text:p text:style-name="P10"><text:span text:style-name="T1">ma’mulan </text:span>usually; normally</text:p>
      <text:p text:style-name="P10"><text:span text:style-name="T1">māndan (mān) </text:span>stay; remain</text:p>
      <text:p text:style-name="P10"><text:soft-page-break/><text:span text:style-name="T1">markaz </text:span>center</text:p>
      <text:p text:style-name="P8"><text:span text:style-name="T1">martub </text:span>wet</text:p>
      <text:p text:style-name="P8"><text:span text:style-name="T1">me’mār </text:span>architect</text:p>
      <text:p text:style-name="P10"><text:span text:style-name="T1">mehmān </text:span>guest; visitor</text:p>
      <text:p text:style-name="P10"><text:span text:style-name="T1">mekānik </text:span>mechanics; mechanic</text:p>
      <text:p text:style-name="P10"><text:span text:style-name="T1">mo’tadel </text:span>temperate; mild</text:p>
      <text:p text:style-name="P10"><text:span text:style-name="T1">mosābeqe </text:span>competition; match</text:p>
      <text:p text:style-name="P10"><text:span text:style-name="T1">mosāferat </text:span>travel; journey; trip</text:p>
      <text:p text:style-name="P10"><text:span text:style-name="T1">naqqāš </text:span>painter</text:p>
      <text:p text:style-name="P3"><text:span text:style-name="T1">nemune </text:span>sample; example; model</text:p>
      <text:p text:style-name="P3"><text:span text:style-name="T1">neveštan (nevis) </text:span>write</text:p>
      <text:p text:style-name="P8"><text:span text:style-name="T1">oftādan (oft) </text:span>fall</text:p>
      <text:p text:style-name="P8"><text:span text:style-name="T1">ostān </text:span>province</text:p>
      <text:p text:style-name="P8"><text:span text:style-name="T1">otāq-e pazirāyi </text:span>living room</text:p>
      <text:p text:style-name="P8"><text:span text:style-name="T1">pedarbozorg </text:span>grandfather</text:p>
      <text:p text:style-name="P8"><text:span text:style-name="T1">por kardan (kon) </text:span>fill</text:p>
      <text:p text:style-name="P8"><text:span text:style-name="T1">porsidan (pors) </text:span>ask</text:p>
      <text:p text:style-name="P8"><text:span text:style-name="T1">qal’e </text:span>castle</text:p>
      <text:p text:style-name="P8"><text:span text:style-name="T1">qazā </text:span>food; meal</text:p>
      <text:p text:style-name="P8"><text:span text:style-name="T1">qesse </text:span>story; narrative</text:p>
      <text:p text:style-name="P8"><text:span text:style-name="T1">rafiq </text:span>friend; comrade</text:p>
      <text:p text:style-name="P8"><text:span text:style-name="T1">raftan (rav, row) </text:span>go</text:p>
      <text:p text:style-name="P8"><text:span text:style-name="T1">rāsti </text:span>by the way</text:p>
      <text:p text:style-name="P2"><text:span text:style-name="T1">resāndan (resān) </text:span>convey; transmit;<text:span text:style-name="T1"> </text:span>supply</text:p>
      <text:p text:style-name="P3"><text:span text:style-name="T1">rixtan (riz) </text:span>shed; splash; infuse; pour</text:p>
      <text:p text:style-name="P3"><text:span text:style-name="T1">rustā </text:span>village</text:p>
      <text:p text:style-name="P2"><text:span text:style-name="T1">ruznāmenegār </text:span>journalist; publicist</text:p>
      <text:p text:style-name="P13"><text:span text:style-name="T1">šab </text:span>night; evening</text:p>
      <text:p text:style-name="P13"><text:span text:style-name="T1">sabr </text:span>patience</text:p>
      <text:p text:style-name="P13"><text:span text:style-name="T1">sābun </text:span>soap</text:p>
      <text:p text:style-name="P3"><text:span text:style-name="T1">sar </text:span>head</text:p>
      <text:p text:style-name="P3"><text:span text:style-name="T1">sarsabz </text:span>green</text:p>
      <text:p text:style-name="P3"><text:span text:style-name="T1">šodan (šav,</text:span></text:p>
      <text:p text:style-name="P3"><text:span text:style-name="T1">šow) </text:span>become</text:p>
      <text:p text:style-name="P3"><text:span text:style-name="T1">sohbat kardan (kon) </text:span>speak; talk</text:p>
      <text:p text:style-name="P3"><text:span text:style-name="T1">šostan (šu) </text:span>wash</text:p>
      <text:p text:style-name="P9"><text:span text:style-name="T1">šowhar </text:span>husband</text:p>
      <text:p text:style-name="P3"><text:span text:style-name="T1">tamāšā kardan (kon) </text:span>watch</text:p>
      <text:p text:style-name="P3"><text:span text:style-name="T1">tamiz </text:span>clean</text:p>
      <text:p text:style-name="P9"><text:span text:style-name="T1">tanhā </text:span>single; alone; only</text:p>
      <text:p text:style-name="P3"><text:span text:style-name="T1">ta’rif kardan (kon) </text:span>tell; define; praise</text:p>
      <text:p text:style-name="P3"><text:span text:style-name="T1">vakil </text:span>lawyer</text:p>
      <text:p text:style-name="P2"><text:span text:style-name="T1">vali </text:span>but</text:p>
      <text:p text:style-name="P3"><text:span text:style-name="T1">xāndan (xān) </text:span>read; study; sing</text:p>
      <text:p text:style-name="P3"><text:span text:style-name="T1">xānevāde </text:span>family</text:p>
      <text:p text:style-name="P3"><text:span text:style-name="T1">xarid </text:span>shopping; buying</text:p>
      <text:p text:style-name="P3"><text:span text:style-name="T1">xaridan (xar) </text:span>buy</text:p>
      <text:p text:style-name="P19"><text:span text:style-name="T1">yād </text:span>memory</text:p>
      <text:p text:style-name="P19"><text:span text:style-name="T1">yekkam </text:span>a little</text:p>
      <text:p text:style-name="P19"><text:span text:style-name="T1">zan </text:span>woman; wife</text:p>
      <text:p text:style-name="P2"><text:span text:style-name="T7">Dars-e</text:span><text:span text:style-name="T6"> 4</text:span></text:p>
      <text:p text:style-name="P13"><text:span text:style-name="T1">ādine </text:span>Friday</text:p>
      <text:p text:style-name="P13"><text:soft-page-break/><text:span text:style-name="T1">ādres </text:span>address</text:p>
      <text:p text:style-name="P13"><text:span text:style-name="T1">adviye </text:span>spices</text:p>
      <text:p text:style-name="P13"><text:span text:style-name="T1">albatte </text:span>of course</text:p>
      <text:p text:style-name="P3"><text:span text:style-name="T1">ālude </text:span>septic; unclean</text:p>
      <text:p text:style-name="P3"><text:span text:style-name="T1">āmādegi </text:span>readiness</text:p>
      <text:p text:style-name="P3"><text:span text:style-name="T1">ān </text:span>that; moment</text:p>
      <text:p text:style-name="P3"><text:span text:style-name="T1">ānjā </text:span>there</text:p>
      <text:p text:style-name="P3"><text:span text:style-name="T1">ārāyešgāh </text:span>hairdresser’s; beauty shop</text:p>
      <text:p text:style-name="P3"><text:span text:style-name="T1">āsān </text:span>easy</text:p>
      <text:p text:style-name="P9"><text:span text:style-name="T1">ātaš </text:span>fire</text:p>
      <text:p text:style-name="P3"><text:span text:style-name="T1">bāhuš </text:span>clever; intelligent</text:p>
      <text:p text:style-name="P3"><text:span text:style-name="T1">baste </text:span>closed; package</text:p>
      <text:p text:style-name="P3"><text:span text:style-name="T1">bāzār </text:span>market; bazaar</text:p>
      <text:p text:style-name="P3"><text:span text:style-name="T1">borj </text:span>tower</text:p>
      <text:p text:style-name="P9"><text:span text:style-name="T1">buq </text:span>horn</text:p>
      <text:p text:style-name="P3"><text:span text:style-name="T1">cāhārpā </text:span>quadruped</text:p>
      <text:p text:style-name="P3"><text:span text:style-name="T1">cāhāršanbe </text:span>Wednesday</text:p>
      <text:p text:style-name="P3"><text:span text:style-name="T1">ce </text:span>what; what for</text:p>
      <text:p text:style-name="P3"><text:span text:style-name="T1">cešm </text:span>eye</text:p>
      <text:p text:style-name="P10"><text:span text:style-name="T1">dādan (deh) </text:span>give</text:p>
      <text:p text:style-name="P10"><text:span text:style-name="T1">dādgāh </text:span>court</text:p>
      <text:p text:style-name="P10"><text:span text:style-name="T1">dāmane </text:span>domain</text:p>
      <text:p text:style-name="P10"><text:span text:style-name="T1">dāneškade </text:span>faculty</text:p>
      <text:p text:style-name="P10"><text:span text:style-name="T1">dānešmand </text:span>scientist</text:p>
      <text:p text:style-name="P10"><text:span text:style-name="T1">darmāngāh </text:span>clinic</text:p>
      <text:p text:style-name="P10"><text:span text:style-name="T1">darre </text:span>valley</text:p>
      <text:p text:style-name="P3"><text:span text:style-name="T1">dars xāndan (xān) </text:span>study; learn</text:p>
      <text:p text:style-name="P3"><text:span text:style-name="T1">daryāce </text:span>lake</text:p>
      <text:p text:style-name="P3"><text:span text:style-name="T1">delpazir </text:span>pleasant; lovely</text:p>
      <text:p text:style-name="P3"><text:span text:style-name="T1">deraxt </text:span>tree</text:p>
      <text:p text:style-name="P2"><text:span text:style-name="T1">došanbe </text:span>Monday</text:p>
      <text:p text:style-name="P10"><text:span text:style-name="T1">emtehān gereftan (gir) </text:span>carry out an<text:span text:style-name="T1"> </text:span>exam</text:p>
      <text:p text:style-name="P14"><text:span text:style-name="T1">eškāl </text:span>fault; defect</text:p>
      <text:p text:style-name="P14"><text:span text:style-name="T1">eski </text:span>ski</text:p>
      <text:p text:style-name="P2"><text:span text:style-name="T1">farš </text:span>carpet; rug</text:p>
      <text:p text:style-name="P8"><text:span text:style-name="T1">gerānbahā </text:span>precious; valuable</text:p>
      <text:p text:style-name="P8"><text:span text:style-name="T1">hamejā </text:span>everywhere; overall</text:p>
      <text:p text:style-name="P8"><text:span text:style-name="T1">jadid </text:span>new; modern</text:p>
      <text:p text:style-name="P8"><text:span text:style-name="T1">jāleb </text:span>interesting; attractive</text:p>
      <text:p text:style-name="P8"><text:span text:style-name="T1">javāherāt </text:span>jewellery</text:p>
      <text:p text:style-name="P9"><text:span text:style-name="T1">jom’e </text:span>Friday</text:p>
      <text:p text:style-name="P8"><text:span text:style-name="T1">jonubi </text:span>southern; south</text:p>
      <text:p text:style-name="P8"><text:span text:style-name="T1">kalāntari </text:span>police station</text:p>
      <text:p text:style-name="P8"><text:span text:style-name="T1">kam </text:span>little; few; low</text:p>
      <text:p text:style-name="P8"><text:span text:style-name="T1">kamābiš </text:span>almost; nearly</text:p>
      <text:p text:style-name="P8"><text:span text:style-name="T1">kār kardan (kon) </text:span>work; function</text:p>
      <text:p text:style-name="P8"><text:span text:style-name="T1">kārxāne </text:span>factory; company</text:p>
      <text:p text:style-name="P8"><text:span text:style-name="T1">kāxmuze </text:span>palace museum</text:p>
      <text:p text:style-name="P8"><text:span text:style-name="T1">ke </text:span>that; who</text:p>
      <text:p text:style-name="P8"><text:span text:style-name="T1">kešāvarz </text:span>farmer</text:p>
      <text:p text:style-name="P8"><text:span text:style-name="T1">kucak </text:span>small; little</text:p>
      <text:p text:style-name="P8"><text:span text:style-name="T1">kuce </text:span>alley; street</text:p>
      <text:p text:style-name="P3"><text:soft-page-break/><text:span text:style-name="T1">mahal(l) </text:span>location; site; place; locality</text:p>
      <text:p text:style-name="P3"><text:span text:style-name="T1">mard </text:span>man</text:p>
      <text:p text:style-name="P8"><text:span text:style-name="T1">mardom </text:span>people</text:p>
      <text:p text:style-name="P8"><text:span text:style-name="T1">matab </text:span>doctor’s office</text:p>
      <text:p text:style-name="P3"><text:span text:style-name="T1">mehmānnavāz </text:span>hospitable</text:p>
      <text:p text:style-name="P3"><text:span text:style-name="T1">mellat </text:span>nation</text:p>
      <text:p text:style-name="P8"><text:span text:style-name="T1">melli </text:span>national</text:p>
      <text:p text:style-name="P8"><text:span text:style-name="T1">miz </text:span>desk; table</text:p>
      <text:p text:style-name="P3"><text:span text:style-name="T1">mohem(m) </text:span>important; significant</text:p>
      <text:p text:style-name="P3"><text:span text:style-name="T1">monāseb </text:span>appropriate</text:p>
      <text:p text:style-name="P9"><text:span text:style-name="T1">monši </text:span>secretary</text:p>
      <text:p text:style-name="P8"><text:span text:style-name="T1">moškel </text:span>difficult; problem</text:p>
      <text:p text:style-name="P8"><text:span text:style-name="T1">moteassefāne </text:span>unfortunately</text:p>
      <text:p text:style-name="P8"><text:span text:style-name="T1">muze </text:span>museum</text:p>
      <text:p text:style-name="P3"><text:span text:style-name="T1">nāšenās </text:span>unknown; foreign</text:p>
      <text:p text:style-name="P3"><text:span text:style-name="T1">nasim </text:span>breeze</text:p>
      <text:p text:style-name="P3"><text:span text:style-name="T1">nešān </text:span>landmark; sign</text:p>
      <text:p text:style-name="P3"><text:span text:style-name="T1">nešāni </text:span>address</text:p>
      <text:p text:style-name="P3"><text:span text:style-name="T1">nesbatan </text:span>relatively</text:p>
      <text:p text:style-name="P3"><text:span text:style-name="T1">niz </text:span>also; too</text:p>
      <text:p text:style-name="P8"><text:span text:style-name="T1">noqre </text:span>silver</text:p>
      <text:p text:style-name="P8"><text:span text:style-name="T1">oqyānus </text:span>ocean</text:p>
      <text:p text:style-name="P8"><text:span text:style-name="T1">panjšanbe </text:span>Thursday</text:p>
      <text:p text:style-name="P8"><text:span text:style-name="T1">parande </text:span>bird</text:p>
      <text:p text:style-name="P2"><text:span text:style-name="T1">pārce </text:span>textile</text:p>
      <text:p text:style-name="P2"><text:span text:style-name="T1">pāsox </text:span>reply; answer</text:p>
      <text:p text:style-name="P3"><text:span text:style-name="T1">pelāk </text:span>plaque; house number</text:p>
      <text:p text:style-name="P3"><text:span text:style-name="T1">qābeledidan </text:span>visible</text:p>
      <text:p text:style-name="P3"><text:span text:style-name="T1">qabul šodan (šav, šow) </text:span>pass</text:p>
      <text:p text:style-name="P3"><text:span text:style-name="T1">qafase </text:span>shelf</text:p>
      <text:p text:style-name="P10"><text:span text:style-name="T1">qāli </text:span>carpet; rug</text:p>
      <text:p text:style-name="P10"><text:span text:style-name="T1">resturān </text:span>restaurant</text:p>
      <text:p text:style-name="P10"><text:span text:style-name="T1">ruz </text:span>day</text:p>
      <text:p text:style-name="P3"><text:span text:style-name="T1">šanbe </text:span>Saturday</text:p>
      <text:p text:style-name="P3"><text:span text:style-name="T1">sandali </text:span>chair; seat</text:p>
      <text:p text:style-name="P3"><text:span text:style-name="T1">saqf </text:span>ceiling; roof</text:p>
      <text:p text:style-name="P3"><text:span text:style-name="T1">sarmā </text:span>frost; cold</text:p>
      <text:p text:style-name="P3"><text:span text:style-name="T1">saxre </text:span>cliff; rock</text:p>
      <text:p text:style-name="P3"><text:span text:style-name="T1">saxtgir </text:span>hard; stringent</text:p>
      <text:p text:style-name="P3"><text:span text:style-name="T1">sešanbe </text:span>Tuesday</text:p>
      <text:p text:style-name="P3"><text:span text:style-name="T1">seyl </text:span>flood</text:p>
      <text:p text:style-name="P2"><text:span text:style-name="T1">sobh </text:span>morning</text:p>
      <text:p text:style-name="P2"><text:span text:style-name="T1">šomāre </text:span>number</text:p>
      <text:p text:style-name="P3"><text:span text:style-name="T1">tā </text:span>till; until; piece; so that</text:p>
      <text:p text:style-name="P3"><text:span text:style-name="T1">ta’mirgāh </text:span>garage; workshop</text:p>
      <text:p text:style-name="P3"><text:span text:style-name="T1">tābestān </text:span>summer</text:p>
      <text:p text:style-name="P3"><text:span text:style-name="T1">tafrih </text:span>pleasure; amusement</text:p>
      <text:p text:style-name="P3"><text:span text:style-name="T1">talā </text:span>gold</text:p>
      <text:p text:style-name="P3"><text:span text:style-name="T1">taqriban </text:span>almost; nearly; about</text:p>
      <text:p text:style-name="P3"><text:span text:style-name="T1">tarsidan (tars) </text:span>fear</text:p>
      <text:p text:style-name="P9"><text:span text:style-name="T1">tāzi </text:span>Arab</text:p>
      <text:p text:style-name="P10"><text:span text:style-name="T1">telefon </text:span>phone; phone call</text:p>
      <text:p text:style-name="P10"><text:soft-page-break/><text:span text:style-name="T1">telekābin </text:span>chairlift; lift</text:p>
      <text:p text:style-name="P10"><text:span text:style-name="T1">tufān </text:span>storm</text:p>
      <text:p text:style-name="P2"><text:span text:style-name="T1">vaqt </text:span>time</text:p>
      <text:p text:style-name="P3"><text:span text:style-name="T1">vojud dāštan (dār) </text:span>exist</text:p>
      <text:p text:style-name="P3"><text:span text:style-name="T1">xāreji </text:span>external; foreigner</text:p>
      <text:p text:style-name="P3"><text:span text:style-name="T1">xāstan (xāh) </text:span>want; request</text:p>
      <text:p text:style-name="P3"><text:span text:style-name="T1">xatarnāk </text:span>dangerous</text:p>
      <text:p text:style-name="P3"><text:span text:style-name="T1">xiyābān </text:span>street; avenue</text:p>
      <text:p text:style-name="P3"><text:span text:style-name="T1">xonak </text:span>cool; fresh</text:p>
      <text:p text:style-name="P9"><text:span text:style-name="T1">xoškbār </text:span>dried fruit</text:p>
      <text:p text:style-name="P8"><text:span text:style-name="T1">xungarm </text:span>warm; warm-hearted</text:p>
      <text:p text:style-name="P8"><text:span text:style-name="T1">yekšanbe </text:span>Sunday</text:p>
      <text:p text:style-name="P3"><text:span text:style-name="T1">zendegi kardan (kon) </text:span>live</text:p>
      <text:p text:style-name="P2"><text:span text:style-name="T1">zerang </text:span>industrious; hard-working;<text:span text:style-name="T1"> </text:span>clever; smart</text:p>
      <text:p text:style-name="P2"><text:span text:style-name="T1">ziyād </text:span>very; much; many</text:p>
      <text:p text:style-name="P2"><text:span text:style-name="T7">Dars-e</text:span><text:span text:style-name="T6"> 5</text:span></text:p>
      <text:p text:style-name="P16"><text:span text:style-name="T1">ādam </text:span>Adam; one; man; person</text:p>
      <text:p text:style-name="P16"><text:span text:style-name="T1">ādāms </text:span>chewing gum</text:p>
      <text:p text:style-name="P8"><text:span text:style-name="T1">āhang </text:span>song; music; melody</text:p>
      <text:p text:style-name="P8"><text:span text:style-name="T1">āqāz </text:span>beginning; start</text:p>
      <text:p text:style-name="P3"><text:span text:style-name="T1">āšnāyi </text:span>introduction; acquaintanceship</text:p>
      <text:p text:style-name="P3"><text:span text:style-name="T1">ātašbāzi </text:span>firework</text:p>
      <text:p text:style-name="P9"><text:span text:style-name="T1">avval </text:span>first</text:p>
      <text:p text:style-name="P10"><text:span text:style-name="T1">avvalin </text:span>first; initial</text:p>
      <text:p text:style-name="P10"><text:span text:style-name="T1">āxar </text:span>last; end</text:p>
      <text:p text:style-name="P10"><text:span text:style-name="T1">bahār </text:span>spring</text:p>
      <text:p text:style-name="P3"><text:span text:style-name="T1">barābar </text:span>equal; equivalent</text:p>
      <text:p text:style-name="P3"><text:span text:style-name="T1">barg </text:span>leaf</text:p>
      <text:p text:style-name="P8"><text:span text:style-name="T1">bāstāni </text:span>ancient</text:p>
      <text:p text:style-name="P8"><text:span text:style-name="T1">baxš bar </text:span>divided by</text:p>
      <text:p text:style-name="P3"><text:span text:style-name="T1">be alāve-ye </text:span>in addition to; plus</text:p>
      <text:p text:style-name="P3"><text:span text:style-name="T1">be ezāfe-ye </text:span>in addition to; plus</text:p>
      <text:p text:style-name="P10"><text:span text:style-name="T1">be pišvāz raftan (rav, row) </text:span>welcome</text:p>
      <text:p text:style-name="P10"><text:span text:style-name="T1">beviže </text:span>particularly; especially</text:p>
      <text:p text:style-name="P10"><text:span text:style-name="T1">bištar </text:span>more; further</text:p>
      <text:p text:style-name="P3"><text:span text:style-name="T1">candom </text:span>what; how many</text:p>
      <text:p text:style-name="P3"><text:span text:style-name="T1">candomin </text:span>what; how many</text:p>
      <text:p text:style-name="P3"><text:span text:style-name="T1">cekār </text:span>what</text:p>
      <text:p text:style-name="P10"><text:span text:style-name="T1">dāne </text:span>piece; seed; grain</text:p>
      <text:p text:style-name="P10"><text:span text:style-name="T1">dastejam’i </text:span>collective; together</text:p>
      <text:p text:style-name="P10"><text:span text:style-name="T1">derāz </text:span>long; lengthy</text:p>
      <text:p text:style-name="P2"><text:span text:style-name="T1">derāzi </text:span>length</text:p>
      <text:p text:style-name="P10"><text:span text:style-name="T1">didobāzdid </text:span>visits-and return visits</text:p>
      <text:p text:style-name="P10"><text:span text:style-name="T1">digar </text:span>other; another; further; again;<text:span text:style-name="T1"> </text:span>anymore</text:p>
      <text:p text:style-name="P21"><text:span text:style-name="T1">dorost </text:span>right; correct</text:p>
      <text:p text:style-name="P21"><text:span text:style-name="T1">dotāyi </text:span>double</text:p>
      <text:p text:style-name="P21"><text:span text:style-name="T1">dowr-e </text:span>around</text:p>
      <text:p text:style-name="P2"><text:span text:style-name="T1">eyd </text:span>festival</text:p>
      <text:p text:style-name="P2"><text:span text:style-name="T1">eydi </text:span>new year gift</text:p>
      <text:p text:style-name="P3"><text:span text:style-name="T1">farvand </text:span>count word for aircraft</text:p>
      <text:p text:style-name="P3"><text:span text:style-name="T1">farzand </text:span>child</text:p>
      <text:p text:style-name="P10"><text:span text:style-name="T1">fasl </text:span>season; chapter</text:p>
      <text:p text:style-name="P10"><text:soft-page-break/><text:span text:style-name="T1">foruxtan (foruš) </text:span>sell</text:p>
      <text:p text:style-name="P10"><text:span text:style-name="T1">gāh-i </text:span>sometimes</text:p>
      <text:p text:style-name="P3"><text:span text:style-name="T1">gardeš </text:span>trip; tour; walk; turn</text:p>
      <text:p text:style-name="P3"><text:span text:style-name="T1">gāv </text:span>cow; bull</text:p>
      <text:p text:style-name="P3"><text:span text:style-name="T1">gozarāndan (gozarān) </text:span>spend</text:p>
      <text:p text:style-name="P3"><text:span text:style-name="T1">gusfand </text:span>sheep</text:p>
      <text:p text:style-name="P9"><text:span text:style-name="T1">hafte </text:span>week</text:p>
      <text:p text:style-name="P3"><text:span text:style-name="T1">hame </text:span>all; whole; every</text:p>
      <text:p text:style-name="P3"><text:span text:style-name="T1">hamegāni </text:span>general; public</text:p>
      <text:p text:style-name="P3"><text:span text:style-name="T1">havāpeymā </text:span>airplane</text:p>
      <text:p text:style-name="P3"><text:span text:style-name="T1">hengām(-e) </text:span>time; during</text:p>
      <text:p text:style-name="P3"><text:span text:style-name="T1">jānevar </text:span>animal; creature</text:p>
      <text:p text:style-name="P3"><text:span text:style-name="T1">jašn </text:span>celebration</text:p>
      <text:p text:style-name="P2"><text:span text:style-name="T1">javān </text:span>young</text:p>
      <text:p text:style-name="P10"><text:span text:style-name="T1">jeld </text:span>cover; envelope; case; volume</text:p>
      <text:p text:style-name="P10"><text:span text:style-name="T1">joft </text:span>pair</text:p>
      <text:p text:style-name="P3"><text:span text:style-name="T1">jurāb </text:span>socks</text:p>
      <text:p text:style-name="P3"><text:span text:style-name="T1">kafš </text:span>shoe</text:p>
      <text:p text:style-name="P3"><text:span text:style-name="T1">kebrit </text:span>match</text:p>
      <text:p text:style-name="P3"><text:span text:style-name="T1">kodām </text:span>which</text:p>
      <text:p text:style-name="P3"><text:span text:style-name="T1">kohne </text:span>old</text:p>
      <text:p text:style-name="P3"><text:span text:style-name="T1">kotšalvār </text:span>suit</text:p>
      <text:p text:style-name="P3"><text:span text:style-name="T1">kuhnavardi </text:span>climbing</text:p>
      <text:p text:style-name="P3"><text:span text:style-name="T1">madrese </text:span>school</text:p>
      <text:p text:style-name="P10"><text:span text:style-name="T1">magar </text:span>unless; but; except</text:p>
      <text:p text:style-name="P10"><text:span text:style-name="T1">māh </text:span>month; moon</text:p>
      <text:p text:style-name="P10"><text:span text:style-name="T1">mazrae </text:span>farm</text:p>
      <text:p text:style-name="P3"><text:span text:style-name="T1">menhā-ye </text:span>minus</text:p>
      <text:p text:style-name="P3"><text:span text:style-name="T1">mive </text:span>fruit</text:p>
      <text:p text:style-name="P3"><text:span text:style-name="T1">mobl </text:span>furniture</text:p>
      <text:p text:style-name="P3"><text:span text:style-name="T1">nafar </text:span>man; person</text:p>
      <text:p text:style-name="P3"><text:span text:style-name="T1">nāme </text:span>letter</text:p>
      <text:p text:style-name="P10"><text:span text:style-name="T1">nān </text:span>bread</text:p>
      <text:p text:style-name="P10"><text:span text:style-name="T1">nešastan (nešin) </text:span>sit</text:p>
      <text:p text:style-name="P10"><text:span text:style-name="T1">now </text:span>new; modern</text:p>
      <text:p text:style-name="P10"><text:span text:style-name="T1">noxost </text:span>prime; first</text:p>
      <text:p text:style-name="P10"><text:span text:style-name="T1">noxostin </text:span>first</text:p>
      <text:p text:style-name="P2"><text:span text:style-name="T1">omr </text:span>life</text:p>
      <text:p text:style-name="P3"><text:span text:style-name="T1">paridan (par) </text:span>jump; fly</text:p>
      <text:p text:style-name="P3"><text:span text:style-name="T1">pas </text:span>then; so; back</text:p>
      <text:p text:style-name="P3"><text:span text:style-name="T1">pāyiz </text:span>autumn</text:p>
      <text:p text:style-name="P3"><text:span text:style-name="T1">pir </text:span>old</text:p>
      <text:p text:style-name="P3"><text:span text:style-name="T1">pirāhan </text:span>shirt</text:p>
      <text:p text:style-name="P10"><text:span text:style-name="T1">qabl </text:span>last; previous; former; ago</text:p>
      <text:p text:style-name="P10"><text:span text:style-name="T1">ra’s </text:span>count word for animals; top</text:p>
      <text:p text:style-name="P10"><text:span text:style-name="T1">radif </text:span>row; rank</text:p>
      <text:p text:style-name="P2"><text:span text:style-name="T1">ru </text:span>top; face</text:p>
      <text:p text:style-name="P3"><text:span text:style-name="T1">rubusi kardan (kon) </text:span>kiss-and hug</text:p>
      <text:p text:style-name="P3"><text:span text:style-name="T1">sabze </text:span>grass</text:p>
      <text:p text:style-name="P3"><text:span text:style-name="T1">sālem </text:span>healthful; healthy</text:p>
      <text:p text:style-name="P3"><text:span text:style-name="T1">sālruz </text:span>anniversary</text:p>
      <text:p text:style-name="P3"><text:span text:style-name="T1">sāltahvil </text:span>moment of the year transition</text:p>
      <text:p text:style-name="P3"><text:soft-page-break/><text:span text:style-name="T1">šalvār </text:span>pants; trousers</text:p>
      <text:p text:style-name="P14"><text:span text:style-name="T1">sarbāz </text:span>soldier</text:p>
      <text:p text:style-name="P14"><text:span text:style-name="T1">sard </text:span>cold</text:p>
      <text:p text:style-name="P14"><text:span text:style-name="T1">sekke </text:span>coin</text:p>
      <text:p text:style-name="P14"><text:span text:style-name="T1">senjed </text:span>haw</text:p>
      <text:p text:style-name="P14"><text:span text:style-name="T1">serke </text:span>vinegar</text:p>
      <text:p text:style-name="P3"><text:span text:style-name="T1">sešanbešab </text:span>Tuesday Night</text:p>
      <text:p text:style-name="P3"><text:span text:style-name="T1">sib </text:span>apple</text:p>
      <text:p text:style-name="P8"><text:span text:style-name="T1">sigār </text:span>cigarette</text:p>
      <text:p text:style-name="P8"><text:span text:style-name="T1">sir </text:span>full; garlic</text:p>
      <text:p text:style-name="P8"><text:span text:style-name="T1">sofre </text:span>tablecloth</text:p>
      <text:p text:style-name="P8"><text:span text:style-name="T1">šokolāt </text:span>chocolate</text:p>
      <text:p text:style-name="P3"><text:span text:style-name="T1">šokufe dādan (deh) </text:span>flower</text:p>
      <text:p text:style-name="P3"><text:span text:style-name="T1">somāq </text:span>sumac</text:p>
      <text:p text:style-name="P3"><text:span text:style-name="T1">šoru’ </text:span>beginning; start</text:p>
      <text:p text:style-name="P3"><text:span text:style-name="T1">sorxi </text:span>redness</text:p>
      <text:p text:style-name="P9"><text:span text:style-name="T1">ta’tilāt </text:span>holidays</text:p>
      <text:p text:style-name="P8"><text:span text:style-name="T1">tabrik goftan (gu) </text:span>congratulate</text:p>
      <text:p text:style-name="P8"><text:span text:style-name="T1">tamām </text:span>all; finished; whole</text:p>
      <text:p text:style-name="P8"><text:span text:style-name="T1">tamizi </text:span>cleanness</text:p>
      <text:p text:style-name="P9"><text:span text:style-name="T1">tan </text:span>body</text:p>
      <text:p text:style-name="P3"><text:span text:style-name="T1">taqsim bar </text:span>divided by</text:p>
      <text:p text:style-name="P3"><text:span text:style-name="T1">term </text:span>term</text:p>
      <text:p text:style-name="P8"><text:span text:style-name="T1">tiq </text:span>razor; blade</text:p>
      <text:p text:style-name="P8"><text:span text:style-name="T1">toxmemorq </text:span>egg</text:p>
      <text:p text:style-name="P8"><text:span text:style-name="T1">vasāyel </text:span>tools; belongings</text:p>
      <text:p text:style-name="P8"><text:span text:style-name="T1">viže </text:span>special; particular</text:p>
      <text:p text:style-name="P8"><text:span text:style-name="T1">xānetekāni </text:span>housecleaning</text:p>
      <text:p text:style-name="P8"><text:span text:style-name="T1">xatkeš </text:span>ruler</text:p>
      <text:p text:style-name="P2"><text:span text:style-name="T1">yā </text:span>or; either</text:p>
      <text:p text:style-name="P2"><text:span text:style-name="T1">ya’ni </text:span>namely; it means</text:p>
      <text:p text:style-name="P8"><text:span text:style-name="T1">yekdigar </text:span>each other; one another</text:p>
      <text:p text:style-name="P8"><text:span text:style-name="T1">zamin </text:span>earth; ground; land</text:p>
      <text:p text:style-name="P10"><text:span text:style-name="T1">zarb dar </text:span>multiplied by</text:p>
      <text:p text:style-name="P10"><text:span text:style-name="T1">zard </text:span>yellow</text:p>
      <text:p text:style-name="P12"><text:span text:style-name="T1">zarf </text:span>dish; container</text:p>
      <text:p text:style-name="P12"><text:span text:style-name="T1">zemestān </text:span>winter</text:p>
      <text:p text:style-name="P2"><text:span text:style-name="T7">Dars-e</text:span><text:span text:style-name="T6"> 6</text:span></text:p>
      <text:p text:style-name="P14"><text:span text:style-name="T1">āmāde kardan (kon) </text:span>prepare</text:p>
      <text:p text:style-name="P14"><text:span text:style-name="T1">andāxtan (andāz) </text:span>throw</text:p>
      <text:p text:style-name="P2"><text:span text:style-name="T1">ātaškade </text:span>fire temple</text:p>
      <text:p text:style-name="P8"><text:span text:style-name="T1">āvardan (āvar) </text:span>bring</text:p>
      <text:p text:style-name="P8"><text:span text:style-name="T1">aziz </text:span>dear; darling</text:p>
      <text:p text:style-name="P3"><text:span text:style-name="T1">azjomle </text:span>including; among them</text:p>
      <text:p text:style-name="P3"><text:span text:style-name="T1">ba’d </text:span>next; then</text:p>
      <text:p text:style-name="P10"><text:span text:style-name="T1">banā </text:span>construction; building</text:p>
      <text:p text:style-name="P10"><text:span text:style-name="T1">bar farāz-e </text:span>above</text:p>
      <text:p text:style-name="P10"><text:span text:style-name="T1">cāhārrāh </text:span>crossroad</text:p>
      <text:p text:style-name="P9"><text:span text:style-name="T1">cap </text:span>left</text:p>
      <text:p text:style-name="P2"><text:span text:style-name="T1">cerā </text:span>why; sure</text:p>
      <text:p text:style-name="P3"><text:span text:style-name="T1">cerāq-e rāhnamāyi </text:span>traffic lights</text:p>
      <text:p text:style-name="P3"><text:soft-page-break/><text:span text:style-name="T1">con </text:span>because; since</text:p>
      <text:p text:style-name="P8"><text:span text:style-name="T1">cubi </text:span>wooden</text:p>
      <text:p text:style-name="P8"><text:span text:style-name="T1">dalil </text:span>reason</text:p>
      <text:p text:style-name="P8"><text:span text:style-name="T1">dām </text:span>trap</text:p>
      <text:p text:style-name="P8"><text:span text:style-name="T1">daqiqe </text:span>minute</text:p>
      <text:p text:style-name="P3"><text:span text:style-name="T1">dārā budan (hast; bāš) </text:span>have; possess</text:p>
      <text:p text:style-name="P3"><text:span text:style-name="T1">daraje </text:span>degree; grade</text:p>
      <text:p text:style-name="P9"><text:span text:style-name="T1">dir </text:span>late</text:p>
      <text:p text:style-name="P22"><text:span text:style-name="T1">dowr zadan (zan) </text:span>turn round</text:p>
      <text:p text:style-name="P22"><text:span text:style-name="T1">entehā </text:span>end; terminal</text:p>
      <text:p text:style-name="P22"><text:span text:style-name="T1">estesnāan </text:span>exceptionally</text:p>
      <text:p text:style-name="P14"><text:span text:style-name="T1">e’temād </text:span>trust; confidence</text:p>
      <text:p text:style-name="P14"><text:span text:style-name="T1">fer </text:span>oven; curls</text:p>
      <text:p text:style-name="P9"><text:span text:style-name="T1">ferizer </text:span>freezer</text:p>
      <text:p text:style-name="P3"><text:span text:style-name="T1">garm kardan (kon) </text:span>warm up; heat</text:p>
      <text:p text:style-name="P3"><text:span text:style-name="T1">gaštan (gard) </text:span>search; turn</text:p>
      <text:p text:style-name="P3"><text:span text:style-name="T1">gol </text:span>flower; goal</text:p>
      <text:p text:style-name="P3"><text:span text:style-name="T1">gozāštan (gozār) </text:span>put; let</text:p>
      <text:p text:style-name="P3"><text:span text:style-name="T1">haminjā </text:span>right here</text:p>
      <text:p text:style-name="P3"><text:span text:style-name="T1">harārat </text:span>heat; temperature</text:p>
      <text:p text:style-name="P3"><text:span text:style-name="T1">harekat </text:span>movement; departure</text:p>
      <text:p text:style-name="P3"><text:span text:style-name="T1">hotel </text:span>hotel</text:p>
      <text:p text:style-name="P8"><text:span text:style-name="T1">injā </text:span>here</text:p>
      <text:p text:style-name="P8"><text:span text:style-name="T1">jahāngard </text:span>tourist</text:p>
      <text:p text:style-name="P8"><text:span text:style-name="T1">jāme’ </text:span>comprehensive</text:p>
      <text:p text:style-name="P8"><text:span text:style-name="T1">lahje </text:span>accent; dialect</text:p>
      <text:p text:style-name="P8"><text:span text:style-name="T1">lotfan </text:span>please</text:p>
      <text:p text:style-name="P8"><text:span text:style-name="T1">makān </text:span>location; place</text:p>
      <text:p text:style-name="P8"><text:span text:style-name="T1">maqāle </text:span>article; paper</text:p>
      <text:p text:style-name="P8"><text:span text:style-name="T1">masjed </text:span>mosque</text:p>
      <text:p text:style-name="P8"><text:span text:style-name="T1">me’māri </text:span>architecture</text:p>
      <text:p text:style-name="P8"><text:span text:style-name="T1">meydān </text:span>square; field</text:p>
      <text:p text:style-name="P8"><text:span text:style-name="T1">miyān </text:span>between; middle</text:p>
      <text:p text:style-name="P3"><text:span text:style-name="T1">moddat </text:span>time; term; duration; length</text:p>
      <text:p text:style-name="P3"><text:span text:style-name="T1">mojassamesāzi </text:span>sculpture</text:p>
      <text:p text:style-name="P3"><text:span text:style-name="T1">monabbatkāri </text:span>woodcarving</text:p>
      <text:p text:style-name="P3"><text:span text:style-name="T1">monhaserbefard </text:span>unique</text:p>
      <text:p text:style-name="P10"><text:span text:style-name="T1">montazer māndan (mān) </text:span>remain waiting</text:p>
      <text:p text:style-name="P10"><text:span text:style-name="T1">mostaqim </text:span>direct; straight;<text:span text:style-name="T1"> </text:span>straightforward</text:p>
      <text:p text:style-name="P2"><text:span text:style-name="T1">na </text:span>no</text:p>
      <text:p text:style-name="P8"><text:span text:style-name="T1">nārāhat </text:span>worried; uncomfortable</text:p>
      <text:p text:style-name="P8"><text:span text:style-name="T1">nareside </text:span>before; unripe</text:p>
      <text:p text:style-name="P2"><text:span text:style-name="T1">nazdik </text:span>near; close</text:p>
      <text:p text:style-name="P3"><text:span text:style-name="T1">negarān </text:span>concerned; worried</text:p>
      <text:p text:style-name="P3"><text:span text:style-name="T1">nimevaqt </text:span>part-time</text:p>
      <text:p text:style-name="P8"><text:span text:style-name="T1">omumi </text:span>general; public</text:p>
      <text:p text:style-name="P8"><text:span text:style-name="T1">otu kešidan (keš) </text:span>iron</text:p>
      <text:p text:style-name="P3"><text:span text:style-name="T1">pāšidan (pāš) </text:span>sprinkle; spray</text:p>
      <text:p text:style-name="P3"><text:span text:style-name="T1">pellekāni </text:span>step-like</text:p>
      <text:p text:style-name="P10"><text:span text:style-name="T1">picidan (pic) </text:span>wrap; turn</text:p>
      <text:p text:style-name="P10"><text:span text:style-name="T1">pitzā </text:span>pizza</text:p>
      <text:p text:style-name="P3"><text:soft-page-break/><text:span text:style-name="T1">pitzā-ye hāzeri </text:span>ready pizza</text:p>
      <text:p text:style-name="P3"><text:span text:style-name="T1">pušeš </text:span>covering</text:p>
      <text:p text:style-name="P8"><text:span text:style-name="T1">pušidan (puš) </text:span>wear</text:p>
      <text:p text:style-name="P8"><text:span text:style-name="T1">qabl az </text:span>before</text:p>
      <text:p text:style-name="P3"><text:span text:style-name="T1">qabul kardan (kon) </text:span>accept</text:p>
      <text:p text:style-name="P3"><text:span text:style-name="T1">rāst </text:span>right; true</text:p>
      <text:p text:style-name="P2"><text:span text:style-name="T1">rowšan </text:span>on; clear; bright</text:p>
      <text:p text:style-name="P3"><text:span text:style-name="T1">ruyehamrafte </text:span>overall; all in all; together</text:p>
      <text:p text:style-name="P3"><text:span text:style-name="T1">šād </text:span>happy; merry</text:p>
      <text:p text:style-name="P8"><text:span text:style-name="T1">šāh </text:span>king</text:p>
      <text:p text:style-name="P8"><text:span text:style-name="T1">šām </text:span>dinner</text:p>
      <text:p text:style-name="P3"><text:span text:style-name="T1">samt </text:span>direction; side; way</text:p>
      <text:p text:style-name="P3"><text:span text:style-name="T1">sar-e </text:span>on; at</text:p>
      <text:p text:style-name="P8"><text:span text:style-name="T1">serāhi </text:span>bifurcation</text:p>
      <text:p text:style-name="P8"><text:span text:style-name="T1">šomāli </text:span>north; northern</text:p>
      <text:p text:style-name="P8"><text:span text:style-name="T1">sonnat </text:span>tradition</text:p>
      <text:p text:style-name="P3"><text:span text:style-name="T1">sonnati </text:span>traditional; conventional; classic</text:p>
      <text:p text:style-name="P3"><text:span text:style-name="T1">sorx </text:span>red</text:p>
      <text:p text:style-name="P2"><text:span text:style-name="T1">sorxrang </text:span>red colored</text:p>
      <text:p text:style-name="P17"><text:span text:style-name="T1">šowharamme </text:span>husband of aunt paternal;<text:span text:style-name="T1"> </text:span>uncle</text:p>
      <text:p text:style-name="P2"><text:span text:style-name="T1">šowharxāle </text:span>husband of aunt maternal;<text:span text:style-name="T1"> </text:span>uncle</text:p>
      <text:p text:style-name="P3"><text:span text:style-name="T1">tārixi </text:span>historical</text:p>
      <text:p text:style-name="P3"><text:span text:style-name="T1">tavallod </text:span>birth; birthday</text:p>
      <text:p text:style-name="P3"><text:span text:style-name="T1">tekān xordan (xor) </text:span>move</text:p>
      <text:p text:style-name="P3"><text:span text:style-name="T1">tu </text:span>in; inside</text:p>
      <text:p text:style-name="P3"><text:span text:style-name="T1">tul kešidan (keš) </text:span>last</text:p>
      <text:p text:style-name="P3"><text:span text:style-name="T1">vižegi </text:span>property; feature</text:p>
      <text:p text:style-name="P10"><text:span text:style-name="T1">vorudmamnu’ </text:span>one-way street</text:p>
      <text:p text:style-name="P10"><text:span text:style-name="T1">xabar dādan (deh) </text:span>notify</text:p>
      <text:p text:style-name="P10"><text:span text:style-name="T1">xāheš kardan (kon) </text:span>beg; ask</text:p>
      <text:p text:style-name="P10"><text:span text:style-name="T1">xāk </text:span>earth; dust; soil</text:p>
      <text:p text:style-name="P2"><text:span text:style-name="T1">xalabān </text:span>pilot</text:p>
      <text:p text:style-name="P10"><text:span text:style-name="T1">xānande </text:span>singer; reader</text:p>
      <text:p text:style-name="P10"><text:span text:style-name="T1">xordan (xor) </text:span>eat</text:p>
      <text:p text:style-name="P10"><text:span text:style-name="T1">xoruji </text:span>exit</text:p>
      <text:p text:style-name="P3"><text:span text:style-name="T1">yād gereftan (gir) </text:span>learn</text:p>
      <text:p text:style-name="P3"><text:span text:style-name="T1">yāddāšt </text:span>note</text:p>
      <text:p text:style-name="P3"><text:span text:style-name="T1">yāftan (yāb) </text:span>find; discover</text:p>
      <text:p text:style-name="P3"><text:span text:style-name="T1">yaxcāl </text:span>refrigerator</text:p>
      <text:p text:style-name="P22"><text:span text:style-name="T1">yektarafe </text:span>unilateral; one-way</text:p>
      <text:p text:style-name="P22"><text:span text:style-name="T1">zanamu </text:span>wife of uncle paternal; aunt</text:p>
      <text:p text:style-name="P22"><text:span text:style-name="T1">zandāyi </text:span>wife of uncle maternal; aunt</text:p>
      <text:p text:style-name="P2"><text:span text:style-name="T7">Dars-e</text:span><text:span text:style-name="T6"> 7</text:span></text:p>
      <text:p text:style-name="P13"><text:span text:style-name="T1">ādāb </text:span>customs</text:p>
      <text:p text:style-name="P13"><text:span text:style-name="T1">aksariyat </text:span>majority</text:p>
      <text:p text:style-name="P13"><text:span text:style-name="T1">al’ān </text:span>now</text:p>
      <text:p text:style-name="P13"><text:span text:style-name="T1">aqalliyat </text:span>minority</text:p>
      <text:p text:style-name="P13"><text:span text:style-name="T1">aqlab </text:span>often</text:p>
      <text:p text:style-name="P10"><text:span text:style-name="T1">aqlab-e </text:span>most; most of</text:p>
      <text:p text:style-name="P10"><text:span text:style-name="T1">aqrabe </text:span>pointer</text:p>
      <text:p text:style-name="P10"><text:span text:style-name="T1">aqvām </text:span>people</text:p>
      <text:p text:style-name="P2"><text:span text:style-name="T1">Arab </text:span>Arab</text:p>
      <text:p text:style-name="P10"><text:soft-page-break/><text:span text:style-name="T1">ārāmeš </text:span>quietness; calm; peace</text:p>
      <text:p text:style-name="P10"><text:span text:style-name="T1">āri </text:span>yes</text:p>
      <text:p text:style-name="P2"><text:span text:style-name="T1">armani </text:span>Armenian</text:p>
      <text:p text:style-name="P3"><text:span text:style-name="T1">arusi </text:span>wedding; marriage</text:p>
      <text:p text:style-name="P3"><text:span text:style-name="T1">āryāyi </text:span>Aryan</text:p>
      <text:p text:style-name="P3"><text:span text:style-name="T1">āšnā </text:span>familiar; acquaintance</text:p>
      <text:p text:style-name="P3"><text:span text:style-name="T1">asr </text:span>evening; age; era</text:p>
      <text:p text:style-name="P10"><text:span text:style-name="T1">āšti </text:span>reconciliation; peace</text:p>
      <text:p text:style-name="P10"><text:span text:style-name="T1">āšuri </text:span>Assyrian</text:p>
      <text:p text:style-name="P10"><text:span text:style-name="T1">ba’dazzohr </text:span>afternoon</text:p>
      <text:p text:style-name="P10"><text:span text:style-name="T1">ba’z-i </text:span>some</text:p>
      <text:p text:style-name="P3"><text:span text:style-name="T1">bār </text:span>time; luggage</text:p>
      <text:p text:style-name="P3"><text:span text:style-name="T1">bargašt </text:span>return</text:p>
      <text:p text:style-name="P3"><text:span text:style-name="T1">barx-i az </text:span>some</text:p>
      <text:p text:style-name="P3"><text:span text:style-name="T1">barx-i </text:span>some</text:p>
      <text:p text:style-name="P3"><text:span text:style-name="T1">behtar </text:span>better</text:p>
      <text:p text:style-name="P3"><text:span text:style-name="T1">besyār-i </text:span>many</text:p>
      <text:p text:style-name="P3"><text:span text:style-name="T1">bidār šodan (šav, šow) </text:span>wake up</text:p>
      <text:p text:style-name="P3"><text:span text:style-name="T1">bištar-e </text:span>most; most of</text:p>
      <text:p text:style-name="P2"><text:span text:style-name="T1">candin </text:span>several</text:p>
      <text:p text:style-name="P19"><text:span text:style-name="T1">candšanbe </text:span>which weekday</text:p>
      <text:p text:style-name="P19"><text:span text:style-name="T1">cetowr magar </text:span>why</text:p>
      <text:p text:style-name="P19"><text:span text:style-name="T1">dānestan (dān) </text:span>know</text:p>
      <text:p text:style-name="P19"><text:span text:style-name="T1">daqiqešomār </text:span>minute hand</text:p>
      <text:p text:style-name="P13"><text:span text:style-name="T1">dars </text:span>lesson; study; lecture</text:p>
      <text:p text:style-name="P13"><text:span text:style-name="T1">dars dādan (deh) </text:span>teach</text:p>
      <text:p text:style-name="P13"><text:span text:style-name="T1">daste </text:span>handle; category; group</text:p>
      <text:p text:style-name="P13"><text:span text:style-name="T1">davidan (dav, dow) </text:span>run</text:p>
      <text:p text:style-name="P13"><text:span text:style-name="T1">donyā </text:span>world</text:p>
      <text:p text:style-name="P8"><text:span text:style-name="T1">dur </text:span>away; remote; distant</text:p>
      <text:p text:style-name="P8"><text:span text:style-name="T1">duš </text:span>shower; shoulder</text:p>
      <text:p text:style-name="P3"><text:span text:style-name="T1">e’temād kardan (kon) </text:span>trust; rely</text:p>
      <text:p text:style-name="P3"><text:span text:style-name="T1">emruze </text:span>nowadays</text:p>
      <text:p text:style-name="P3"><text:span text:style-name="T1">esterāhat kardan (kon) </text:span>rest</text:p>
      <text:p text:style-name="P3"><text:span text:style-name="T1">farhang </text:span>culture</text:p>
      <text:p text:style-name="P10"><text:span text:style-name="T1">fekr kardan (kon) </text:span>think</text:p>
      <text:p text:style-name="P10"><text:span text:style-name="T1">film-e sinamāyi </text:span>movie</text:p>
      <text:p text:style-name="P10"><text:span text:style-name="T1">gorji </text:span>Georgian</text:p>
      <text:p text:style-name="P3"><text:span text:style-name="T1">gozašte </text:span>last; past; ago; previous</text:p>
      <text:p text:style-name="P3"><text:span text:style-name="T1">gunāgun </text:span>various; diverse</text:p>
      <text:p text:style-name="P3"><text:span text:style-name="T1">hamān </text:span>same; very; selfsame</text:p>
      <text:p text:style-name="P3"><text:span text:style-name="T1">hamekas </text:span>everyone; everybody</text:p>
      <text:p text:style-name="P3"><text:span text:style-name="T1">hamin </text:span>same; very; selfsame</text:p>
      <text:p text:style-name="P3"><text:span text:style-name="T1">har </text:span>each; any; every</text:p>
      <text:p text:style-name="P3"><text:span text:style-name="T1">harciz </text:span>everything; anything; whatever</text:p>
      <text:p text:style-name="P3"><text:span text:style-name="T1">harjā </text:span>anywhere; everywhere; wherever</text:p>
      <text:p text:style-name="P3"><text:span text:style-name="T1">harkas </text:span>everybody; anybody; everyone;<text:span text:style-name="T1"> </text:span>anyone</text:p>
      <text:p text:style-name="P3"><text:span text:style-name="T1">harkodām </text:span>each; any</text:p>
      <text:p text:style-name="P3"><text:span text:style-name="T1">haryek </text:span>each</text:p>
      <text:p text:style-name="P8"><text:span text:style-name="T1">hic </text:span>no; any; none</text:p>
      <text:p text:style-name="P8"><text:span text:style-name="T1">hicjā </text:span>nowhere</text:p>
      <text:p text:style-name="P3"><text:span text:style-name="T1">hickas </text:span>nobody; no one</text:p>
      <text:p text:style-name="P3"><text:soft-page-break/><text:span text:style-name="T1">hickodām </text:span>none</text:p>
      <text:p text:style-name="P9"><text:span text:style-name="T1">jā </text:span>place; seat; location</text:p>
      <text:p text:style-name="P3"><text:span text:style-name="T1">jašn-e tavallod </text:span>birthday party</text:p>
      <text:p text:style-name="P3"><text:span text:style-name="T1">jur </text:span>kind; sort; compatible</text:p>
      <text:p text:style-name="P3"><text:span text:style-name="T1">kas </text:span>person; individual</text:p>
      <text:p text:style-name="P3"><text:span text:style-name="T1">konsert </text:span>concert</text:p>
      <text:p text:style-name="P10"><text:span text:style-name="T1">ma’mulan </text:span>normally; usually</text:p>
      <text:p text:style-name="P10"><text:span text:style-name="T1">ma’ni </text:span>meaning; sense</text:p>
      <text:p text:style-name="P10"><text:span text:style-name="T1">masihi </text:span>Christian</text:p>
      <text:p text:style-name="P8"><text:span text:style-name="T1">mazhabi </text:span>religious</text:p>
      <text:p text:style-name="P8"><text:span text:style-name="T1">momken </text:span>possible</text:p>
      <text:p text:style-name="P8"><text:span text:style-name="T1">morur </text:span>review; revision</text:p>
      <text:p text:style-name="P8"><text:span text:style-name="T1">mosalmān </text:span>Muslim</text:p>
      <text:p text:style-name="P3"><text:span text:style-name="T1">moxtalef </text:span>different; various</text:p>
      <text:p text:style-name="P3"><text:span text:style-name="T1">nāhār </text:span>lunch</text:p>
      <text:p text:style-name="P3"><text:span text:style-name="T1">narmeš </text:span>gymnastics</text:p>
      <text:p text:style-name="P3"><text:span text:style-name="T1">nešān dādan (deh) </text:span>show</text:p>
      <text:p text:style-name="P3"><text:span text:style-name="T1">nežād </text:span>race; descent</text:p>
      <text:p text:style-name="P3"><text:span text:style-name="T1">nim </text:span>half</text:p>
      <text:p text:style-name="P9"><text:span text:style-name="T1">Pārs </text:span>Persia</text:p>
      <text:p text:style-name="P2"><text:span text:style-name="T1">pārsi </text:span>Persian</text:p>
      <text:p text:style-name="P8"><text:span text:style-name="T1">paxš-e mostaqim </text:span>live broadcast</text:p>
      <text:p text:style-name="P8"><text:span text:style-name="T1">peydā kardan (kon) </text:span>find</text:p>
      <text:p text:style-name="P8"><text:span text:style-name="T1">rasmi </text:span>official; formal</text:p>
      <text:p text:style-name="P8"><text:span text:style-name="T1">riyāziyāt </text:span>mathematics</text:p>
      <text:p text:style-name="P8"><text:span text:style-name="T1">rob’ </text:span>quarter</text:p>
      <text:p text:style-name="P8"><text:span text:style-name="T1">rosum </text:span>customs, habits</text:p>
      <text:p text:style-name="P8"><text:span text:style-name="T1">ruzmarre </text:span>daily; day-to-day</text:p>
      <text:p text:style-name="P8"><text:span text:style-name="T1">sāat </text:span>time; hour; watch</text:p>
      <text:p text:style-name="P14"><text:span text:style-name="T1">sālon-e qazāxori-ye dānešgāh </text:span>canteen-<text:span text:style-name="T1"> </text:span>at a university</text:p>
      <text:p text:style-name="P8"><text:span text:style-name="T1">sāniye </text:span>second</text:p>
      <text:p text:style-name="P8"><text:span text:style-name="T1">sāniyešomār </text:span>second hand</text:p>
      <text:p text:style-name="P8"><text:span text:style-name="T1">sarzamin </text:span>land; territory</text:p>
      <text:p text:style-name="P8"><text:span text:style-name="T1">sepas </text:span>then; afterwards</text:p>
      <text:p text:style-name="P8"><text:span text:style-name="T1">sinamā </text:span>cinema</text:p>
      <text:p text:style-name="P8"><text:span text:style-name="T1">sobhāne </text:span>breakfast</text:p>
      <text:p text:style-name="P8"><text:span text:style-name="T1">solh </text:span>peace</text:p>
      <text:p text:style-name="P3"><text:span text:style-name="T1">šoru’</text:span></text:p>
      <text:p text:style-name="P3"><text:span text:style-name="T1">šodan (šav, šow) </text:span>begin</text:p>
      <text:p text:style-name="P3"><text:span text:style-name="T1">su </text:span>side; direction</text:p>
      <text:p text:style-name="P3"><text:span text:style-name="T1">tafrih kardan (kon) </text:span>disport</text:p>
      <text:p text:style-name="P3"><text:span text:style-name="T1">tanbal </text:span>lazy</text:p>
      <text:p text:style-name="P8"><text:span text:style-name="T1">teātr </text:span>theatre</text:p>
      <text:p text:style-name="P8"><text:span text:style-name="T1">tenis </text:span>tennis</text:p>
      <text:p text:style-name="P8"><text:span text:style-name="T1">tire </text:span>tribe; dark</text:p>
      <text:p text:style-name="P24"><text:span text:style-name="T1">Torkaman </text:span>Turcoman</text:p>
      <text:p text:style-name="P24"><text:span text:style-name="T1">xāb </text:span>sleep; dream</text:p>
      <text:p text:style-name="P24"><text:span text:style-name="T1">yahudi </text:span>Jew; Jewish</text:p>
      <text:p text:style-name="P24"><text:span text:style-name="T1">zartošti </text:span>Zoroastrian</text:p>
      <text:p text:style-name="P24"><text:span text:style-name="T1">zohr </text:span>noon</text:p>
      <text:p text:style-name="P2"><text:span text:style-name="T7">Dars-e</text:span><text:span text:style-name="T6"> 8</text:span></text:p>
      <text:p text:style-name="P13"><text:soft-page-break/><text:span text:style-name="T1">abrišam </text:span>silk</text:p>
      <text:p text:style-name="P13"><text:span text:style-name="T1">ajale </text:span>hurry; haste</text:p>
      <text:p text:style-name="P13"><text:span text:style-name="T1">aqab </text:span>back; behind</text:p>
      <text:p text:style-name="P13"><text:span text:style-name="T1">asbābkeši </text:span>moving</text:p>
      <text:p text:style-name="P2"><text:span text:style-name="T1">āvizān </text:span>hanging</text:p>
      <text:p text:style-name="P3"><text:span text:style-name="T1">āvizān kardan (kon) </text:span>hang up</text:p>
      <text:p text:style-name="P3"><text:span text:style-name="T1">bā vojud-e </text:span>despite</text:p>
      <text:p text:style-name="P10"><text:span text:style-name="T1">bāarzeš </text:span>valuable</text:p>
      <text:p text:style-name="P10"><text:span text:style-name="T1">bāfande </text:span>weaver; knitter</text:p>
      <text:p text:style-name="P10"><text:span text:style-name="T1">bāft </text:span>weave</text:p>
      <text:p text:style-name="P3"><text:span text:style-name="T1">bālā </text:span>top; up</text:p>
      <text:p text:style-name="P3"><text:span text:style-name="T1">bālkon </text:span>balcony</text:p>
      <text:p text:style-name="P3"><text:span text:style-name="T1">banafš </text:span>violet; purple</text:p>
      <text:p text:style-name="P3"><text:span text:style-name="T1">bar </text:span>on</text:p>
      <text:p text:style-name="P3"><text:span text:style-name="T1">bārāni </text:span>raincot; rainy</text:p>
      <text:p text:style-name="P3"><text:span text:style-name="T1">bastegi dāštan (dār) </text:span>depend</text:p>
      <text:p text:style-name="P3"><text:span text:style-name="T1">be xāter-e </text:span>because of; due to</text:p>
      <text:p text:style-name="P3"><text:span text:style-name="T1">be dun-e </text:span>without</text:p>
      <text:p text:style-name="P3"><text:span text:style-name="T1">beyn(-e) </text:span>between; among</text:p>
      <text:p text:style-name="P3"><text:span text:style-name="T1">bi </text:span>without</text:p>
      <text:p text:style-name="P9"><text:span text:style-name="T1">birun(-e) </text:span>out; outside</text:p>
      <text:p text:style-name="P3"><text:span text:style-name="T1">candsadsāle </text:span>a few hundred years old</text:p>
      <text:p text:style-name="P3"><text:span text:style-name="T1">dāman </text:span>skirt</text:p>
      <text:p text:style-name="P8"><text:span text:style-name="T1">dar arz-e </text:span>within</text:p>
      <text:p text:style-name="P8"><text:span text:style-name="T1">dar bāre-ye </text:span>about</text:p>
      <text:p text:style-name="P8"><text:span text:style-name="T1">dar tul-e </text:span>during</text:p>
      <text:p text:style-name="P8"><text:span text:style-name="T1">darbāzkon </text:span>opener</text:p>
      <text:p text:style-name="P8"><text:span text:style-name="T1">darun(-e) </text:span>in; inside</text:p>
      <text:p text:style-name="P3"><text:span text:style-name="T1">dastmāl kešidan (keš) </text:span>wipe</text:p>
      <text:p text:style-name="P3"><text:span text:style-name="T1">dāxel(-e) </text:span>in; inside</text:p>
      <text:p text:style-name="P8"><text:span text:style-name="T1">diruz </text:span>yesterday</text:p>
      <text:p text:style-name="P8"><text:span text:style-name="T1">divār </text:span>wall; fence</text:p>
      <text:p text:style-name="P8"><text:span text:style-name="T1">docarxe </text:span>bike; bicycle</text:p>
      <text:p text:style-name="P3"><text:span text:style-name="T1">emtehān </text:span>try; trial; examination; exam</text:p>
      <text:p text:style-name="P3"><text:span text:style-name="T1">faqat </text:span>only; just</text:p>
      <text:p text:style-name="P19"><text:span text:style-name="T1">forušgāh </text:span>shop; store</text:p>
      <text:p text:style-name="P19"><text:span text:style-name="T1">gārāž </text:span>garage</text:p>
      <text:p text:style-name="P19"><text:span text:style-name="T1">garmkon </text:span>gym suit</text:p>
      <text:p text:style-name="P19"><text:span text:style-name="T1">goldān </text:span>vase; pot</text:p>
      <text:p text:style-name="P20"><text:span text:style-name="T1">gozāreš </text:span>report; reportage</text:p>
      <text:p text:style-name="P3"><text:span text:style-name="T1">harekat kardan (kon) </text:span>move; depart</text:p>
      <text:p text:style-name="P3"><text:span text:style-name="T1">hezārānsāle </text:span>thousands of years old</text:p>
      <text:p text:style-name="P3"><text:span text:style-name="T1">hodud-e </text:span>about</text:p>
      <text:p text:style-name="P10"><text:span text:style-name="T1">istgāh </text:span>station</text:p>
      <text:p text:style-name="P10"><text:span text:style-name="T1">jeliqe </text:span>vest</text:p>
      <text:p text:style-name="P10"><text:span text:style-name="T1">jelow </text:span>front</text:p>
      <text:p text:style-name="P3"><text:span text:style-name="T1">jens </text:span>gender; material</text:p>
      <text:p text:style-name="P3"><text:span text:style-name="T1">joz </text:span>except; but</text:p>
      <text:p text:style-name="P3"><text:span text:style-name="T1">kāmpiyuter </text:span>computer</text:p>
      <text:p text:style-name="P3"><text:span text:style-name="T1">kāpšen </text:span>jacket</text:p>
      <text:p text:style-name="P10"><text:span text:style-name="T1">kārt </text:span>card</text:p>
      <text:p text:style-name="P10"><text:span text:style-name="T1">kārton </text:span>carton</text:p>
      <text:p text:style-name="P10"><text:soft-page-break/><text:span text:style-name="T1">kelid </text:span>key</text:p>
      <text:p text:style-name="P10"><text:span text:style-name="T1">kerem </text:span>creme</text:p>
      <text:p text:style-name="P10"><text:span text:style-name="T1">kešow </text:span>drawer</text:p>
      <text:p text:style-name="P3"><text:span text:style-name="T1">ketābxāne </text:span>library; bookshelf</text:p>
      <text:p text:style-name="P3"><text:span text:style-name="T1">keyfiyat </text:span>quality</text:p>
      <text:p text:style-name="P3"><text:span text:style-name="T1">kodāmyek </text:span>which one</text:p>
      <text:p text:style-name="P3"><text:span text:style-name="T1">komak kardan (kon) </text:span>help</text:p>
      <text:p text:style-name="P3"><text:span text:style-name="T1">komod </text:span>commode; dresser</text:p>
      <text:p text:style-name="P3"><text:span text:style-name="T1">kot </text:span>jacket; coat</text:p>
      <text:p text:style-name="P3"><text:span text:style-name="T1">lebās </text:span>dress; clothing</text:p>
      <text:p text:style-name="P3"><text:span text:style-name="T1">mahsul </text:span>product</text:p>
      <text:p text:style-name="P3"><text:span text:style-name="T1">manzur </text:span>purpose; intention</text:p>
      <text:p text:style-name="P3"><text:span text:style-name="T1">mašqul </text:span>busy</text:p>
      <text:p text:style-name="P9"><text:span text:style-name="T1">meški </text:span>black</text:p>
      <text:p text:style-name="P3"><text:span text:style-name="T1">miyān-e </text:span>among; between</text:p>
      <text:p text:style-name="P3"><text:span text:style-name="T1">miztahrir </text:span>desk</text:p>
      <text:p text:style-name="P3"><text:span text:style-name="T1">mosāferat kardan (kon) </text:span>travel</text:p>
      <text:p text:style-name="P3"><text:span text:style-name="T1">naqš </text:span>role; pattern</text:p>
      <text:p text:style-name="P9"><text:span text:style-name="T1">nārenji </text:span>orange</text:p>
      <text:p text:style-name="P3"><text:span text:style-name="T1">Nowruz </text:span>Iran. New Year</text:p>
      <text:p text:style-name="P3"><text:span text:style-name="T1">pāltow </text:span>overcoat</text:p>
      <text:p text:style-name="P3"><text:span text:style-name="T1">panjere </text:span>window</text:p>
      <text:p text:style-name="P2"><text:span text:style-name="T1">pašm </text:span>wool</text:p>
      <text:p text:style-name="P2"><text:span text:style-name="T1">pāyin </text:span>down; low; bottom</text:p>
      <text:p text:style-name="P2"><text:span text:style-name="T1">piš(-e) </text:span>ago; before; ahead; forward;<text:span text:style-name="T1"> </text:span>front; at</text:p>
      <text:p text:style-name="P10"><text:span text:style-name="T1">pišine </text:span>past</text:p>
      <text:p text:style-name="P10"><text:span text:style-name="T1">poliver </text:span>pullover</text:p>
      <text:p text:style-name="P10"><text:span text:style-name="T1">pošt </text:span>back</text:p>
      <text:p text:style-name="P3"><text:span text:style-name="T1">pušāk </text:span>dress; clothing</text:p>
      <text:p text:style-name="P3"><text:span text:style-name="T1">qahvei </text:span>brown</text:p>
      <text:p text:style-name="P9"><text:span text:style-name="T1">qālibāfi </text:span>carpet weaving</text:p>
      <text:p text:style-name="P3"><text:span text:style-name="T1">qarār dādan (deh) </text:span>put; place; locate</text:p>
      <text:p text:style-name="P3"><text:span text:style-name="T1">qeyr az </text:span>except</text:p>
      <text:p text:style-name="P2"><text:span text:style-name="T1">qolle </text:span>peak</text:p>
      <text:p text:style-name="P3"><text:span text:style-name="T1">rāje’</text:span></text:p>
      <text:p text:style-name="P3"><text:span text:style-name="T1">be </text:span>about; regarding</text:p>
      <text:p text:style-name="P3"><text:span text:style-name="T1">sabad </text:span>basket</text:p>
      <text:p text:style-name="P10"><text:span text:style-name="T1">sabr kardan (kon) </text:span>wait</text:p>
      <text:p text:style-name="P10"><text:span text:style-name="T1">sāder kardan (kon) </text:span>export; issue</text:p>
      <text:p text:style-name="P10"><text:span text:style-name="T1">sāderkonande </text:span>exporter</text:p>
      <text:p text:style-name="P10"><text:span text:style-name="T1">šalvārjin </text:span>jeans</text:p>
      <text:p text:style-name="P3"><text:span text:style-name="T1">sanāye-e dasti </text:span>handicraft</text:p>
      <text:p text:style-name="P3"><text:span text:style-name="T1">sarāsar </text:span>throughout; all over</text:p>
      <text:p text:style-name="P3"><text:span text:style-name="T1">sefid </text:span>white</text:p>
      <text:p text:style-name="P22"><text:span text:style-name="T1">siyāh </text:span>black</text:p>
      <text:p text:style-name="P22"><text:span text:style-name="T1">sohbat </text:span>talk</text:p>
      <text:p text:style-name="P22"><text:span text:style-name="T1">sormei </text:span>dark blue</text:p>
      <text:p text:style-name="P23"><text:span text:style-name="T1">surati </text:span>pink</text:p>
      <text:p text:style-name="P3"><text:span text:style-name="T1">tāblow </text:span>panel; board; tableau</text:p>
      <text:p text:style-name="P3"><text:span text:style-name="T1">tappe </text:span>hill</text:p>
      <text:p text:style-name="P2"><text:span text:style-name="T1">taraf </text:span>side; direction</text:p>
      <text:p text:style-name="P3"><text:span text:style-name="T1">tarh </text:span>design; sketch; outline</text:p>
      <text:p text:style-name="P3"><text:soft-page-break/><text:span text:style-name="T1">tārix </text:span>history</text:p>
      <text:p text:style-name="P8"><text:span text:style-name="T1">taxt </text:span>bed; throne</text:p>
      <text:p text:style-name="P8"><text:span text:style-name="T1">taxtexāb </text:span>bed</text:p>
      <text:p text:style-name="P3"><text:span text:style-name="T1">Tumān </text:span>Iran. Currency unit; ten Riyals</text:p>
      <text:p text:style-name="P3"><text:span text:style-name="T1">vāred kardan (kon) </text:span>import</text:p>
      <text:p text:style-name="P8"><text:span text:style-name="T1">vasat </text:span>middle</text:p>
      <text:p text:style-name="P8"><text:span text:style-name="T1">vasile </text:span>instrument</text:p>
      <text:p text:style-name="P8"><text:span text:style-name="T1">vitrin </text:span>showcase</text:p>
      <text:p text:style-name="P8"><text:span text:style-name="T1">xāli </text:span>empty</text:p>
      <text:p text:style-name="P3"><text:span text:style-name="T1">xārej(-e) </text:span>abroad; out; outside</text:p>
      <text:p text:style-name="P3"><text:span text:style-name="T1">žākat </text:span>jacket; sweater</text:p>
      <text:p text:style-name="P8"><text:span text:style-name="T1">zir-e </text:span>under; beneath</text:p>
      <text:p text:style-name="P8"><text:span text:style-name="T1">zirzamin </text:span>cellar; basement</text:p>
      <text:p text:style-name="P2"><text:span text:style-name="T1">zur </text:span>force; power; strength; violence</text:p>
      <text:p text:style-name="P2"><text:span text:style-name="T7">Dars-e</text:span><text:span text:style-name="T6"> 9</text:span></text:p>
      <text:p text:style-name="P2"><text:span text:style-name="T1">ābrizeš </text:span>cold</text:p>
      <text:p text:style-name="P3"><text:span text:style-name="T1">adab </text:span>politeness; literature</text:p>
      <text:p text:style-name="P3"><text:span text:style-name="T1">adas </text:span>lentil</text:p>
      <text:p text:style-name="P3"><text:span text:style-name="T1">afsāne </text:span>fable; fairy tale; myth; legend</text:p>
      <text:p text:style-name="P3"><text:span text:style-name="T1">ālbālu </text:span>sour cherry</text:p>
      <text:p text:style-name="P9"><text:span text:style-name="T1">ālu </text:span>flame</text:p>
      <text:p text:style-name="P3"><text:span text:style-name="T1">āmuzeš </text:span>education; instruction; teaching</text:p>
      <text:p text:style-name="P3"><text:span text:style-name="T1">anār </text:span>pomegranate</text:p>
      <text:p text:style-name="P2"><text:span text:style-name="T1">angur </text:span>grape</text:p>
      <text:p text:style-name="P3"><text:span text:style-name="T1">anjām </text:span>accomplishment; do</text:p>
      <text:p text:style-name="P3"><text:span text:style-name="T1">ārd </text:span>flour</text:p>
      <text:p text:style-name="P3"><text:span text:style-name="T1">arzān </text:span>cheap</text:p>
      <text:p text:style-name="P3"><text:span text:style-name="T1">asar </text:span>effect; work</text:p>
      <text:p text:style-name="P3"><text:span text:style-name="T1">āsār </text:span>effects; works</text:p>
      <text:p text:style-name="P3"><text:span text:style-name="T1">asātir </text:span>mythology</text:p>
      <text:p text:style-name="P8"><text:span text:style-name="T1">āsemān </text:span>sky</text:p>
      <text:p text:style-name="P8"><text:span text:style-name="T1">ātašfešāni </text:span>volcanic</text:p>
      <text:p text:style-name="P2"><text:span text:style-name="T1">āyā </text:span>whether; if</text:p>
      <text:p text:style-name="P3"><text:span text:style-name="T1">bāšokuh </text:span>splendid; glorious; magnificent</text:p>
      <text:p text:style-name="P3"><text:span text:style-name="T1">bāzu </text:span>arm</text:p>
      <text:p text:style-name="P3"><text:span text:style-name="T1">be onvān-e </text:span>as</text:p>
      <text:p text:style-name="P3"><text:span text:style-name="T1">bini </text:span>nose</text:p>
      <text:p text:style-name="P8"><text:span text:style-name="T1">bolvār </text:span>boulevard</text:p>
      <text:p text:style-name="P8"><text:span text:style-name="T1">cegune </text:span>how</text:p>
      <text:p text:style-name="P10"><text:span text:style-name="T1">cejur </text:span>what kind of; what sort of</text:p>
      <text:p text:style-name="P10"><text:span text:style-name="T1">ceqadr </text:span>how much</text:p>
      <text:p text:style-name="P2"><text:span text:style-name="T1">didār </text:span>visit</text:p>
      <text:p text:style-name="P10"><text:span text:style-name="T1">donbāl gaštan (gard) </text:span>look for</text:p>
      <text:p text:style-name="P10"><text:span text:style-name="T1">ertefā’ </text:span>height; altitude</text:p>
      <text:p text:style-name="P10"><text:span text:style-name="T1">ešāre </text:span>hint; sign</text:p>
      <text:p text:style-name="P8"><text:span text:style-name="T1">farāvān </text:span>abundant; many</text:p>
      <text:p text:style-name="P8"><text:span text:style-name="T1">farmāyeš </text:span>order; wish</text:p>
      <text:p text:style-name="P3"><text:span text:style-name="T1">fehrest </text:span>register; index; list; catalog</text:p>
      <text:p text:style-name="P3"><text:span text:style-name="T1">gandom </text:span>wheat</text:p>
      <text:p text:style-name="P8"><text:span text:style-name="T1">gilās </text:span>cherry</text:p>
      <text:p text:style-name="P8"><text:span text:style-name="T1">golābi </text:span>pear</text:p>
      <text:p text:style-name="P8"><text:span text:style-name="T1">holu </text:span>peach</text:p>
      <text:p text:style-name="P12"><text:soft-page-break/><text:span text:style-name="T1">inqadr </text:span>so much; that much</text:p>
      <text:p text:style-name="P12"><text:span text:style-name="T1">jādde </text:span>road; street; way</text:p>
      <text:p text:style-name="P16"><text:span text:style-name="T1">jāygāh </text:span>place; position; seat</text:p>
      <text:p text:style-name="P16"><text:span text:style-name="T1">jostoju </text:span>search</text:p>
      <text:p text:style-name="P3"><text:span text:style-name="T1">ketābforuši </text:span>bookstore</text:p>
      <text:p text:style-name="P3"><text:span text:style-name="T1">key </text:span>when</text:p>
      <text:p text:style-name="P8"><text:span text:style-name="T1">keyk </text:span>cake</text:p>
      <text:p text:style-name="P8"><text:span text:style-name="T1">ki </text:span>who</text:p>
      <text:p text:style-name="P8"><text:span text:style-name="T1">kilu </text:span>kilo</text:p>
      <text:p text:style-name="P2"><text:span text:style-name="T1">lappe </text:span>split peas</text:p>
      <text:p text:style-name="P3"><text:span text:style-name="T1">lāzem dāštan (dār) </text:span>require; need</text:p>
      <text:p text:style-name="P3"><text:span text:style-name="T1">litr </text:span>liter</text:p>
      <text:p text:style-name="P25"><text:span text:style-name="T1">lubiyā </text:span>bean</text:p>
      <text:p text:style-name="P25"><text:span text:style-name="T1">maqāzedār </text:span>shopkeeper</text:p>
      <text:p text:style-name="P25"><text:span text:style-name="T1">maxrutišekl </text:span>conoid</text:p>
      <text:p text:style-name="P25"><text:span text:style-name="T1">metr </text:span>meter</text:p>
      <text:p text:style-name="P3"><text:span text:style-name="T1">moštari </text:span>customer; client</text:p>
      <text:p text:style-name="P3"><text:span text:style-name="T1">mowz </text:span>banana</text:p>
      <text:p text:style-name="P3"><text:span text:style-name="T1">nārengi </text:span>tangerine; mandarin</text:p>
      <text:p text:style-name="P3"><text:span text:style-name="T1">nāxon </text:span>nail</text:p>
      <text:p text:style-name="P2"><text:span text:style-name="T1">noxod </text:span>pea</text:p>
      <text:p text:style-name="P8"><text:span text:style-name="T1">omid </text:span>hope; expectation</text:p>
      <text:p text:style-name="P8"><text:span text:style-name="T1">onvān </text:span>title; caption; headline</text:p>
      <text:p text:style-name="P3"><text:span text:style-name="T1">pasandidan (pasand) </text:span>like; choose</text:p>
      <text:p text:style-name="P3"><text:span text:style-name="T1">paziroftan (pazir) </text:span>accept; agree</text:p>
      <text:p text:style-name="P3"><text:span text:style-name="T1">peste </text:span>pistachio</text:p>
      <text:p text:style-name="P2"><text:span text:style-name="T1">pezeški </text:span>medical</text:p>
      <text:p text:style-name="P2"><text:span text:style-name="T1">pišnahād </text:span>proposal; recommendation;<text:span text:style-name="T1"> </text:span>offer; suggestion</text:p>
      <text:p text:style-name="P3"><text:span text:style-name="T1">porseš </text:span>question</text:p>
      <text:p text:style-name="P3"><text:span text:style-name="T1">porteqāl </text:span>orange</text:p>
      <text:p text:style-name="P3"><text:span text:style-name="T1">poxtan (paz) </text:span>cook</text:p>
      <text:p text:style-name="P3"><text:span text:style-name="T1">qābelero’yat </text:span>visible</text:p>
      <text:p text:style-name="P3"><text:span text:style-name="T1">qamgin </text:span>sad; unhappy</text:p>
      <text:p text:style-name="P3"><text:span text:style-name="T1">qašang </text:span>beautiful; pretty</text:p>
      <text:p text:style-name="P3"><text:span text:style-name="T1">rāhat </text:span>comfortable; easy</text:p>
      <text:p text:style-name="P3"><text:span text:style-name="T1">šāer </text:span>poet</text:p>
      <text:p text:style-name="P8"><text:span text:style-name="T1">sabok </text:span>light</text:p>
      <text:p text:style-name="P8"><text:span text:style-name="T1">sabtšode </text:span>registered</text:p>
      <text:p text:style-name="P3"><text:span text:style-name="T1">sāf </text:span>clear; smooth; flat; plain</text:p>
      <text:p text:style-name="P3"><text:span text:style-name="T1">sag </text:span>dog</text:p>
      <text:p text:style-name="P9"><text:span text:style-name="T1">šenāxtan (šenās) </text:span>know</text:p>
      <text:p text:style-name="P8"><text:span text:style-name="T1">šir </text:span>milk; lion; tap</text:p>
      <text:p text:style-name="P8"><text:span text:style-name="T1">soāl </text:span>question</text:p>
      <text:p text:style-name="P8"><text:span text:style-name="T1">tabii </text:span>natural</text:p>
      <text:p text:style-name="P8"><text:span text:style-name="T1">tārixce </text:span>history</text:p>
      <text:p text:style-name="P9"><text:span text:style-name="T1">tutfarangi </text:span>strawberry</text:p>
      <text:p text:style-name="P22"><text:span text:style-name="T1">varaq zadan (zan) </text:span>turn pages</text:p>
      <text:p text:style-name="P22"><text:span text:style-name="T1">xās(s) </text:span>special; particular; typical</text:p>
      <text:p text:style-name="P22"><text:span text:style-name="T1">zerešk </text:span>barberry</text:p>
      <text:p text:style-name="P2"><text:span text:style-name="T7">Dars-e</text:span><text:span text:style-name="T6"> 10</text:span></text:p>
      <text:p text:style-name="P2"><text:span text:style-name="T1">āftāb </text:span>sunshine</text:p>
      <text:p text:style-name="P8"><text:soft-page-break/><text:span text:style-name="T1">āšpazxāne </text:span>kitchen</text:p>
      <text:p text:style-name="P8"><text:span text:style-name="T1">baqal-e </text:span>next to</text:p>
      <text:p text:style-name="P8"><text:span text:style-name="T1">baqaldast-e </text:span>next to</text:p>
      <text:p text:style-name="P10"><text:span text:style-name="T1">bāqi māndan (mān) </text:span>remain</text:p>
      <text:p text:style-name="P10"><text:span text:style-name="T1">bāvar kardan (kon) </text:span>believe</text:p>
      <text:p text:style-name="P10"><text:span text:style-name="T1">bāyad </text:span>should; must; shall</text:p>
      <text:p text:style-name="P10"><text:span text:style-name="T1">bāzdid </text:span>visit</text:p>
      <text:p text:style-name="P12"><text:span text:style-name="T1">belit </text:span>ticket</text:p>
      <text:p text:style-name="P12"><text:span text:style-name="T1">berenj </text:span>rice</text:p>
      <text:p text:style-name="P2"><text:span text:style-name="T1">bošqāb </text:span>plate</text:p>
      <text:p text:style-name="P3"><text:span text:style-name="T1">bufe </text:span>buffet; cupboard</text:p>
      <text:p text:style-name="P3"><text:span text:style-name="T1">cangāl </text:span>fork</text:p>
      <text:p text:style-name="P2"><text:span text:style-name="T1">cāqu </text:span>knife</text:p>
      <text:p text:style-name="P10"><text:span text:style-name="T1">cešmnavāz </text:span>eye-catching</text:p>
      <text:p text:style-name="P10"><text:span text:style-name="T1">cidan (cin) </text:span>set; pick; pluck</text:p>
      <text:p text:style-name="P10"><text:span text:style-name="T1">dahān </text:span>mouth</text:p>
      <text:p text:style-name="P2"><text:span text:style-name="T1">dandān </text:span>tooth</text:p>
      <text:p text:style-name="P3"><text:span text:style-name="T1">dar bar gereftan (gir) </text:span>contain; include</text:p>
      <text:p text:style-name="P3"><text:span text:style-name="T1">dis </text:span>plate</text:p>
      <text:p text:style-name="P10"><text:span text:style-name="T1">donbāl āmadan (ā) </text:span>follow</text:p>
      <text:p text:style-name="P3"><text:span text:style-name="T1">dorost kardan (kon) </text:span>cook; make; build;<text:span text:style-name="T1"> </text:span>repair</text:p>
      <text:p text:style-name="P9"><text:span text:style-name="T1">ehtemālan </text:span>probably</text:p>
      <text:p text:style-name="P3"><text:span text:style-name="T1">ejāze dādan (deh) </text:span>allow; permit; let</text:p>
      <text:p text:style-name="P3"><text:span text:style-name="T1">emsāl </text:span>this year</text:p>
      <text:p text:style-name="P3"><text:span text:style-name="T1">emtehān kardan (kon) </text:span>test; examine</text:p>
      <text:p text:style-name="P3"><text:span text:style-name="T1">entexāb kardan (kon) </text:span>choose</text:p>
      <text:p text:style-name="P3"><text:span text:style-name="T1">fenjān </text:span>cup</text:p>
      <text:p text:style-name="P10"><text:span text:style-name="T1">guš kardan (kon) </text:span>hear; listen</text:p>
      <text:p text:style-name="P10"><text:span text:style-name="T1">hamānand </text:span>like; similar</text:p>
      <text:p text:style-name="P10"><text:span text:style-name="T1">hamrāh </text:span>along; escort</text:p>
      <text:p text:style-name="P10"><text:span text:style-name="T1">hamsāyegi </text:span>neighborhood</text:p>
      <text:p text:style-name="P10"><text:span text:style-name="T1">harce </text:span>whatever</text:p>
      <text:p text:style-name="P3"><text:span text:style-name="T1">harf </text:span>letter; word; talk</text:p>
      <text:p text:style-name="P3"><text:span text:style-name="T1">havādār </text:span>fan; sympathizer</text:p>
      <text:p text:style-name="P3"><text:span text:style-name="T1">hāzer šodan (šav, šow) </text:span>get ready</text:p>
      <text:p text:style-name="P3"><text:span text:style-name="T1">heyf </text:span>pity</text:p>
      <text:p text:style-name="P3"><text:span text:style-name="T1">intowri </text:span>so</text:p>
      <text:p text:style-name="P3"><text:span text:style-name="T1">jow </text:span>barley</text:p>
      <text:p text:style-name="P10"><text:span text:style-name="T1">kābinet </text:span>cabinet; cupboard</text:p>
      <text:p text:style-name="P10"><text:span text:style-name="T1">kāfi </text:span>enough</text:p>
      <text:p text:style-name="P3"><text:span text:style-name="T1">kāmel </text:span>full; complete; perfect</text:p>
      <text:p text:style-name="P3"><text:span text:style-name="T1">kārd </text:span>knife</text:p>
      <text:p text:style-name="P3"><text:span text:style-name="T1">kāse </text:span>bowl; shell</text:p>
      <text:p text:style-name="P3"><text:span text:style-name="T1">ketri </text:span>kettle</text:p>
      <text:p text:style-name="P3"><text:span text:style-name="T1">kohan </text:span>old; ancient</text:p>
      <text:p text:style-name="P3"><text:span text:style-name="T1">lab </text:span>lip</text:p>
      <text:p text:style-name="P3"><text:span text:style-name="T1">lotf </text:span>kindness</text:p>
      <text:p text:style-name="P3"><text:span text:style-name="T1">māhi </text:span>fish</text:p>
      <text:p text:style-name="P3"><text:span text:style-name="T1">majbur </text:span>forced; obliged</text:p>
      <text:p text:style-name="P3"><text:span text:style-name="T1">māmān </text:span>mommy; mama</text:p>
      <text:p text:style-name="P3"><text:span text:style-name="T1">masalan </text:span>for example; for instance</text:p>
      <text:p text:style-name="P3"><text:span text:style-name="T1">mavād(d) </text:span>materials</text:p>
      <text:p text:style-name="P3"><text:soft-page-break/><text:span text:style-name="T1">māyel budan (hast, bāš) </text:span>be in favor of<text:span text:style-name="T1"> </text:span>doing something</text:p>
      <text:p text:style-name="P9"><text:span text:style-name="T1">maze </text:span>taste</text:p>
      <text:p text:style-name="P8"><text:span text:style-name="T1">moqāyese </text:span>comparison</text:p>
      <text:p text:style-name="P8"><text:span text:style-name="T1">mošaxxasāt </text:span>personal data; data</text:p>
      <text:p text:style-name="P3"><text:span text:style-name="T1">movāzeb budan (hast, bāš) </text:span>care; being</text:p>
      <text:p text:style-name="P9">careful <text:span text:style-name="T1">musiqi </text:span>music</text:p>
      <text:p text:style-name="P3"><text:span text:style-name="T1">nāgozir </text:span>inevitable; forced</text:p>
      <text:p text:style-name="P3"><text:span text:style-name="T1">niyāz </text:span>need</text:p>
      <text:p text:style-name="P2"><text:span text:style-name="T1">ojāq </text:span>stove; oven</text:p>
      <text:p text:style-name="P3"><text:span text:style-name="T1">otāq-e nāhārxori </text:span>dining room</text:p>
      <text:p text:style-name="P3"><text:span text:style-name="T1">otobus </text:span>bus</text:p>
      <text:p text:style-name="P3"><text:span text:style-name="T1">ozrxāhi kardan (kon) </text:span>apologize</text:p>
      <text:p text:style-name="P3"><text:span text:style-name="T1">pišdasti </text:span>plate</text:p>
      <text:p text:style-name="P2"><text:span text:style-name="T1">polow </text:span>pilaf; rice</text:p>
      <text:p text:style-name="P2"><text:span text:style-name="T1">qarār </text:span>appointment; agreement</text:p>
      <text:p text:style-name="P3"><text:span text:style-name="T1">qarār budan (hast, bāš) </text:span>be supposed to</text:p>
      <text:p text:style-name="P3"><text:span text:style-name="T1">qasd dāštan (dār) </text:span>intend</text:p>
      <text:p text:style-name="P3"><text:span text:style-name="T1">qāšoq </text:span>spoon</text:p>
      <text:p text:style-name="P3"><text:span text:style-name="T1">qatār </text:span>train</text:p>
      <text:p text:style-name="P3"><text:span text:style-name="T1">qorub </text:span>sunset</text:p>
      <text:p text:style-name="P3"><text:span text:style-name="T1">quri </text:span>teapot</text:p>
      <text:p text:style-name="P3"><text:span text:style-name="T1">rāh </text:span>way</text:p>
      <text:p text:style-name="P3"><text:span text:style-name="T1">rezerv kardan (kon) </text:span>reserve; book</text:p>
      <text:p text:style-name="P3"><text:span text:style-name="T1">safar </text:span>travel; trip; journey</text:p>
      <text:p text:style-name="P9"><text:span text:style-name="T1">sāhel </text:span>coastal; seaside</text:p>
      <text:p text:style-name="P3"><text:span text:style-name="T1">šāmel šodan (šav, šow) </text:span>contain; include</text:p>
      <text:p text:style-name="P8"><text:span text:style-name="T1">šāyad </text:span>maybe</text:p>
      <text:p text:style-name="P8"><text:span text:style-name="T1">sini </text:span>tablet</text:p>
      <text:p text:style-name="P8"><text:span text:style-name="T1">soāl kardan (kon) </text:span>ask</text:p>
      <text:p text:style-name="P8"><text:span text:style-name="T1">tahvil </text:span>delivery</text:p>
      <text:p text:style-name="P8"><text:span text:style-name="T1">tamaddon </text:span>civilization</text:p>
      <text:p text:style-name="P8"><text:span text:style-name="T1">tarjih dādan (deh) </text:span>prefer</text:p>
      <text:p text:style-name="P3"><text:span text:style-name="T1">tarkibāt-e qazāyi </text:span>alimentation<text:span text:style-name="T1"> </text:span>combinations</text:p>
      <text:p text:style-name="P3"><text:span text:style-name="T1">tasmim dāštan (dār) </text:span>intend</text:p>
      <text:p text:style-name="P3"><text:span text:style-name="T1">ta’tilāt </text:span>holidays</text:p>
      <text:p text:style-name="P3"><text:span text:style-name="T1">tavānestan (tavān) </text:span>can</text:p>
      <text:p text:style-name="P3"><text:span text:style-name="T1">tolu’ </text:span>sunrise</text:p>
      <text:p text:style-name="P3"><text:span text:style-name="T1">xarāb šodan (šav, šow) </text:span>be broken; be<text:span text:style-name="T1"> </text:span>destroyed</text:p>
      <text:p text:style-name="P8"><text:span text:style-name="T1">xošbu </text:span>fragrant; rosy</text:p>
      <text:p text:style-name="P8"><text:span text:style-name="T1">xošmaze </text:span>delicious</text:p>
      <text:p text:style-name="P8"><text:span text:style-name="T1">xošrang </text:span>of a pretty color</text:p>
      <text:p text:style-name="P22"><text:span text:style-name="T1">zamān </text:span>time; period; moment</text:p>
      <text:p text:style-name="P22"><text:span text:style-name="T1">zarfšuyi </text:span>dishwasher; dishwashing</text:p>
      <text:p text:style-name="P22"><text:span text:style-name="T1">zud </text:span>early; soon</text:p>
      <text:p text:style-name="P2"><text:span text:style-name="T7">Dars-e</text:span><text:span text:style-name="T6"> 11</text:span></text:p>
      <text:p text:style-name="P13"><text:span text:style-name="T1">ābšār </text:span>waterfall</text:p>
      <text:p text:style-name="P13"><text:span text:style-name="T1">ādami </text:span>man; one</text:p>
      <text:p text:style-name="P13"><text:span text:style-name="T1">afsus </text:span>pity</text:p>
      <text:p text:style-name="P13"><text:span text:style-name="T1">alāqe </text:span>interest</text:p>
      <text:p text:style-name="P2"><text:span text:style-name="T1">ārāmgāh </text:span>tomb</text:p>
      <text:p text:style-name="P2"><text:span text:style-name="T1">ārenj </text:span>elbow</text:p>
      <text:p text:style-name="P3"><text:span text:style-name="T1">arg </text:span>citadel; castle</text:p>
      <text:p text:style-name="P3"><text:soft-page-break/><text:span text:style-name="T1">asb </text:span>horse</text:p>
      <text:p text:style-name="P3"><text:span text:style-name="T1">atr </text:span>perfume; aroma; fragrance</text:p>
      <text:p text:style-name="P3"><text:span text:style-name="T1">āvāz </text:span>song</text:p>
      <text:p text:style-name="P2"><text:span text:style-name="T1">āxarehafte </text:span>weekend</text:p>
      <text:p text:style-name="P10"><text:span text:style-name="T1">āyande </text:span>future; next; forthcoming</text:p>
      <text:p text:style-name="P10"><text:span text:style-name="T1">bāq </text:span>garden</text:p>
      <text:p text:style-name="P8"><text:span text:style-name="T1">bāxtan (bāz) </text:span>lose</text:p>
      <text:p text:style-name="P8"><text:span text:style-name="T1">bejoz </text:span>except; but</text:p>
      <text:p text:style-name="P8"><text:span text:style-name="T1">be šomār āmadan (ā) </text:span>be</text:p>
      <text:p text:style-name="P8"><text:span text:style-name="T1">bigāne </text:span>foreign; foreigner</text:p>
      <text:p text:style-name="P8"><text:span text:style-name="T1">biš az </text:span>more than</text:p>
      <text:p text:style-name="P2"><text:span text:style-name="T1">bu </text:span>smell</text:p>
      <text:p text:style-name="P2"><text:span text:style-name="T1">cāyxāne </text:span>teahouse</text:p>
      <text:p text:style-name="P3"><text:span text:style-name="T1">dard āvardan (āvar) </text:span>pain; hurt</text:p>
      <text:p text:style-name="P3"><text:span text:style-name="T1">dišab </text:span>last night</text:p>
      <text:p text:style-name="P9"><text:span text:style-name="T1">doroške </text:span>cab</text:p>
      <text:p text:style-name="P3"><text:span text:style-name="T1">dowr-e ham jam’ budan (hast, bāš) </text:span>being together</text:p>
      <text:p text:style-name="P2"><text:span text:style-name="T1">farāmušnašodani </text:span>unforgettable</text:p>
      <text:p text:style-name="P13"><text:span text:style-name="T1">farhangi </text:span>cultural</text:p>
      <text:p text:style-name="P13"><text:span text:style-name="T1">ferestādan (ferest) </text:span>send</text:p>
      <text:p text:style-name="P13"><text:span text:style-name="T1">gardešgari </text:span>tourism</text:p>
      <text:p text:style-name="P13"><text:span text:style-name="T1">gorbe </text:span>cat</text:p>
      <text:p text:style-name="P9"><text:span text:style-name="T1">gowjefarangi </text:span>tomato</text:p>
      <text:p text:style-name="P3"><text:span text:style-name="T1">gozaštan (gozar) </text:span>pass; cross; forgive</text:p>
      <text:p text:style-name="P3"><text:span text:style-name="T1">hammām </text:span>bathroom; bathhouse</text:p>
      <text:p text:style-name="P3"><text:span text:style-name="T1">havij </text:span>carrot</text:p>
      <text:p text:style-name="P10"><text:span text:style-name="T1">hedye </text:span>gift; present</text:p>
      <text:p text:style-name="P10"><text:span text:style-name="T1">kāhu </text:span>lettuce</text:p>
      <text:p text:style-name="P10"><text:span text:style-name="T1">kāmiyon </text:span>truck</text:p>
      <text:p text:style-name="P10"><text:span text:style-name="T1">kutāh </text:span>short</text:p>
      <text:p text:style-name="P10"><text:span text:style-name="T1">majalle </text:span>magazine</text:p>
      <text:p text:style-name="P8"><text:span text:style-name="T1">majmue </text:span>set; collection; complex</text:p>
      <text:p text:style-name="P8"><text:span text:style-name="T1">manāteq </text:span>areas; regions</text:p>
      <text:p text:style-name="P9"><text:span text:style-name="T1">mast </text:span>drunk</text:p>
      <text:p text:style-name="P3"><text:span text:style-name="T1">mostaqar šodan (šav, šow) </text:span>settle</text:p>
      <text:p text:style-name="P3"><text:span text:style-name="T1">naqqāši kardan (kon) </text:span>paint</text:p>
      <text:p text:style-name="P3"><text:span text:style-name="T1">nārenj </text:span>sour orange</text:p>
      <text:p text:style-name="P8"><text:span text:style-name="T1">nazdiki </text:span>nearness</text:p>
      <text:p text:style-name="P8"><text:span text:style-name="T1">pā </text:span>foot; leg</text:p>
      <text:p text:style-name="P3"><text:span text:style-name="T1">pā-ye telefon </text:span>on the phone</text:p>
      <text:p text:style-name="P3"><text:span text:style-name="T1">pariruz </text:span>the day before yesterday</text:p>
      <text:p text:style-name="P3"><text:span text:style-name="T1">parišab </text:span>the night before last night</text:p>
      <text:p text:style-name="P3"><text:span text:style-name="T1">piyāde šodan (šav, šow) </text:span>get off</text:p>
      <text:p text:style-name="P3"><text:span text:style-name="T1">piyāderow </text:span>sidewalk</text:p>
      <text:p text:style-name="P10"><text:span text:style-name="T1">piyāz </text:span>onion</text:p>
      <text:p text:style-name="P10"><text:span text:style-name="T1">pompbenzin </text:span>gas station</text:p>
      <text:p text:style-name="P10"><text:span text:style-name="T1">porbāzdid </text:span>often visited</text:p>
      <text:p text:style-name="P10"><text:span text:style-name="T1">postxāne </text:span>post office</text:p>
      <text:p text:style-name="P10"><text:span text:style-name="T1">pul </text:span>money</text:p>
      <text:p text:style-name="P3"><text:span text:style-name="T1">qad(d) </text:span>length; size</text:p>
      <text:p text:style-name="P3"><text:span text:style-name="T1">qāyeq </text:span>boat</text:p>
      <text:p text:style-name="P9"><text:span text:style-name="T1">raqs </text:span>dance</text:p>
      <text:p text:style-name="P3"><text:soft-page-break/><text:span text:style-name="T1">ruberu(-ye) </text:span>opposite; in front of</text:p>
      <text:p text:style-name="P3"><text:span text:style-name="T1">ruznāme </text:span>newspaper</text:p>
      <text:p text:style-name="P8"><text:span text:style-name="T1">sāed </text:span>forearm</text:p>
      <text:p text:style-name="P8"><text:span text:style-name="T1">sālād </text:span>salad</text:p>
      <text:p text:style-name="P8"><text:span text:style-name="T1">šāmpu </text:span>shampoo</text:p>
      <text:p text:style-name="P8"><text:span text:style-name="T1">savār šodan (šav, šow) </text:span>get on; board</text:p>
      <text:p text:style-name="P8"><text:span text:style-name="T1">sāxt </text:span>construction; manufacturing</text:p>
      <text:p text:style-name="P2"><text:span text:style-name="T1">šekastan (šekan) </text:span>break</text:p>
      <text:p text:style-name="P2"><text:span text:style-name="T1">šenā </text:span>swimming</text:p>
      <text:p text:style-name="P3"><text:span text:style-name="T1">tavallod-at mobārak </text:span>happy birthday</text:p>
      <text:p text:style-name="P3"><text:span text:style-name="T1">vān </text:span>tub; bath tub</text:p>
      <text:p text:style-name="P8"><text:span text:style-name="T1">varzeš </text:span>sport</text:p>
      <text:p text:style-name="P8"><text:span text:style-name="T1">xiyār </text:span>cucumber</text:p>
      <text:p text:style-name="P2"><text:span text:style-name="T1">xoš </text:span>pleasant; happy; good; well</text:p>
      <text:p text:style-name="P3"><text:span text:style-name="T1">xoš gozaštan (gozar) </text:span>have a good time</text:p>
      <text:p text:style-name="P3"><text:span text:style-name="T1">zādgāh </text:span>birthplace</text:p>
      <text:p text:style-name="P2"><text:span text:style-name="T1">zorrat </text:span>corn; Indian corn</text:p>
      <text:p text:style-name="P2"><text:span text:style-name="T7">Dars-e</text:span><text:span text:style-name="T6"> 12</text:span></text:p>
      <text:p text:style-name="P2"><text:span text:style-name="T1">A’rāb </text:span>Arabs</text:p>
      <text:p text:style-name="P10"><text:span text:style-name="T1">ābma’dani </text:span>mineral water</text:p>
      <text:p text:style-name="P10"><text:span text:style-name="T1">ābporteqāl </text:span>orange juice</text:p>
      <text:p text:style-name="P10"><text:span text:style-name="T1">āli </text:span>excellent</text:p>
      <text:p text:style-name="P2"><text:span text:style-name="T1">amr </text:span>order; matter</text:p>
      <text:p text:style-name="P12"><text:span text:style-name="T1">ānconān </text:span>so</text:p>
      <text:p text:style-name="P12"><text:span text:style-name="T1">aslan </text:span>ever; none</text:p>
      <text:p text:style-name="P12"><text:span text:style-name="T1">asli </text:span>main; primary; principal</text:p>
      <text:p text:style-name="P12"><text:span text:style-name="T1">āxarin </text:span>last; final</text:p>
      <text:p text:style-name="P3"><text:span text:style-name="T1">barpā kardan (kon) </text:span>establish; set up</text:p>
      <text:p text:style-name="P3"><text:span text:style-name="T1">bāstān </text:span>ancient</text:p>
      <text:p text:style-name="P3"><text:span text:style-name="T1">baxš </text:span>section; part; department</text:p>
      <text:p text:style-name="P3"><text:span text:style-name="T1">be cāleš kešidan </text:span>challenge</text:p>
      <text:p text:style-name="P10"><text:span text:style-name="T1">be dast-e </text:span>by</text:p>
      <text:p text:style-name="P10"><text:span text:style-name="T1">be qodrat residan (res) </text:span>rise to power</text:p>
      <text:p text:style-name="P10"><text:span text:style-name="T1">cešmgir </text:span>impressive</text:p>
      <text:p text:style-name="P3"><text:span text:style-name="T1">dar extiyār dāštan (dār) </text:span>have; possess</text:p>
      <text:p text:style-name="P3"><text:span text:style-name="T1">del xāstan (xāh) </text:span>like</text:p>
      <text:p text:style-name="P3"><text:span text:style-name="T1">din </text:span>religion</text:p>
      <text:p text:style-name="P3"><text:span text:style-name="T1">dobāre </text:span>again</text:p>
      <text:p text:style-name="P3"><text:span text:style-name="T1">dovvom </text:span>second</text:p>
      <text:p text:style-name="P3"><text:span text:style-name="T1">dowrān </text:span>era; period</text:p>
      <text:p text:style-name="P10"><text:span text:style-name="T1">dowre </text:span>era; period; course</text:p>
      <text:p text:style-name="P10"><text:span text:style-name="T1">ehterām gozāštan (gozār) </text:span>respect</text:p>
      <text:p text:style-name="P10"><text:span text:style-name="T1">elmi </text:span>scientific</text:p>
      <text:p text:style-name="P3"><text:span text:style-name="T1">emperāturi </text:span>empire</text:p>
      <text:p text:style-name="P3"><text:span text:style-name="T1">eslāmi </text:span>Islamic</text:p>
      <text:p text:style-name="P10"><text:span text:style-name="T1">eyālat </text:span>state; province</text:p>
      <text:p text:style-name="P10"><text:span text:style-name="T1">farmānravāyi </text:span>empire; rule</text:p>
      <text:p text:style-name="P10"><text:span text:style-name="T1">gārson </text:span>waiter</text:p>
      <text:p text:style-name="P2"><text:span text:style-name="T1">gostareš </text:span>spread</text:p>
      <text:p text:style-name="P3"><text:span text:style-name="T1">guš dādan (deh) </text:span>listen</text:p>
      <text:p text:style-name="P3"><text:span text:style-name="T1">gušt </text:span>meat</text:p>
      <text:p text:style-name="P3"><text:soft-page-break/><text:span text:style-name="T1">hālā </text:span>now</text:p>
      <text:p text:style-name="P3"><text:span text:style-name="T1">hamle </text:span>attack</text:p>
      <text:p text:style-name="P3"><text:span text:style-name="T1">hamtā </text:span>peer; counterpart</text:p>
      <text:p text:style-name="P3"><text:span text:style-name="T1">hanuz </text:span>still; yet</text:p>
      <text:p text:style-name="P10"><text:span text:style-name="T1">harruz </text:span>everyday; daily</text:p>
      <text:p text:style-name="P10"><text:span text:style-name="T1">hendoorupāyi </text:span>Indo-European</text:p>
      <text:p text:style-name="P10"><text:span text:style-name="T1">hezāre </text:span>millennium</text:p>
      <text:p text:style-name="P10"><text:span text:style-name="T1">hodud-e </text:span>about</text:p>
      <text:p text:style-name="P10"><text:span text:style-name="T1">hokumat </text:span>reign</text:p>
      <text:p text:style-name="P10"><text:span text:style-name="T1">jahāni </text:span>global</text:p>
      <text:p text:style-name="P3"><text:span text:style-name="T1">kabāb </text:span>kebab; barbecue; grill</text:p>
      <text:p text:style-name="P3"><text:span text:style-name="T1">kare </text:span>butter</text:p>
      <text:p text:style-name="P3"><text:span text:style-name="T1">kuc </text:span>emigration; imigration</text:p>
      <text:p text:style-name="P3"><text:span text:style-name="T1">lezzat bordan (bar) </text:span>enjoy</text:p>
      <text:p text:style-name="P3"><text:span text:style-name="T1">lotf kardan (kon) </text:span>show kindness</text:p>
      <text:p text:style-name="P3"><text:span text:style-name="T1">maqduni </text:span>Macedonian</text:p>
      <text:p text:style-name="P9"><text:span text:style-name="T1">marākez </text:span>centers</text:p>
      <text:p text:style-name="P3"><text:span text:style-name="T1">marbut </text:span>related; linked; connected</text:p>
      <text:p text:style-name="P3"><text:span text:style-name="T1">marbut budan be </text:span>goes back to</text:p>
      <text:p text:style-name="P3"><text:span text:style-name="T1">mariz </text:span>sick; ill; patient</text:p>
      <text:p text:style-name="P2"><text:span text:style-name="T1">markazi </text:span>central</text:p>
      <text:p text:style-name="P3"><text:span text:style-name="T1">meyl </text:span>apetite; desire; tendency</text:p>
      <text:p text:style-name="P3"><text:span text:style-name="T1">meyl farmudan (farmā) </text:span>eat; drink</text:p>
      <text:p text:style-name="P3"><text:span text:style-name="T1">miyāne </text:span>middle; median; average</text:p>
      <text:p text:style-name="P3"><text:span text:style-name="T1">milād </text:span>birth; birth of Christ</text:p>
      <text:p text:style-name="P9"><text:span text:style-name="T1">milādi </text:span>AD; CE</text:p>
      <text:p text:style-name="P3"><text:span text:style-name="T1">mohājerat </text:span>emigration; imigration</text:p>
      <text:p text:style-name="P3"><text:span text:style-name="T1">Moqol </text:span>Mongol</text:p>
      <text:p text:style-name="P3"><text:span text:style-name="T1">mordan (mir) </text:span>die</text:p>
      <text:p text:style-name="P3"><text:span text:style-name="T1">morq </text:span>chicken; hen</text:p>
      <text:p text:style-name="P3"><text:span text:style-name="T1">moteassefāne </text:span>unfortunately</text:p>
      <text:p text:style-name="P3"><text:span text:style-name="T1">negahdāri </text:span>maintenance; preservation</text:p>
      <text:p text:style-name="P3"><text:span text:style-name="T1">nešāndan (nešān) </text:span>set; seat</text:p>
      <text:p text:style-name="P4"><text:span text:style-name="T1">nofuz </text:span>penetration; influence</text:p>
      <text:p text:style-name="P3"><text:span text:style-name="T1">nušidani </text:span>drink</text:p>
      <text:p text:style-name="P3"><text:span text:style-name="T1">orupāyi </text:span>European</text:p>
      <text:p text:style-name="P3"><text:span text:style-name="T1">pādšāhi </text:span>kingdom</text:p>
      <text:p text:style-name="P3"><text:span text:style-name="T1">pahnāvar </text:span>vast; wide</text:p>
      <text:p text:style-name="P3"><text:span text:style-name="T1">panir </text:span>cheese</text:p>
      <text:p text:style-name="P3"><text:span text:style-name="T1">pārsāl </text:span>last year</text:p>
      <text:p text:style-name="P3"><text:span text:style-name="T1">peydarpey </text:span>successive</text:p>
      <text:p text:style-name="P3"><text:span text:style-name="T1">peydāyeš </text:span>appearance</text:p>
      <text:p text:style-name="P3"><text:span text:style-name="T1">pip </text:span>pipe</text:p>
      <text:p text:style-name="P10"><text:span text:style-name="T1">pišazin </text:span>earlier; before</text:p>
      <text:p text:style-name="P10"><text:span text:style-name="T1">pišxedmat </text:span>waitress; waiter</text:p>
      <text:p text:style-name="P10"><text:span text:style-name="T1">pors </text:span>portion</text:p>
      <text:p text:style-name="P3"><text:span text:style-name="T1">qablan </text:span>earlier; already; before</text:p>
      <text:p text:style-name="P3"><text:span text:style-name="T1">qahve </text:span>coffee</text:p>
      <text:p text:style-name="P2"><text:span text:style-name="T1">qarn </text:span>century</text:p>
      <text:p text:style-name="P8"><text:span text:style-name="T1">qodrat </text:span>power; strength</text:p>
      <text:p text:style-name="P8"><text:span text:style-name="T1">qodratmand </text:span>powerful</text:p>
      <text:p text:style-name="P8"><text:span text:style-name="T1">raftār </text:span>behavior</text:p>
      <text:p text:style-name="P8"><text:soft-page-break/><text:span text:style-name="T1">rafte-rafte </text:span>gradually</text:p>
      <text:p text:style-name="P8"><text:span text:style-name="T1">rāndan (rān) </text:span>drive; expel</text:p>
      <text:p text:style-name="P3"><text:span text:style-name="T1">residan (res) </text:span>arrive; reach; achieve</text:p>
      <text:p text:style-name="P3"><text:span text:style-name="T1">romi </text:span>Roman</text:p>
      <text:p text:style-name="P9"><text:span text:style-name="T1">sade </text:span>century</text:p>
      <text:p text:style-name="P2"><text:span text:style-name="T1">šāhanšāhi </text:span>empire; imperial</text:p>
      <text:p text:style-name="P2"><text:span text:style-name="T1">šarbat </text:span>syrup</text:p>
      <text:p text:style-name="P3"><text:span text:style-name="T1">šekast </text:span>failure; defeat</text:p>
      <text:p text:style-name="P3"><text:span text:style-name="T1">selsele </text:span>dynasty</text:p>
      <text:p text:style-name="P3"><text:span text:style-name="T1">sigār kešidan (keš) </text:span>smoke</text:p>
      <text:p text:style-name="P10"><text:span text:style-name="T1">šokufāyi </text:span>boom; height</text:p>
      <text:p text:style-name="P10"><text:span text:style-name="T1">sokunat kardan (kon) </text:span>reside</text:p>
      <text:p text:style-name="P10"><text:span text:style-name="T1">solte </text:span>dominance</text:p>
      <text:p text:style-name="P8"><text:span text:style-name="T1">šomār </text:span>number</text:p>
      <text:p text:style-name="P8"><text:span text:style-name="T1">sosis </text:span>sausage</text:p>
      <text:p text:style-name="P8"><text:span text:style-name="T1">surathesāb </text:span>bill; invoice</text:p>
      <text:p text:style-name="P8"><text:span text:style-name="T1">suratqazā </text:span>menu</text:p>
      <text:p text:style-name="P8"><text:span text:style-name="T1">ta’sirgozār </text:span>effective</text:p>
      <text:p text:style-name="P3"><text:span text:style-name="T1">ta’sis kardan (kon) </text:span>establish; found</text:p>
      <text:p text:style-name="P3"><text:span text:style-name="T1">tahājom </text:span>invasion</text:p>
      <text:p text:style-name="P8"><text:span text:style-name="T1">talx </text:span>bitter</text:p>
      <text:p text:style-name="P8"><text:span text:style-name="T1">tārixnegār </text:span>historian</text:p>
      <text:p text:style-name="P3"><text:span text:style-name="T1">taz’if šodan (šav, šow) </text:span>be weakened</text:p>
      <text:p text:style-name="P3"><text:span text:style-name="T1">vāqean </text:span>really; indeed</text:p>
      <text:p text:style-name="P8"><text:span text:style-name="T1">xāme </text:span>cream</text:p>
      <text:p text:style-name="P8"><text:span text:style-name="T1">xandedār </text:span>funny</text:p>
      <text:p text:style-name="P8"><text:span text:style-name="T1">xedmat </text:span>service</text:p>
      <text:p text:style-name="P3"><text:span text:style-name="T1">zang zadan (zan) </text:span>ring</text:p>
      <text:p text:style-name="P3"><text:span text:style-name="T1">zānu </text:span>knee</text:p>
      <text:p text:style-name="P12"><text:span text:style-name="T1">zende </text:span>lively; alive</text:p>
      <text:p text:style-name="P12"><text:span text:style-name="T1">zohur </text:span>appearance</text:p>
      <text:p text:style-name="P2"><text:span text:style-name="T7">Dars-e</text:span><text:span text:style-name="T6"> 13</text:span></text:p>
      <text:p text:style-name="P16"><text:span text:style-name="T1">āfaridegār </text:span>God; creator</text:p>
      <text:p text:style-name="P16"><text:span text:style-name="T1">Āfriqā </text:span>Africa</text:p>
      <text:p text:style-name="P2"><text:span text:style-name="T1">Ahriman </text:span>Demon</text:p>
      <text:p text:style-name="P8"><text:span text:style-name="T1">āmuze </text:span>teachings</text:p>
      <text:p text:style-name="P8"><text:span text:style-name="T1">andišmand </text:span>thinker</text:p>
      <text:p text:style-name="P8"><text:span text:style-name="T1">angošt </text:span>finger</text:p>
      <text:p text:style-name="P2"><text:span text:style-name="T1">asl </text:span>principle; original</text:p>
      <text:p text:style-name="P3"><text:span text:style-name="T1">āšnā šodan (šav, šow) </text:span>get to know</text:p>
      <text:p text:style-name="P2"><text:span text:style-name="T1">Avestā </text:span>Avesta</text:p>
      <text:p text:style-name="P14"><text:span text:style-name="T1">āyin </text:span>cult; ceremony</text:p>
      <text:p text:style-name="P14"><text:span text:style-name="T1">āzād </text:span>free</text:p>
      <text:p text:style-name="P3"><text:span text:style-name="T1">āzād gozāštan (gozār) </text:span>allow; let</text:p>
      <text:p text:style-name="P3"><text:span text:style-name="T1">ba’dan </text:span>afterwards</text:p>
      <text:p text:style-name="P9"><text:span text:style-name="T1">ba’di </text:span>subsequent; further</text:p>
      <text:p text:style-name="P3"><text:span text:style-name="T1">balad budan (hast, bāš) </text:span>can; be able to</text:p>
      <text:p text:style-name="P3"><text:span text:style-name="T1">bale </text:span>yes</text:p>
      <text:p text:style-name="P2"><text:span text:style-name="T1">barf </text:span>snow</text:p>
      <text:p text:style-name="P3"><text:span text:style-name="T1">bāridan (bār) </text:span>rain; snow</text:p>
      <text:p text:style-name="P3"><text:span text:style-name="T1">bārik </text:span>thin</text:p>
      <text:p text:style-name="P10"><text:soft-page-break/><text:span text:style-name="T1">bāšad </text:span>OK</text:p>
      <text:p text:style-name="P10"><text:span text:style-name="T1">bozorgrāh </text:span>highway</text:p>
      <text:p text:style-name="P10"><text:span text:style-name="T1">carxegušt </text:span>masticator</text:p>
      <text:p text:style-name="P10"><text:span text:style-name="T1">conin </text:span>so; such</text:p>
      <text:p text:style-name="P8"><text:span text:style-name="T1">daf’e </text:span>time</text:p>
      <text:p text:style-name="P8"><text:span text:style-name="T1">damāq </text:span>nose</text:p>
      <text:p text:style-name="P3"><text:span text:style-name="T1">dastyābi </text:span>achieving; gaining</text:p>
      <text:p text:style-name="P3"><text:span text:style-name="T1">doktor </text:span>physician; doctor</text:p>
      <text:p text:style-name="P3"><text:span text:style-name="T1">dozd </text:span>thief; stealer; robber</text:p>
      <text:p text:style-name="P3"><text:span text:style-name="T1">ejbāri </text:span>mandatory</text:p>
      <text:p text:style-name="P10"><text:span text:style-name="T1">ensān </text:span>human being; man</text:p>
      <text:p text:style-name="P10"><text:span text:style-name="T1">entexāb </text:span>choice; selection</text:p>
      <text:p text:style-name="P10"><text:span text:style-name="T1">erāde </text:span>will</text:p>
      <text:p text:style-name="P8"><text:span text:style-name="T1">eslāhtalab </text:span>reformer; reformist</text:p>
      <text:p text:style-name="P8"><text:span text:style-name="T1">ettefāq oftādan (oft) </text:span>happen</text:p>
      <text:p text:style-name="P8"><text:span text:style-name="T1">falsafe </text:span>philosophy</text:p>
      <text:p text:style-name="P10"><text:span text:style-name="T1">farāmuš kardan (kon) </text:span>forget</text:p>
      <text:p text:style-name="P10"><text:span text:style-name="T1">farār kardan (kon) </text:span>escape</text:p>
      <text:p text:style-name="P10"><text:span text:style-name="T1">filsuf </text:span>philosopher</text:p>
      <text:p text:style-name="P10"><text:span text:style-name="T1">gārānti </text:span>warranty; guarantee</text:p>
      <text:p text:style-name="P10"><text:span text:style-name="T1">gerdāvari </text:span>collecting; compilation</text:p>
      <text:p text:style-name="P10"><text:span text:style-name="T1">girande </text:span>receiver</text:p>
      <text:p text:style-name="P3"><text:span text:style-name="T1">goftār </text:span>speech; word</text:p>
      <text:p text:style-name="P3"><text:span text:style-name="T1">gonde </text:span>big; huge</text:p>
      <text:p text:style-name="P3"><text:span text:style-name="T1">gozineš </text:span>choice; selection</text:p>
      <text:p text:style-name="P3"><text:span text:style-name="T1">hargez </text:span>never; ever</text:p>
      <text:p text:style-name="P3"><text:span text:style-name="T1">hattā </text:span>even</text:p>
      <text:p text:style-name="P8"><text:span text:style-name="T1">hendevāne </text:span>watermelon</text:p>
      <text:p text:style-name="P8"><text:span text:style-name="T1">hesābi </text:span>really; indeed</text:p>
      <text:p text:style-name="P8"><text:span text:style-name="T1">hicciz </text:span>nothing</text:p>
      <text:p text:style-name="P2"><text:span text:style-name="T1">hicvaqt </text:span>never</text:p>
      <text:p text:style-name="P3"><text:span text:style-name="T1">hodudan </text:span>about; roughly</text:p>
      <text:p text:style-name="P3"><text:span text:style-name="T1">inbār </text:span>this time</text:p>
      <text:p text:style-name="P3"><text:span text:style-name="T1">jam’āvari </text:span>collecting; compilation</text:p>
      <text:p text:style-name="P3"><text:span text:style-name="T1">kerdār </text:span>behavior</text:p>
      <text:p text:style-name="P2"><text:span text:style-name="T1">konun </text:span>now</text:p>
      <text:p text:style-name="P8"><text:span text:style-name="T1">kuler </text:span>air conditioning</text:p>
      <text:p text:style-name="P8"><text:span text:style-name="T1">māhvāre </text:span>satellite</text:p>
      <text:p text:style-name="P8"><text:span text:style-name="T1">mardomān </text:span>people</text:p>
      <text:p text:style-name="P3"><text:span text:style-name="T1">māšin-e lebāsšuyi </text:span>washing machine</text:p>
      <text:p text:style-name="P3"><text:span text:style-name="T1">maxlutkon </text:span>mixer</text:p>
      <text:p text:style-name="P3"><text:span text:style-name="T1">mowjud </text:span>creature; available; existent</text:p>
      <text:p text:style-name="P3"><text:span text:style-name="T1">mowqe’ </text:span>time; moment</text:p>
      <text:p text:style-name="P10"><text:span text:style-name="T1">muš </text:span>mouse</text:p>
      <text:p text:style-name="P10"><text:span text:style-name="T1">nabard </text:span>fight; battle</text:p>
      <text:p text:style-name="P10"><text:span text:style-name="T1">nik </text:span>good; well</text:p>
      <text:p text:style-name="P19"><text:span text:style-name="T1">niki </text:span>goodness</text:p>
      <text:p text:style-name="P19"><text:span text:style-name="T1">pahn </text:span>broad; wide</text:p>
      <text:p text:style-name="P19"><text:span text:style-name="T1">pakar </text:span>pensive</text:p>
      <text:p text:style-name="P19"><text:span text:style-name="T1">palid </text:span>evil; dirty</text:p>
      <text:p text:style-name="P13"><text:span text:style-name="T1">pardāxtan (pardāz) </text:span>pay; deal</text:p>
      <text:p text:style-name="P13"><text:span text:style-name="T1">pazireš </text:span>acceptance; reception</text:p>
      <text:p text:style-name="P13"><text:soft-page-break/><text:span text:style-name="T1">pendār </text:span>thought; imagination</text:p>
      <text:p text:style-name="P3"><text:span text:style-name="T1">qarbi </text:span>western; westerner; Occidental</text:p>
      <text:p text:style-name="P3"><text:span text:style-name="T1">qelyān kešidan (keš) </text:span>smoke shisha</text:p>
      <text:p text:style-name="P3"><text:span text:style-name="T1">ranginkamān </text:span>rainbow</text:p>
      <text:p text:style-name="P9"><text:span text:style-name="T1">sahne </text:span>scene; stage</text:p>
      <text:p text:style-name="P3"><text:span text:style-name="T1">šart bastan (band) </text:span>bet</text:p>
      <text:p text:style-name="P3"><text:span text:style-name="T1">šartbandi </text:span>bet</text:p>
      <text:p text:style-name="P2"><text:span text:style-name="T1">šekl </text:span>figure; shape; look</text:p>
      <text:p text:style-name="P10"><text:span text:style-name="T1">šekl gereftan (gir) </text:span>be formed</text:p>
      <text:p text:style-name="P10"><text:span text:style-name="T1">šenidan (šenav, šenow) </text:span>hear</text:p>
      <text:p text:style-name="P3"><text:span text:style-name="T1">šur </text:span>salty; passion</text:p>
      <text:p text:style-name="P3"><text:span text:style-name="T1">suxtan (suz) </text:span>burn</text:p>
      <text:p text:style-name="P3"><text:span text:style-name="T1">suzāndan (suzān) </text:span>burn</text:p>
      <text:p text:style-name="P3"><text:span text:style-name="T1">taālim </text:span>teachings</text:p>
      <text:p text:style-name="P3"><text:span text:style-name="T1">ta’mir kardan (kon) </text:span>repair</text:p>
      <text:p text:style-name="P3"><text:span text:style-name="T1">ta’sir </text:span>influence</text:p>
      <text:p text:style-name="P2"><text:span text:style-name="T1">tafsir </text:span>interpretation; commentary;<text:span text:style-name="T1"> </text:span>comment</text:p>
      <text:p text:style-name="P9"><text:span text:style-name="T1">tārik </text:span>dark</text:p>
      <text:p text:style-name="P3"><text:span text:style-name="T1">tarjome </text:span>translation</text:p>
      <text:p text:style-name="P3"><text:span text:style-name="T1">towzih dādan (deh) </text:span>explain</text:p>
      <text:p text:style-name="P3"><text:span text:style-name="T1">xabar </text:span>news; message</text:p>
      <text:p text:style-name="P3"><text:span text:style-name="T1">xāleq </text:span>creator</text:p>
      <text:p text:style-name="P3"><text:span text:style-name="T1">xāmuš kardan (kon) </text:span>turn off; extinguish</text:p>
      <text:p text:style-name="P3"><text:span text:style-name="T1">Xodā </text:span>God</text:p>
      <text:p text:style-name="P3"><text:span text:style-name="T1">xubi </text:span>goodness</text:p>
      <text:p text:style-name="P3"><text:span text:style-name="T1">yād dādan (deh) </text:span>instruct; teach</text:p>
      <text:p text:style-name="P3"><text:span text:style-name="T1">Yunān </text:span>Greece</text:p>
      <text:p text:style-name="P14"><text:span text:style-name="T1">zabtesowt </text:span>tape recorder</text:p>
      <text:p text:style-name="P14"><text:span text:style-name="T1">zistan (zi) </text:span>live</text:p>
      <text:p text:style-name="P2"><text:span text:style-name="T7">Dars-e</text:span><text:span text:style-name="T6"> 14</text:span></text:p>
      <text:p text:style-name="P2"><text:span text:style-name="T1">āmpul </text:span>syringe</text:p>
      <text:p text:style-name="P3"><text:span text:style-name="T1">āmpul zadan (zan) </text:span>inject</text:p>
      <text:p text:style-name="P3"><text:span text:style-name="T1">andām </text:span>organ; body</text:p>
      <text:p text:style-name="P3"><text:span text:style-name="T1">az qabil-e </text:span>such as</text:p>
      <text:p text:style-name="P3"><text:span text:style-name="T1">bad </text:span>bad</text:p>
      <text:p text:style-name="P10"><text:span text:style-name="T1">bād </text:span>wind</text:p>
      <text:p text:style-name="P10"><text:span text:style-name="T1">badan </text:span>body</text:p>
      <text:p text:style-name="P10"><text:span text:style-name="T1">bārān </text:span>rain</text:p>
      <text:p text:style-name="P3"><text:span text:style-name="T1">bartar </text:span>superior; better; higher</text:p>
      <text:p text:style-name="P3"><text:span text:style-name="T1">bihessi </text:span>anesthesia</text:p>
      <text:p text:style-name="P3"><text:span text:style-name="T1">binazir </text:span>unique; unrivaled</text:p>
      <text:p text:style-name="P3"><text:span text:style-name="T1">bišomār </text:span>numerous</text:p>
      <text:p text:style-name="P3"><text:span text:style-name="T1">candvaqt </text:span>how long</text:p>
      <text:p text:style-name="P3"><text:span text:style-name="T1">cexabar-ast </text:span>what’s going on</text:p>
      <text:p text:style-name="P3"><text:span text:style-name="T1">dandān-e kermxorde </text:span>carious tooth</text:p>
      <text:p text:style-name="P3"><text:span text:style-name="T1">dard </text:span>pain; ache</text:p>
      <text:p text:style-name="P10"><text:span text:style-name="T1">dard kardan (kon) </text:span>hurt</text:p>
      <text:p text:style-name="P3"><text:span text:style-name="T1">dāru </text:span>drug; medicament; medicine</text:p>
      <text:p text:style-name="P3"><text:span text:style-name="T1">dastgir </text:span>arrested</text:p>
      <text:p text:style-name="P3"><text:span text:style-name="T1">davā </text:span>drug; medicament; medicine</text:p>
      <text:p text:style-name="P3"><text:span text:style-name="T1">del </text:span>heart; stomach</text:p>
      <text:p text:style-name="P8"><text:span text:style-name="T1">deldard </text:span>stomach ache</text:p>
      <text:p text:style-name="P8"><text:soft-page-break/><text:span text:style-name="T1">derāz kešidan (keš) </text:span>lie</text:p>
      <text:p text:style-name="P8"><text:span text:style-name="T1">dorošt </text:span>coarse; large; sturdy</text:p>
      <text:p text:style-name="P14"><text:span text:style-name="T1">ehtemāl dāštan (dār) </text:span>being probable</text:p>
      <text:p text:style-name="P14"><text:span text:style-name="T1">emtehān dādan (deh) </text:span>pass an exam</text:p>
      <text:p text:style-name="P14"><text:span text:style-name="T1">eqāmat </text:span>stay</text:p>
      <text:p text:style-name="P14"><text:span text:style-name="T1">estekān </text:span>glass</text:p>
      <text:p text:style-name="P3"><text:span text:style-name="T1">ettelā’ </text:span>information; notice; notification</text:p>
      <text:p text:style-name="P3"><text:span text:style-name="T1">fāsele </text:span>distance</text:p>
      <text:p text:style-name="P9"><text:span text:style-name="T1">fešārxun </text:span>blood pressure</text:p>
      <text:p text:style-name="P3"><text:span text:style-name="T1">fešārxun gereftan (gir) </text:span>measure blood<text:span text:style-name="T1"> </text:span>pressure</text:p>
      <text:p text:style-name="P8"><text:span text:style-name="T1">galu </text:span>throat</text:p>
      <text:p text:style-name="P8"><text:span text:style-name="T1">gardan </text:span>neck</text:p>
      <text:p text:style-name="P2"><text:span text:style-name="T1">gardandard </text:span>neck pain</text:p>
      <text:p text:style-name="P10"><text:span text:style-name="T1">gerd-e ham āmadan (ā) </text:span>gather; come<text:span text:style-name="T1"> </text:span>together</text:p>
      <text:p text:style-name="P5"><text:span text:style-name="T1">guš </text:span>ear</text:p>
      <text:p text:style-name="P5"><text:span text:style-name="T1">gušdard </text:span>earache</text:p>
      <text:p text:style-name="P8"><text:span text:style-name="T1">hālattahavvo’ </text:span>nausea</text:p>
      <text:p text:style-name="P8"><text:span text:style-name="T1">honari </text:span>artistic</text:p>
      <text:p text:style-name="P3"><text:span text:style-name="T1">jahāniyān </text:span>people worldwide</text:p>
      <text:p text:style-name="P3"><text:span text:style-name="T1">janbe </text:span>aspect</text:p>
      <text:p text:style-name="P8"><text:span text:style-name="T1">jeddi </text:span>serious</text:p>
      <text:p text:style-name="P8"><text:span text:style-name="T1">jelve </text:span>look</text:p>
      <text:p text:style-name="P3"><text:span text:style-name="T1">kaf </text:span>floor; bottom; foam; applause</text:p>
      <text:p text:style-name="P3"><text:span text:style-name="T1">kamar </text:span>loin; back</text:p>
      <text:p text:style-name="P9"><text:span text:style-name="T1">kamardard </text:span>back pain</text:p>
      <text:p text:style-name="P2"><text:span text:style-name="T1">kāmelan </text:span>fully; completely; entirely;<text:span text:style-name="T1"> </text:span>totaly</text:p>
      <text:p text:style-name="P3"><text:span text:style-name="T1">kapsul </text:span>capsule</text:p>
      <text:p text:style-name="P3"><text:span text:style-name="T1">kasif </text:span>dirty</text:p>
      <text:p text:style-name="P3"><text:span text:style-name="T1">kāx </text:span>palace</text:p>
      <text:p text:style-name="P3"><text:span text:style-name="T1">kelisā </text:span>church</text:p>
      <text:p text:style-name="P2"><text:span text:style-name="T1">kešidan (keš) </text:span>drag; pull; draw; paint;<text:span text:style-name="T1"> </text:span>strech</text:p>
      <text:p text:style-name="P10"><text:span text:style-name="T1">limu </text:span>lemon; citron</text:p>
      <text:p text:style-name="P10"><text:span text:style-name="T1">mālidan (māl) </text:span>rub</text:p>
      <text:p text:style-name="P10"><text:span text:style-name="T1">me’de </text:span>stomach</text:p>
      <text:p text:style-name="P10"><text:span text:style-name="T1">me’dedard </text:span>stomach pain</text:p>
      <text:p text:style-name="P10"><text:span text:style-name="T1">minākāri </text:span>enamel</text:p>
      <text:p text:style-name="P10"><text:span text:style-name="T1">miniyātur </text:span>miniature</text:p>
      <text:p text:style-name="P10"><text:span text:style-name="T1">moāyene </text:span>checkup</text:p>
      <text:p text:style-name="P10"><text:span text:style-name="T1">moāyene kardan (kon) </text:span>check up</text:p>
      <text:p text:style-name="P10"><text:span text:style-name="T1">mošāhede kardan (kon) </text:span>observe; see</text:p>
      <text:p text:style-name="P10"><text:span text:style-name="T1">nāhiye </text:span>region; area</text:p>
      <text:p text:style-name="P8"><text:span text:style-name="T1">na’lbeki </text:span>saucer</text:p>
      <text:p text:style-name="P8"><text:span text:style-name="T1">namāyande </text:span>representative;<text:span text:style-name="T1"> </text:span>parliamentarian</text:p>
      <text:p text:style-name="P8"><text:span text:style-name="T1">negārgari </text:span>painting</text:p>
      <text:p text:style-name="P8"><text:span text:style-name="T1">omidvār </text:span>hopeful</text:p>
      <text:p text:style-name="P3"><text:span text:style-name="T1">owj </text:span>pinnacle; height; peak</text:p>
      <text:p text:style-name="P3"><text:span text:style-name="T1">pādard </text:span>leg pain</text:p>
      <text:p text:style-name="P8"><text:span text:style-name="T1">parde </text:span>curtain</text:p>
      <text:p text:style-name="P8"><text:span text:style-name="T1">pol </text:span>bridge</text:p>
      <text:p text:style-name="P8"><text:span text:style-name="T1">pomād </text:span>pomade</text:p>
      <text:p text:style-name="P8"><text:span text:style-name="T1">pust </text:span>skin; shell</text:p>
      <text:p text:style-name="P3"><text:soft-page-break/><text:span text:style-name="T1">qarib </text:span>foreign; foreigner; strange</text:p>
      <text:p text:style-name="P3"><text:span text:style-name="T1">qatre </text:span>drop; drops</text:p>
      <text:p text:style-name="P3"><text:span text:style-name="T1">qors </text:span>tablet; pill</text:p>
      <text:p text:style-name="P3"><text:span text:style-name="T1">raftoāmad </text:span>contact; traffic</text:p>
      <text:p text:style-name="P3"><text:span text:style-name="T1">riz </text:span>fine; tiny; small</text:p>
      <text:p text:style-name="P21"><text:span text:style-name="T1">šadid </text:span>severe; drastic</text:p>
      <text:p text:style-name="P21"><text:span text:style-name="T1">sāndevic </text:span>sandwich</text:p>
      <text:p text:style-name="P21"><text:span text:style-name="T1">sardard </text:span>headache</text:p>
      <text:p text:style-name="P13"><text:span text:style-name="T1">šekam </text:span>abdomen; belly</text:p>
      <text:p text:style-name="P13"><text:span text:style-name="T1">šekamdard </text:span>abdominal pain</text:p>
      <text:p text:style-name="P13"><text:span text:style-name="T1">sibzamini </text:span>potato</text:p>
      <text:p text:style-name="P3"><text:span text:style-name="T1">sine </text:span>breast; chest</text:p>
      <text:p text:style-name="P3"><text:span text:style-name="T1">sinedard </text:span>chest pain</text:p>
      <text:p text:style-name="P3"><text:span text:style-name="T1">tab </text:span>fever</text:p>
      <text:p text:style-name="P9"><text:span text:style-name="T1">tagarg </text:span>hail</text:p>
      <text:p text:style-name="P3"><text:span text:style-name="T1">tāze </text:span>recently; fresh; new</text:p>
      <text:p text:style-name="P3"><text:span text:style-name="T1">tufāni </text:span>stormy</text:p>
      <text:p text:style-name="P3"><text:span text:style-name="T1">xātamkāri </text:span>inlay</text:p>
      <text:p text:style-name="P10"><text:span text:style-name="T1">xāter </text:span>memory</text:p>
      <text:p text:style-name="P10"><text:span text:style-name="T1">xirekonande </text:span>amazing</text:p>
      <text:p text:style-name="P10"><text:span text:style-name="T1">xis </text:span>wet</text:p>
      <text:p text:style-name="P3"><text:span text:style-name="T1">xošbaxtāne </text:span>fortunately</text:p>
      <text:p text:style-name="P3"><text:span text:style-name="T1">xošk </text:span>dry</text:p>
      <text:p text:style-name="P2"><text:span text:style-name="T1">yax </text:span>ice</text:p>
      <text:p text:style-name="P2"><text:span text:style-name="T7">Dars-e</text:span><text:span text:style-name="T6"> 15</text:span></text:p>
      <text:p text:style-name="P16"><text:span text:style-name="T1">aks gereftan (gir) </text:span>take photos;<text:span text:style-name="T1"> </text:span>photograph</text:p>
      <text:p text:style-name="P2"><text:span text:style-name="T1">al’ān </text:span>now</text:p>
      <text:p text:style-name="P10"><text:span text:style-name="T1">andāze gereftan (gir) </text:span>measure</text:p>
      <text:p text:style-name="P10"><text:span text:style-name="T1">arzešmand </text:span>worthy; valuable</text:p>
      <text:p text:style-name="P10"><text:span text:style-name="T1">asir </text:span>captive</text:p>
      <text:p text:style-name="P3"><text:span text:style-name="T1">āzād kardan (kon) </text:span>liberate</text:p>
      <text:p text:style-name="P3"><text:span text:style-name="T1">badal </text:span>replica</text:p>
      <text:p text:style-name="P9"><text:span text:style-name="T1">bāmodārā </text:span>tolerant</text:p>
      <text:p text:style-name="P3"><text:span text:style-name="T1">band </text:span>chain; paragraph; string</text:p>
      <text:p text:style-name="P3"><text:span text:style-name="T1">barnāme </text:span>program; performance</text:p>
      <text:p text:style-name="P3"><text:span text:style-name="T1">bašar </text:span>man; mankind</text:p>
      <text:p text:style-name="P3"><text:span text:style-name="T1">bāstānšenās </text:span>archaeologist</text:p>
      <text:p text:style-name="P3"><text:span text:style-name="T1">bāzgardāni </text:span>return</text:p>
      <text:p text:style-name="P2"><text:span text:style-name="T1">bāzsāzi </text:span>rebuild; reconstruction</text:p>
      <text:p text:style-name="P3"><text:span text:style-name="T1">be armaqān āvardan (āvar) </text:span>give; give as<text:span text:style-name="T1"> </text:span>a gift</text:p>
      <text:p text:style-name="P10"><text:span text:style-name="T1">bejāymānde </text:span>remaining</text:p>
      <text:p text:style-name="P10"><text:span text:style-name="T1">be narmi </text:span>softly</text:p>
      <text:p text:style-name="P10"><text:span text:style-name="T1">Beritāniyā </text:span>Britain</text:p>
      <text:p text:style-name="P10"><text:span text:style-name="T1">bonyāngozār </text:span>founder</text:p>
      <text:p text:style-name="P10"><text:span text:style-name="T1">da’vat kardan (kon) </text:span>invite</text:p>
      <text:p text:style-name="P10"><text:span text:style-name="T1">darsad </text:span>percent; percentage</text:p>
      <text:p text:style-name="P10"><text:span text:style-name="T1">durbin </text:span>camera</text:p>
      <text:p text:style-name="P3"><text:span text:style-name="T1">e’lāmiye </text:span>declaration; proclamation</text:p>
      <text:p text:style-name="P3"><text:span text:style-name="T1">ehterām </text:span>respect</text:p>
      <text:p text:style-name="P8"><text:span text:style-name="T1">eštebāh gereftan (gir) </text:span>misdial</text:p>
      <text:p text:style-name="P8"><text:span text:style-name="T1">farmānravā </text:span>ruler; sovereign</text:p>
      <text:p text:style-name="P8"><text:span text:style-name="T1">fāteh </text:span>conqueror; victor</text:p>
      <text:p text:style-name="P8"><text:soft-page-break/><text:span text:style-name="T1">fath </text:span>conquest; victory</text:p>
      <text:p text:style-name="P8"><text:span text:style-name="T1">fāyede </text:span>benefit; usefulness</text:p>
      <text:p text:style-name="P3"><text:span text:style-name="T1">hāki budan (hast, bāš) az </text:span>evidence</text:p>
      <text:p text:style-name="P3"><text:span text:style-name="T1">hamdigar </text:span>each other</text:p>
      <text:p text:style-name="P3"><text:span text:style-name="T1">hamkār </text:span>colleague</text:p>
      <text:p text:style-name="P3"><text:span text:style-name="T1">hoquq </text:span>rights; salary</text:p>
      <text:p text:style-name="P3"><text:span text:style-name="T1">jān </text:span>life; dear</text:p>
      <text:p text:style-name="P3"><text:span text:style-name="T1">kanise </text:span>synagogue</text:p>
      <text:p text:style-name="P24"><text:span text:style-name="T1">kārvānsarā </text:span>caravanserai</text:p>
      <text:p text:style-name="P24"><text:span text:style-name="T1">kāvoš </text:span>excavation; search</text:p>
      <text:p text:style-name="P24"><text:span text:style-name="T1">laqab </text:span>nickname; title</text:p>
      <text:p text:style-name="P24"><text:span text:style-name="T1">lezzat </text:span>joy; pleasure; delight</text:p>
      <text:p text:style-name="P24"><text:span text:style-name="T1">mādaršowhar </text:span>mother-in-law</text:p>
      <text:p text:style-name="P16"><text:span text:style-name="T1">majles </text:span>assembly; parliament</text:p>
      <text:p text:style-name="P16"><text:span text:style-name="T1">manšur </text:span>charter</text:p>
      <text:p text:style-name="P3"><text:span text:style-name="T1">manzel </text:span>house</text:p>
      <text:p text:style-name="P3"><text:span text:style-name="T1">maqar(r) </text:span>base; seat</text:p>
      <text:p text:style-name="P3"><text:span text:style-name="T1">matn </text:span>text; context</text:p>
      <text:p text:style-name="P3"><text:span text:style-name="T1">mehmāni </text:span>party; banquet</text:p>
      <text:p text:style-name="P3"><text:span text:style-name="T1">melal </text:span>nations</text:p>
      <text:p text:style-name="P3"><text:span text:style-name="T1">mihan </text:span>homeland; fatherland</text:p>
      <text:p text:style-name="P3"><text:span text:style-name="T1">minibus </text:span>minibus</text:p>
      <text:p text:style-name="P3"><text:span text:style-name="T1">moddathā </text:span>long time</text:p>
      <text:p text:style-name="P3"><text:span text:style-name="T1">mohaqqeq </text:span>scholar; researcher</text:p>
      <text:p text:style-name="P3"><text:span text:style-name="T1">motealleq </text:span>belonging</text:p>
      <text:p text:style-name="P3"><text:span text:style-name="T1">mottahed </text:span>united</text:p>
      <text:p text:style-name="P3"><text:span text:style-name="T1">mozāhem šodan (šav, šow) </text:span>disturb;<text:span text:style-name="T1"> </text:span>harass</text:p>
      <text:p text:style-name="P9"><text:span text:style-name="T1">mu </text:span>hair</text:p>
      <text:p text:style-name="P3"><text:span text:style-name="T1">mu zadan (zan) </text:span>cut hair</text:p>
      <text:p text:style-name="P3"><text:span text:style-name="T1">nāji </text:span>savior</text:p>
      <text:p text:style-name="P10"><text:span text:style-name="T1">navāzande </text:span>musician</text:p>
      <text:p text:style-name="P10"><text:span text:style-name="T1">negaristan (negar) </text:span>view; look</text:p>
      <text:p text:style-name="P10"><text:span text:style-name="T1">niyāyešgāh </text:span>temple</text:p>
      <text:p text:style-name="P3"><text:span text:style-name="T1">olgu </text:span>model; pattern; template</text:p>
      <text:p text:style-name="P3"><text:span text:style-name="T1">ostovāne </text:span>cylinder</text:p>
      <text:p text:style-name="P3"><text:span text:style-name="T1">pažuhešgar </text:span>researcher; scholar</text:p>
      <text:p text:style-name="P3"><text:span text:style-name="T1">peyqām gozāštan (gozār) </text:span>leave a<text:span text:style-name="T1"> </text:span>message</text:p>
      <text:p text:style-name="P2"><text:span text:style-name="T1">qasr </text:span>palace</text:p>
      <text:p text:style-name="P3"><text:span text:style-name="T1">rahāyi </text:span>freedom; liberation; release</text:p>
      <text:p text:style-name="P3"><text:span text:style-name="T1">rahāyibaxš </text:span>liberalizing; liberation</text:p>
      <text:p text:style-name="P3"><text:span text:style-name="T1">sābeqe </text:span>precedent; history; past</text:p>
      <text:p text:style-name="P3"><text:span text:style-name="T1">sanad </text:span>document</text:p>
      <text:p text:style-name="P3"><text:span text:style-name="T1">sarāmad </text:span>the most significant</text:p>
      <text:p text:style-name="P3"><text:span text:style-name="T1">šavāhed </text:span>evidences</text:p>
      <text:p text:style-name="P3"><text:span text:style-name="T1">sāxtan (sāz) </text:span>build; make; produce</text:p>
      <text:p text:style-name="P3"><text:span text:style-name="T1">sāzmān </text:span>organization</text:p>
      <text:p text:style-name="P10"><text:span text:style-name="T1">šekastxorde </text:span>defeated</text:p>
      <text:p text:style-name="P10"><text:span text:style-name="T1">sotudan (setā) </text:span>praise; glorify</text:p>
      <text:p text:style-name="P10"><text:span text:style-name="T1">tār </text:span>tar; string; blurred</text:p>
      <text:p text:style-name="P2"><text:span text:style-name="T1">taxfif </text:span>discount</text:p>
      <text:p text:style-name="P10"><text:span text:style-name="T1">Towrāt </text:span>Torah</text:p>
      <text:p text:style-name="P10"><text:span text:style-name="T1">tuālet </text:span>toilet</text:p>
      <text:p text:style-name="P10"><text:soft-page-break/><text:span text:style-name="T1">vazn </text:span>weight</text:p>
      <text:p text:style-name="P10"><text:span text:style-name="T1">virānšode </text:span>destroyed</text:p>
      <text:p text:style-name="P10"><text:span text:style-name="T1">xod </text:span>self; own; oneself</text:p>
      <text:p text:style-name="P10"><text:span text:style-name="T1">xodam </text:span>myself</text:p>
      <text:p text:style-name="P3"><text:span text:style-name="T1">xodaš </text:span>himself; itself; herself</text:p>
      <text:p text:style-name="P3"><text:span text:style-name="T1">xodat </text:span>yourself</text:p>
      <text:p text:style-name="P3"><text:span text:style-name="T1">xodemān </text:span>ourselves</text:p>
      <text:p text:style-name="P3"><text:span text:style-name="T1">xodešān </text:span>themselves</text:p>
      <text:p text:style-name="P3"><text:span text:style-name="T1">xodetān </text:span>yourselves</text:p>
      <text:p text:style-name="P3"><text:span text:style-name="T1">yād kardan (kon) </text:span>mention</text:p>
      <text:p text:style-name="P3"><text:span text:style-name="T1">yunāni </text:span>Greek</text:p>
      <text:p text:style-name="P2"><text:span text:style-name="T7">Dars-e</text:span><text:span text:style-name="T6"> 16</text:span></text:p>
      <text:p text:style-name="P16"><text:span text:style-name="T1">a’dād </text:span>numbers</text:p>
      <text:p text:style-name="P16"><text:span text:style-name="T1">ābohavāyi </text:span>climatic</text:p>
      <text:p text:style-name="P16"><text:span text:style-name="T1">ābresāni </text:span>water supply</text:p>
      <text:p text:style-name="P16"><text:span text:style-name="T1">ābyāri </text:span>irrigation</text:p>
      <text:p text:style-name="P16"><text:span text:style-name="T1">abyāt </text:span>verses</text:p>
      <text:p text:style-name="P16"><text:span text:style-name="T1">adabiyāt </text:span>literature</text:p>
      <text:p text:style-name="P18"><text:span text:style-name="T1">adad </text:span>number</text:p>
      <text:p text:style-name="P3"><text:span text:style-name="T1">ahdāf </text:span>targets; objectives</text:p>
      <text:p text:style-name="P3"><text:span text:style-name="T1">ālem </text:span>scientist</text:p>
      <text:p text:style-name="P3"><text:span text:style-name="T1">amal </text:span>operation; act; action</text:p>
      <text:p text:style-name="P3"><text:span text:style-name="T1">āmuzande </text:span>informative; instructional</text:p>
      <text:p text:style-name="P3"><text:span text:style-name="T1">anāsor </text:span>elements</text:p>
      <text:p text:style-name="P3"><text:span text:style-name="T1">āqāz šodan (šav, šow) </text:span>begin; start</text:p>
      <text:p text:style-name="P3"><text:span text:style-name="T1">arqām </text:span>digits</text:p>
      <text:p text:style-name="P3"><text:span text:style-name="T1">āsānsor </text:span>elevator; lift</text:p>
      <text:p text:style-name="P3"><text:span text:style-name="T1">aš’ār </text:span>poems</text:p>
      <text:p text:style-name="P10"><text:span text:style-name="T1">aškāl </text:span>figures</text:p>
      <text:p text:style-name="P10"><text:span text:style-name="T1">azbar </text:span>by heart</text:p>
      <text:p text:style-name="P10"><text:span text:style-name="T1">bāqsāzi </text:span>horticulture</text:p>
      <text:p text:style-name="P10"><text:span text:style-name="T1">bargerefte </text:span>from; taken from</text:p>
      <text:p text:style-name="P10"><text:span text:style-name="T1">bāzgu kardan (kon) </text:span>narrate; tell</text:p>
      <text:p text:style-name="P10"><text:span text:style-name="T1">beyt </text:span>verse</text:p>
      <text:p text:style-name="P8"><text:span text:style-name="T1">camedān </text:span>suitcase</text:p>
      <text:p text:style-name="P8"><text:span text:style-name="T1">dabirestān </text:span>high school</text:p>
      <text:p text:style-name="P8"><text:span text:style-name="T1">dar qadim </text:span>formerly</text:p>
      <text:p text:style-name="P10"><text:span text:style-name="T1">delsuz </text:span>compassionate; merciful</text:p>
      <text:p text:style-name="P10"><text:span text:style-name="T1">dotaxte </text:span>twin-bedded</text:p>
      <text:p text:style-name="P2"><text:span text:style-name="T1">emzā </text:span>signature</text:p>
      <text:p text:style-name="P10"><text:span text:style-name="T1">emzā kardan (kon) </text:span>sign; sign up</text:p>
      <text:p text:style-name="P10"><text:span text:style-name="T1">enqelābiyun </text:span>revolutionaries</text:p>
      <text:p text:style-name="P10"><text:span text:style-name="T1">enteqād </text:span>criticism</text:p>
      <text:p text:style-name="P8"><text:span text:style-name="T1">enteqādāt </text:span>criticisms</text:p>
      <text:p text:style-name="P8"><text:span text:style-name="T1">eqāmat kardan (kon) </text:span>stay</text:p>
      <text:p text:style-name="P3"><text:span text:style-name="T1">eštebāh kardan (kon) </text:span>be mistaken; be<text:span text:style-name="T1"> </text:span>wrong</text:p>
      <text:p text:style-name="P10"><text:span text:style-name="T1">estefāde kardan (kon) </text:span>use</text:p>
      <text:p text:style-name="P10"><text:span text:style-name="T1">fanāvari </text:span>technology</text:p>
      <text:p text:style-name="P10"><text:span text:style-name="T1">faqih </text:span>Islamic legal scholar</text:p>
      <text:p text:style-name="P3"><text:span text:style-name="T1">foqahā </text:span>Islamic legal scholars</text:p>
      <text:p text:style-name="P3"><text:span text:style-name="T1">fosul </text:span>seasons</text:p>
      <text:p text:style-name="P2"><text:span text:style-name="T1">gozarnāme </text:span>passport</text:p>
      <text:p text:style-name="P3"><text:soft-page-break/><text:span text:style-name="T1">hadaf </text:span>target; purpose; objective; aim</text:p>
      <text:p text:style-name="P3"><text:span text:style-name="T1">hamsar </text:span>wife; husband</text:p>
      <text:p text:style-name="P3"><text:span text:style-name="T1">hargāh </text:span>whenever</text:p>
      <text:p text:style-name="P3"><text:span text:style-name="T1">harvaqt </text:span>whenever</text:p>
      <text:p text:style-name="P3"><text:span text:style-name="T1">hekāyāt </text:span>anecdotes; stories</text:p>
      <text:p text:style-name="P3"><text:span text:style-name="T1">horuf </text:span>letters</text:p>
      <text:p text:style-name="P3"><text:span text:style-name="T1">hušmandāne </text:span>clever; smart</text:p>
      <text:p text:style-name="P3"><text:span text:style-name="T1">jāhān </text:span>world</text:p>
      <text:p text:style-name="P8"><text:span text:style-name="T1">jangal </text:span>forest; jungle</text:p>
      <text:p text:style-name="P8"><text:span text:style-name="T1">kalamāt </text:span>words</text:p>
      <text:p text:style-name="P3"><text:span text:style-name="T1">kārbord </text:span>application; use; usage</text:p>
      <text:p text:style-name="P3"><text:span text:style-name="T1">madāres </text:span>schools</text:p>
      <text:p text:style-name="P8"><text:span text:style-name="T1">manābe’ </text:span>sources</text:p>
      <text:p text:style-name="P8"><text:span text:style-name="T1">manba’ </text:span>source</text:p>
      <text:p text:style-name="P8"><text:span text:style-name="T1">mas’ale </text:span>problem</text:p>
      <text:p text:style-name="P8"><text:span text:style-name="T1">mas’ul </text:span>responsible</text:p>
      <text:p text:style-name="P8"><text:span text:style-name="T1">masāel </text:span>problems</text:p>
      <text:p text:style-name="P3"><text:span text:style-name="T1">mavāred </text:span>cases; instances</text:p>
      <text:p text:style-name="P3"><text:span text:style-name="T1">mavāze’ </text:span>positions; views</text:p>
      <text:p text:style-name="P3"><text:span text:style-name="T1">mirās </text:span>heritage; inheritance</text:p>
      <text:p text:style-name="P3"><text:span text:style-name="T1">mivejāt </text:span>fruits</text:p>
      <text:p text:style-name="P19"><text:span text:style-name="T1">moallemin </text:span>teachers</text:p>
      <text:p text:style-name="P19"><text:span text:style-name="T1">molāhezāt </text:span>observations</text:p>
      <text:p text:style-name="P19"><text:span text:style-name="T1">molāheze </text:span>consideration; regard;<text:span text:style-name="T1"> </text:span>observation</text:p>
      <text:p text:style-name="P14"><text:span text:style-name="T1">mowred </text:span>case; instance</text:p>
      <text:p text:style-name="P14"><text:span text:style-name="T1">mowze’ </text:span>position; view</text:p>
      <text:p text:style-name="P3"><text:span text:style-name="T1">moxālef </text:span>opponent; opposing; against</text:p>
      <text:p text:style-name="P3"><text:span text:style-name="T1">moxālefin </text:span>opponents</text:p>
      <text:p text:style-name="P3"><text:span text:style-name="T1">nām bordan (bar) </text:span>mention</text:p>
      <text:p text:style-name="P3"><text:span text:style-name="T1">namād </text:span>symbol</text:p>
      <text:p text:style-name="P8"><text:span text:style-name="T1">olamā </text:span>scholars</text:p>
      <text:p text:style-name="P8"><text:span text:style-name="T1">onsor </text:span>element</text:p>
      <text:p text:style-name="P3"><text:span text:style-name="T1">pāsoxguyi </text:span>accountability; responsibility</text:p>
      <text:p text:style-name="P3"><text:span text:style-name="T1">pāsport </text:span>passport</text:p>
      <text:p text:style-name="P9"><text:span text:style-name="T1">por </text:span>full</text:p>
      <text:p text:style-name="P8"><text:span text:style-name="T1">qorun </text:span>centuries</text:p>
      <text:p text:style-name="P8"><text:span text:style-name="T1">rais </text:span>chief; director</text:p>
      <text:p text:style-name="P3"><text:span text:style-name="T1">rāhnamāyi kardan (kon) </text:span>guide; instruct</text:p>
      <text:p text:style-name="P3"><text:span text:style-name="T1">rāhrow </text:span>corridor; doorway</text:p>
      <text:p text:style-name="P9"><text:span text:style-name="T1">raqam </text:span>digit</text:p>
      <text:p text:style-name="P3"><text:span text:style-name="T1">roasā </text:span>chiefs; directors</text:p>
      <text:p text:style-name="P3"><text:span text:style-name="T1">sabk </text:span>style</text:p>
      <text:p text:style-name="P8"><text:span text:style-name="T1">sabzi </text:span>vegetable</text:p>
      <text:p text:style-name="P8"><text:span text:style-name="T1">sabzijāt </text:span>vegetables</text:p>
      <text:p text:style-name="P8"><text:span text:style-name="T1">šāgerd </text:span>student</text:p>
      <text:p text:style-name="P3"><text:span text:style-name="T1">sālon </text:span>hall; salon; lounge</text:p>
      <text:p text:style-name="P3"><text:span text:style-name="T1">sālon-e qazāxori </text:span>dining room</text:p>
      <text:p text:style-name="P3"><text:span text:style-name="T1">sāmāne </text:span>system</text:p>
      <text:p text:style-name="P8"><text:span text:style-name="T1">šarāyet </text:span>conditions</text:p>
      <text:p text:style-name="P8"><text:span text:style-name="T1">sāreq </text:span>thief</text:p>
      <text:p text:style-name="P8"><text:span text:style-name="T1">sāreqin </text:span>thieves</text:p>
      <text:p text:style-name="P8"><text:soft-page-break/><text:span text:style-name="T1">saxt </text:span>difficult; hard</text:p>
      <text:p text:style-name="P8"><text:span text:style-name="T1">sāxtemān </text:span>building</text:p>
      <text:p text:style-name="P8"><text:span text:style-name="T1">še’r </text:span>poem; poetry</text:p>
      <text:p text:style-name="P8"><text:span text:style-name="T1">sepāsgozār </text:span>grateful</text:p>
      <text:p text:style-name="P8"><text:span text:style-name="T1">setaxte </text:span>triple bed</text:p>
      <text:p text:style-name="P8"><text:span text:style-name="T1">šive </text:span>method; style</text:p>
      <text:p text:style-name="P8"><text:span text:style-name="T1">šoarā </text:span>poets</text:p>
      <text:p text:style-name="P8"><text:span text:style-name="T1">šohrat </text:span>fame</text:p>
      <text:p text:style-name="P8"><text:span text:style-name="T1">tabaqe </text:span>floor; class</text:p>
      <text:p text:style-name="P8"><text:span text:style-name="T1">tah-e-at </text:span>the end of</text:p>
      <text:p text:style-name="P3"><text:span text:style-name="T1">taht-e ta’sir </text:span>influenced</text:p>
      <text:p text:style-name="P3"><text:span text:style-name="T1">tariq </text:span>way</text:p>
      <text:p text:style-name="P10"><text:span text:style-name="T1">tarrāhi </text:span>design; planning</text:p>
      <text:p text:style-name="P10"><text:span text:style-name="T1">tavānāyi </text:span>ability</text:p>
      <text:p text:style-name="P10"><text:span text:style-name="T1">telefoni </text:span>by phone</text:p>
      <text:p text:style-name="P10"><text:span text:style-name="T1">vazāyef </text:span>duties</text:p>
      <text:p text:style-name="P8"><text:span text:style-name="T1">vāže </text:span>word</text:p>
      <text:p text:style-name="P8"><text:span text:style-name="T1">vazife </text:span>duty</text:p>
      <text:p text:style-name="P16"><text:span text:style-name="T1">vazifešenās </text:span>dutiful</text:p>
      <text:p text:style-name="P16"><text:span text:style-name="T1">xalife </text:span>caliph</text:p>
      <text:p text:style-name="P16"><text:span text:style-name="T1">xolafā </text:span>caliphs</text:p>
      <text:p text:style-name="P16"><text:span text:style-name="T1">yektaxte </text:span>single bed</text:p>
      <text:p text:style-name="P16"><text:span text:style-name="T1">zowq </text:span>taste</text:p>
      <text:p text:style-name="P2"><text:span text:style-name="T7">Dars-e</text:span><text:span text:style-name="T6"> 17</text:span></text:p>
      <text:p text:style-name="P2"><text:span text:style-name="T1">agar </text:span>if</text:p>
      <text:p text:style-name="P8"><text:span text:style-name="T1">agarce </text:span>although</text:p>
      <text:p text:style-name="P8"><text:span text:style-name="T1">alāve bar in </text:span>moreover</text:p>
      <text:p text:style-name="P8"><text:span text:style-name="T1">āmāde </text:span>ready</text:p>
      <text:p text:style-name="P8"><text:span text:style-name="T1">ammā </text:span>but; however</text:p>
      <text:p text:style-name="P8"><text:span text:style-name="T1">āntaraf </text:span>over there</text:p>
      <text:p text:style-name="P12"><text:span text:style-name="T1">āšqāl </text:span>trash; rubbish; garbage</text:p>
      <text:p text:style-name="P12"><text:span text:style-name="T1">az ānjā ke </text:span>since; because</text:p>
      <text:p text:style-name="P13"><text:span text:style-name="T1">az in jahat </text:span>hence; therefore</text:p>
      <text:p text:style-name="P13"><text:span text:style-name="T1">az in ru </text:span>hence; therefore</text:p>
      <text:p text:style-name="P13"><text:span text:style-name="T1">az mowqe-i ke </text:span>since</text:p>
      <text:p text:style-name="P3"><text:span text:style-name="T1">az vaqt-i ke </text:span>since</text:p>
      <text:p text:style-name="P9"><text:span text:style-name="T1">āžāns </text:span>agency</text:p>
      <text:p text:style-name="P3"><text:span text:style-name="T1">bā ān ke </text:span>although</text:p>
      <text:p text:style-name="P3"><text:span text:style-name="T1">bā in hāl </text:span>despite this; nevertheless</text:p>
      <text:p text:style-name="P3"><text:span text:style-name="T1">bā in vojud </text:span>despite this; nevertheless</text:p>
      <text:p text:style-name="P3"><text:span text:style-name="T1">bā vojud-e in </text:span>despite this; nevertheless</text:p>
      <text:p text:style-name="P3"><text:span text:style-name="T1">bā vojud-e in ke </text:span>although</text:p>
      <text:p text:style-name="P10"><text:span text:style-name="T1">ba’d az in ke </text:span>after; once</text:p>
      <text:p text:style-name="P10"><text:span text:style-name="T1">balke </text:span>but</text:p>
      <text:p text:style-name="P3"><text:span text:style-name="T1">banā bar in </text:span>therefore; thus</text:p>
      <text:p text:style-name="P3"><text:span text:style-name="T1">bānešāt </text:span>lively</text:p>
      <text:p text:style-name="P3"><text:span text:style-name="T1">barā-ye in ke </text:span>because; in order to</text:p>
      <text:p text:style-name="P3"><text:span text:style-name="T1">bargozidan (gozin) </text:span>choose</text:p>
      <text:p text:style-name="P3"><text:span text:style-name="T1">be dalil-e ān ke </text:span>because</text:p>
      <text:p text:style-name="P3"><text:span text:style-name="T1">be in dalil </text:span>therefore; for this reason</text:p>
      <text:p text:style-name="P3"><text:span text:style-name="T1">be jā-ye ān ke </text:span>instead of</text:p>
      <text:p text:style-name="P10"><text:soft-page-break/><text:span text:style-name="T1">be jā-ye in ke </text:span>instead of</text:p>
      <text:p text:style-name="P10"><text:span text:style-name="T1">be sabt residan (res) </text:span>be registered</text:p>
      <text:p text:style-name="P3"><text:span text:style-name="T1">be šart-e in ke </text:span>under the condition that</text:p>
      <text:p text:style-name="P3"><text:span text:style-name="T1">be xāter-e in ke </text:span>because</text:p>
      <text:p text:style-name="P3"><text:span text:style-name="T1">bed-in tartib </text:span>thus; consequently</text:p>
      <text:p text:style-name="P3"><text:span text:style-name="T1">bed-in vasile </text:span>hereby</text:p>
      <text:p text:style-name="P3"><text:span text:style-name="T1">be dun-e inke </text:span>without</text:p>
      <text:p text:style-name="P3"><text:span text:style-name="T1">bi ān ke </text:span>without</text:p>
      <text:p text:style-name="P3"><text:span text:style-name="T1">binande </text:span>viewer</text:p>
      <text:p text:style-name="P10"><text:span text:style-name="T1">ceciz </text:span>what</text:p>
      <text:p text:style-name="P10"><text:span text:style-name="T1">cešme </text:span>spring</text:p>
      <text:p text:style-name="P10"><text:span text:style-name="T1">conānce </text:span>if</text:p>
      <text:p text:style-name="P2"><text:span text:style-name="T1">conke </text:span>because; since</text:p>
      <text:p text:style-name="P3"><text:span text:style-name="T1">dar hāl-i ke </text:span>while; whereas</text:p>
      <text:p text:style-name="P10"><text:span text:style-name="T1">dar natije </text:span>consequently; as a result</text:p>
      <text:p text:style-name="P10"><text:span text:style-name="T1">dar surat-i ke </text:span>while; whereas</text:p>
      <text:p text:style-name="P10"><text:span text:style-name="T1">darmāni </text:span>therapeutic</text:p>
      <text:p text:style-name="P3"><text:span text:style-name="T1">ehsās kardan (kon) </text:span>feel</text:p>
      <text:p text:style-name="P3"><text:span text:style-name="T1">en’ekās </text:span>reflection</text:p>
      <text:p text:style-name="P3"><text:span text:style-name="T1">eqtesādi </text:span>economic</text:p>
      <text:p text:style-name="P10"><text:span text:style-name="T1">ešterāk </text:span>subscription; sharing</text:p>
      <text:p text:style-name="P10"><text:span text:style-name="T1">forudgāh </text:span>airport</text:p>
      <text:p text:style-name="P3"><text:span text:style-name="T1">garce </text:span>although</text:p>
      <text:p text:style-name="P3"><text:span text:style-name="T1">gāzdār </text:span>carbonated</text:p>
      <text:p text:style-name="P3"><text:span text:style-name="T1">gitār </text:span>guitar</text:p>
      <text:p text:style-name="P10"><text:span text:style-name="T1">hal kardan (kon) </text:span>solve; dissolve</text:p>
      <text:p text:style-name="P10"><text:span text:style-name="T1">haminke </text:span>once; as soon as</text:p>
      <text:p text:style-name="P10"><text:span text:style-name="T1">harsāl </text:span>every year; annually</text:p>
      <text:p text:style-name="P10"><text:span text:style-name="T1">hengām-i ke </text:span>when; while; as</text:p>
      <text:p text:style-name="P10"><text:span text:style-name="T1">hezārān </text:span>thousands</text:p>
      <text:p text:style-name="P10"><text:span text:style-name="T1">hicgāh </text:span>never</text:p>
      <text:p text:style-name="P10"><text:span text:style-name="T1">howzce </text:span>basin</text:p>
      <text:p text:style-name="P10"><text:span text:style-name="T1">jenāb </text:span>excellency</text:p>
      <text:p text:style-name="P10"><text:span text:style-name="T1">kalsiyom </text:span>calcium</text:p>
      <text:p text:style-name="P10"><text:span text:style-name="T1">kilumetr </text:span>kilometer</text:p>
      <text:p text:style-name="P10"><text:span text:style-name="T1">kuhestān </text:span>mountains</text:p>
      <text:p text:style-name="P10"><text:span text:style-name="T1">lāye </text:span>layer</text:p>
      <text:p text:style-name="P2"><text:span text:style-name="T1">masāref </text:span>uses</text:p>
      <text:p text:style-name="P22"><text:span text:style-name="T1">moqābel-e </text:span>vis-a-vis; opposite</text:p>
      <text:p text:style-name="P22"><text:span text:style-name="T1">mošābeh </text:span>similar; alike</text:p>
      <text:p text:style-name="P22"><text:span text:style-name="T1">moškelāt </text:span>difficulties; troubles</text:p>
      <text:p text:style-name="P14"><text:span text:style-name="T1">moštarek </text:span>common; subscriber</text:p>
      <text:p text:style-name="P14"><text:span text:style-name="T1">motorsiklet </text:span>motorcycle</text:p>
      <text:p text:style-name="P3"><text:span text:style-name="T1">na tanhā </text:span>not only</text:p>
      <text:p text:style-name="P3"><text:span text:style-name="T1">nur </text:span>light</text:p>
      <text:p text:style-name="P8"><text:span text:style-name="T1">parvāz </text:span>flight; departure</text:p>
      <text:p text:style-name="P8"><text:span text:style-name="T1">pas az in ke </text:span>after</text:p>
      <text:p text:style-name="P10"><text:span text:style-name="T1">piš az in ke </text:span>before</text:p>
      <text:p text:style-name="P10"><text:span text:style-name="T1">pormašqale </text:span>very busy</text:p>
      <text:p text:style-name="P10"><text:span text:style-name="T1">pornešāt </text:span>lively</text:p>
      <text:p text:style-name="P2"><text:span text:style-name="T1">qābeletavajjoh </text:span>notable; considerable;<text:span text:style-name="T1"> </text:span>remarkable</text:p>
      <text:p text:style-name="P10"><text:span text:style-name="T1">qabl az in ke </text:span>before</text:p>
      <text:p text:style-name="P8"><text:soft-page-break/><text:span text:style-name="T1">qesmat </text:span>section; share; part; department</text:p>
      <text:p text:style-name="P8"><text:span text:style-name="T1">rāhāhan </text:span>railway; railway station</text:p>
      <text:p text:style-name="P8"><text:span text:style-name="T1">rangin </text:span>colorful</text:p>
      <text:p text:style-name="P8"><text:span text:style-name="T1">rosubāt </text:span>sediments</text:p>
      <text:p text:style-name="P8"><text:span text:style-name="T1">rosubi </text:span>sedimentary</text:p>
      <text:p text:style-name="P8"><text:span text:style-name="T1">sang </text:span>stone</text:p>
      <text:p text:style-name="P3"><text:span text:style-name="T1">sarāzir šodan (šav, šow) </text:span>flow down</text:p>
      <text:p text:style-name="P3"><text:span text:style-name="T1">sarehāl </text:span>fit; healthy</text:p>
      <text:p text:style-name="P8"><text:span text:style-name="T1">šarif </text:span>noble; honorable</text:p>
      <text:p text:style-name="P8"><text:span text:style-name="T1">šarqi </text:span>eastern; Oriental</text:p>
      <text:p text:style-name="P8"><text:span text:style-name="T1">šart </text:span>condition; bet</text:p>
      <text:p text:style-name="P8"><text:span text:style-name="T1">sarzende </text:span>lively; alive</text:p>
      <text:p text:style-name="P8"><text:span text:style-name="T1">satl </text:span>bin; pail; bucket</text:p>
      <text:p text:style-name="P8"><text:span text:style-name="T1">sāyerowšan </text:span>contrast</text:p>
      <text:p text:style-name="P2"><text:span text:style-name="T1">šegeftangiz </text:span>wonderful; amazing</text:p>
      <text:p text:style-name="P3"><text:span text:style-name="T1">šegeftzade </text:span>amazed</text:p>
      <text:p text:style-name="P3"><text:span text:style-name="T1">sen(n) </text:span>age</text:p>
      <text:p text:style-name="P3"><text:span text:style-name="T1">šomāretelefon </text:span>phone number</text:p>
      <text:p text:style-name="P3"><text:span text:style-name="T1">tābeš </text:span>shine</text:p>
      <text:p text:style-name="P10"><text:span text:style-name="T1">tabiat </text:span>nature</text:p>
      <text:p text:style-name="P10"><text:span text:style-name="T1">tāksiservis </text:span>taxi service</text:p>
      <text:p text:style-name="P10"><text:span text:style-name="T1">talāyi </text:span>golden</text:p>
      <text:p text:style-name="P3"><text:span text:style-name="T1">tamannā kardan (kon) </text:span>ask</text:p>
      <text:p text:style-name="P3"><text:span text:style-name="T1">tamrin kardan (kon) </text:span>practice</text:p>
      <text:p text:style-name="P3"><text:span text:style-name="T1">taqāzā kardan (kon) </text:span>ask; demand</text:p>
      <text:p text:style-name="P3"><text:span text:style-name="T1">tartib </text:span>order</text:p>
      <text:p text:style-name="P8"><text:span text:style-name="T1">tašrif bordan (bar) </text:span>go</text:p>
      <text:p text:style-name="P8"><text:span text:style-name="T1">termināl </text:span>terminal</text:p>
      <text:p text:style-name="P8"><text:span text:style-name="T1">toršoširin </text:span>sweet-and-sour</text:p>
      <text:p text:style-name="P8"><text:span text:style-name="T1">vagarna </text:span>otherwise</text:p>
      <text:p text:style-name="P3"><text:span text:style-name="T1">vaqt-i ke </text:span>when; while; as</text:p>
      <text:p text:style-name="P3"><text:span text:style-name="T1">varzeškār </text:span>athlete; athletic</text:p>
      <text:p text:style-name="P3"><text:span text:style-name="T1">xiš </text:span>self; own; oneself; relative</text:p>
      <text:p text:style-name="P3"><text:span text:style-name="T1">xoršid </text:span>sun</text:p>
      <text:p text:style-name="P8"><text:span text:style-name="T1">yeknavāxt </text:span>boring; monotonous</text:p>
      <text:p text:style-name="P8"><text:span text:style-name="T1">zirā </text:span>because; since</text:p>
      <text:p text:style-name="P2"><text:span text:style-name="T1">zirāke </text:span>because; since</text:p>
      <text:p text:style-name="P2"><text:span text:style-name="T7">Dars-e</text:span><text:span text:style-name="T6"> 18</text:span></text:p>
      <text:p text:style-name="P14"><text:span text:style-name="T1">anbāri </text:span>storeroom</text:p>
      <text:p text:style-name="P14"><text:span text:style-name="T1">āpārtemān </text:span>apartment; flat</text:p>
      <text:p text:style-name="P3"><text:span text:style-name="T1">āšnā kardan (kon) </text:span>acquaint; familiarize</text:p>
      <text:p text:style-name="P3"><text:span text:style-name="T1">asnād </text:span>documents</text:p>
      <text:p text:style-name="P2"><text:span text:style-name="T1">āyine </text:span>mirror</text:p>
      <text:p text:style-name="P9"><text:span text:style-name="T1">azemat </text:span>greatness; grandeur;<text:span text:style-name="T1"> </text:span>magnificence</text:p>
      <text:p text:style-name="P12"><text:span text:style-name="T1">ba’d </text:span>then; next; subsequent</text:p>
      <text:p text:style-name="P12"><text:span text:style-name="T1">bāqimānde </text:span>rest; remainder</text:p>
      <text:p text:style-name="P16"><text:span text:style-name="T1">barābari </text:span>equality; equal rights</text:p>
      <text:p text:style-name="P16"><text:span text:style-name="T1">barande </text:span>winner</text:p>
      <text:p text:style-name="P3"><text:span text:style-name="T1">barde </text:span>slave</text:p>
      <text:p text:style-name="P3"><text:span text:style-name="T1">barjeste </text:span>outstanding</text:p>
      <text:p text:style-name="P3"><text:span text:style-name="T1">barxordār budan (hast, bāš) </text:span>have;<text:span text:style-name="T1"> </text:span>possess; enjoy</text:p>
      <text:p text:style-name="P9"><text:soft-page-break/><text:span text:style-name="T1">bāzande </text:span>loser</text:p>
      <text:p text:style-name="P8"><text:span text:style-name="T1">be ātaš kešidan (keš) </text:span>burn</text:p>
      <text:p text:style-name="P8"><text:span text:style-name="T1">be hesāb āmadan (ā) </text:span>be</text:p>
      <text:p text:style-name="P8"><text:span text:style-name="T1">bedastāmade </text:span>obtained; achieved</text:p>
      <text:p text:style-name="P8"><text:span text:style-name="T1">bihamtā </text:span>unique; unrivaled</text:p>
      <text:p text:style-name="P8"><text:span text:style-name="T1">bikār </text:span>unemployed</text:p>
      <text:p text:style-name="P8"><text:span text:style-name="T1">conān </text:span>so; such; like</text:p>
      <text:p text:style-name="P3"><text:span text:style-name="T1">dabestān </text:span>elementary school</text:p>
      <text:p text:style-name="P3"><text:span text:style-name="T1">darvāze </text:span>gate</text:p>
      <text:p text:style-name="P3"><text:span text:style-name="T1">dastšuyi </text:span>washbasin; toilet</text:p>
      <text:p text:style-name="P3"><text:span text:style-name="T1">dehkade </text:span>village</text:p>
      <text:p text:style-name="P3"><text:span text:style-name="T1">eslāh kardan (kon) </text:span>shave; improve;<text:span text:style-name="T1"> </text:span>correct</text:p>
      <text:p text:style-name="P8"><text:span text:style-name="T1">ettelāāt </text:span>information</text:p>
      <text:p text:style-name="P8"><text:span text:style-name="T1">fahmidan (fahm) </text:span>understand</text:p>
      <text:p text:style-name="P8"><text:span text:style-name="T1">feqdān </text:span>lack; absence</text:p>
      <text:p text:style-name="P8"><text:span text:style-name="T1">fer zadan (zan) </text:span>make perm</text:p>
      <text:p text:style-name="P8"><text:span text:style-name="T1">gerye kardan (kon) </text:span>cry</text:p>
      <text:p text:style-name="P3"><text:span text:style-name="T1">gom šodan (šav, šow) </text:span>get lost</text:p>
      <text:p text:style-name="P3"><text:span text:style-name="T1">gomšode </text:span>lost; missing</text:p>
      <text:p text:style-name="P3"><text:span text:style-name="T1">govāhi </text:span>witness; evidence; certificate</text:p>
      <text:p text:style-name="P3"><text:span text:style-name="T1">guše </text:span>corner</text:p>
      <text:p text:style-name="P3"><text:span text:style-name="T1">hekāyat kardan (kon) </text:span>evidence; tell</text:p>
      <text:p text:style-name="P3"><text:span text:style-name="T1">howle </text:span>towel</text:p>
      <text:p text:style-name="P9"><text:span text:style-name="T1">istādan (ist) </text:span>stand; stop</text:p>
      <text:p text:style-name="P3"><text:span text:style-name="T1">jalb-e tavajjoh kardan (kon) </text:span>draw<text:span text:style-name="T1"> </text:span>attention</text:p>
      <text:p text:style-name="P9"><text:span text:style-name="T1">jang </text:span>war; battle</text:p>
      <text:p text:style-name="P3"><text:span text:style-name="T1">kutāh kardan (kon) </text:span>shorten</text:p>
      <text:p text:style-name="P3"><text:span text:style-name="T1">mahsub šodan (šav, šow) </text:span>be; be<text:span text:style-name="T1"> </text:span>counted</text:p>
      <text:p text:style-name="P8"><text:span text:style-name="T1">maqsad </text:span>destination</text:p>
      <text:p text:style-name="P8"><text:span text:style-name="T1">masāhat </text:span>area</text:p>
      <text:p text:style-name="P10"><text:span text:style-name="T1">masir </text:span>route; path; way; direction</text:p>
      <text:p text:style-name="P10"><text:span text:style-name="T1">model </text:span>model</text:p>
      <text:p text:style-name="P3"><text:span text:style-name="T1">morattab kardan (kon) </text:span>order; clean up;<text:span text:style-name="T1"> </text:span>tidy up</text:p>
      <text:p text:style-name="P3"><text:span text:style-name="T1">nāciz </text:span>slightly; insignificant</text:p>
      <text:p text:style-name="P3"><text:span text:style-name="T1">nahv </text:span>way</text:p>
      <text:p text:style-name="P3"><text:span text:style-name="T1">noqāt </text:span>points; areas</text:p>
      <text:p text:style-name="P3"><text:span text:style-name="T1">pāre-i </text:span>some</text:p>
      <text:p text:style-name="P3"><text:span text:style-name="T1">pārking </text:span>parking</text:p>
      <text:p text:style-name="P3"><text:span text:style-name="T1">pāyegozār </text:span>founder</text:p>
      <text:p text:style-name="P3"><text:span text:style-name="T1">pellekān </text:span>stairway</text:p>
      <text:p text:style-name="P10"><text:span text:style-name="T1">qablān </text:span>already; earlier; before</text:p>
      <text:p text:style-name="P10"><text:span text:style-name="T1">qedmat </text:span>age</text:p>
      <text:p text:style-name="P8"><text:span text:style-name="T1">rudxāne </text:span>river</text:p>
      <text:p text:style-name="P8"><text:span text:style-name="T1">šāgerdavval </text:span>best pupil</text:p>
      <text:p text:style-name="P3"><text:span text:style-name="T1">šāhanšāh </text:span>king of kings; king</text:p>
      <text:p text:style-name="P3"><text:span text:style-name="T1">šāhkār </text:span>masterpiece</text:p>
      <text:p text:style-name="P3"><text:span text:style-name="T1">sangnevešte </text:span>inscription</text:p>
      <text:p text:style-name="P3"><text:span text:style-name="T1">sāyer-e </text:span>other</text:p>
      <text:p text:style-name="P12"><text:span text:style-name="T1">sešuār kešidan (keš) </text:span>blow-dry</text:p>
      <text:p text:style-name="P12"><text:span text:style-name="T1">soxan goftan (gu) </text:span>speak; talk; say</text:p>
      <text:p text:style-name="P16"><text:span text:style-name="T1">takmil kardan (kon) </text:span>complete</text:p>
      <text:p text:style-name="P16"><text:soft-page-break/><text:span text:style-name="T1">talfiq </text:span>compilation</text:p>
      <text:p text:style-name="P10"><text:span text:style-name="T1">ta’mirkār </text:span>mechanic; repairman</text:p>
      <text:p text:style-name="P10"><text:span text:style-name="T1">taqdim kardan (kon) </text:span>present; devote;<text:span text:style-name="T1"> </text:span>dedicate; give</text:p>
      <text:p text:style-name="P3"><text:span text:style-name="T1">tārixdān </text:span>historian</text:p>
      <text:p text:style-name="P3"><text:span text:style-name="T1">tašakkor </text:span>thanks</text:p>
      <text:p text:style-name="P3"><text:span text:style-name="T1">tasāvir </text:span>imagaes; pictures; illustrations</text:p>
      <text:p text:style-name="P3"><text:span text:style-name="T1">tasvir </text:span>image; picture; illustration</text:p>
      <text:p text:style-name="P3"><text:span text:style-name="T1">vālā </text:span>high</text:p>
      <text:p text:style-name="P10"><text:span text:style-name="T1">vaqt-e qabli </text:span>appointment</text:p>
      <text:p text:style-name="P10"><text:span text:style-name="T1">vaqt gereftan (gir) </text:span>make an<text:span text:style-name="T1"> </text:span>appointment</text:p>
      <text:p text:style-name="P3"><text:span text:style-name="T1">vasāyel-e naqliye </text:span>means of transport</text:p>
      <text:p text:style-name="P3"><text:span text:style-name="T1">vilā </text:span>villa; bungalow</text:p>
      <text:p text:style-name="P3"><text:span text:style-name="T1">xarāb kardan (kon) </text:span>destroy; break</text:p>
      <text:p text:style-name="P3"><text:span text:style-name="T1">xat(t) </text:span>script; line</text:p>
      <text:p text:style-name="P22"><text:span text:style-name="T1">xunrizi </text:span>hemorrhage; bloodshed</text:p>
      <text:p text:style-name="P22"><text:span text:style-name="T1">yādgāri </text:span>souvenir; memeory; keepsake</text:p>
      <text:p text:style-name="P22"><text:span text:style-name="T1">zahmat </text:span>effort; trouble</text:p>
      <text:p text:style-name="P2"><text:span text:style-name="T7">Dars-e</text:span><text:span text:style-name="T6"> 19</text:span></text:p>
      <text:p text:style-name="P13"><text:span text:style-name="T1">adabi </text:span>literary</text:p>
      <text:p text:style-name="P13"><text:span text:style-name="T1">ādi </text:span>normal</text:p>
      <text:p text:style-name="P13"><text:span text:style-name="T1">afsānei </text:span>legendary</text:p>
      <text:p text:style-name="P2"><text:span text:style-name="T1">āhangar </text:span>blacksmith</text:p>
      <text:p text:style-name="P3"><text:span text:style-name="T1">aks </text:span>photo; photograph; picture</text:p>
      <text:p text:style-name="P3"><text:span text:style-name="T1">arabi </text:span>Arabic</text:p>
      <text:p text:style-name="P10"><text:span text:style-name="T1">asil </text:span>original; classic</text:p>
      <text:p text:style-name="P10"><text:span text:style-name="T1">az in jahat ke </text:span>because</text:p>
      <text:p text:style-name="P10"><text:span text:style-name="T1">bā in ke </text:span>although</text:p>
      <text:p text:style-name="P3"><text:span text:style-name="T1">bā vojud-i ke </text:span>although</text:p>
      <text:p text:style-name="P3"><text:span text:style-name="T1">bas </text:span>enough</text:p>
      <text:p text:style-name="P2"><text:span text:style-name="T1">bas-i </text:span>much</text:p>
      <text:p text:style-name="P10"><text:span text:style-name="T1">be ellat-e in ke </text:span>because</text:p>
      <text:p text:style-name="P10"><text:span text:style-name="T1">be towr-i ke </text:span>so that</text:p>
      <text:p text:style-name="P10"><text:span text:style-name="T1">bekārrafte </text:span>used</text:p>
      <text:p text:style-name="P3"><text:span text:style-name="T1">bidār </text:span>awake</text:p>
      <text:p text:style-name="P3"><text:span text:style-name="T1">cāhārruze </text:span>four days</text:p>
      <text:p text:style-name="P3"><text:span text:style-name="T1">candruze </text:span>how many days; a few days</text:p>
      <text:p text:style-name="P3"><text:span text:style-name="T1">casbāndan (casbān) </text:span>stick</text:p>
      <text:p text:style-name="P3"><text:span text:style-name="T1">cerāke </text:span>because; since</text:p>
      <text:p text:style-name="P3"><text:span text:style-name="T1">dahhā </text:span>tens</text:p>
      <text:p text:style-name="P3"><text:span text:style-name="T1">dar surat-i ke </text:span>in case; whereas; while</text:p>
      <text:p text:style-name="P3"><text:span text:style-name="T1">dargozaštan (gozar) </text:span>die</text:p>
      <text:p text:style-name="P9"><text:span text:style-name="T1">dāstān </text:span>story; tale</text:p>
      <text:p text:style-name="P10"><text:span text:style-name="T1">dāstān-e āšeqāne </text:span>love story</text:p>
      <text:p text:style-name="P10"><text:span text:style-name="T1">davāzdahsālegi </text:span>age of twelve years</text:p>
      <text:p text:style-name="P10"><text:span text:style-name="T1">dusti </text:span>friendship</text:p>
      <text:p text:style-name="P3"><text:span text:style-name="T1">ebrat gereftan (gir) </text:span>learn; draw lessons</text:p>
      <text:p text:style-name="P3"><text:span text:style-name="T1">etminān </text:span>trust; confidence</text:p>
      <text:p text:style-name="P3"><text:span text:style-name="T1">faryād zadan (zan) </text:span>shout; scream</text:p>
      <text:p text:style-name="P3"><text:span text:style-name="T1">fāyede </text:span>avail; advantage; gain; benefit</text:p>
      <text:p text:style-name="P3"><text:span text:style-name="T1">ferestande </text:span>sender; transmitter</text:p>
      <text:p text:style-name="P3"><text:span text:style-name="T1">geram </text:span>gram</text:p>
      <text:p text:style-name="P16"><text:span text:style-name="T1">giyāhxār </text:span>vegetarian</text:p>
      <text:p text:style-name="P16"><text:soft-page-break/><text:span text:style-name="T1">had(d) </text:span>limit; extent</text:p>
      <text:p text:style-name="P16"><text:span text:style-name="T1">hamāse </text:span>epic</text:p>
      <text:p text:style-name="P16"><text:span text:style-name="T1">hamvāre </text:span>always; ever</text:p>
      <text:p text:style-name="P16"><text:span text:style-name="T1">harcand </text:span>although</text:p>
      <text:p text:style-name="P16"><text:span text:style-name="T1">harf zadan (zan) </text:span>speak; talk; say</text:p>
      <text:p text:style-name="P16"><text:span text:style-name="T1">haštādsālegi </text:span>age of eighty years</text:p>
      <text:p text:style-name="P16"><text:span text:style-name="T1">hazine </text:span>cost; expense; charge</text:p>
      <text:p text:style-name="P16"><text:span text:style-name="T1">jāvidān </text:span>immortal</text:p>
      <text:p text:style-name="P10"><text:span text:style-name="T1">jazire </text:span>island</text:p>
      <text:p text:style-name="P10"><text:span text:style-name="T1">kādo </text:span>gift; present</text:p>
      <text:p text:style-name="P10"><text:span text:style-name="T1">kešti </text:span>ship</text:p>
      <text:p text:style-name="P8"><text:span text:style-name="T1">kod-e posti </text:span>zip code</text:p>
      <text:p text:style-name="P8"><text:span text:style-name="T1">kudaki </text:span>childhood</text:p>
      <text:p text:style-name="P8"><text:span text:style-name="T1">lagad </text:span>kick</text:p>
      <text:p text:style-name="P10"><text:span text:style-name="T1">madyun budan (has; bāš) </text:span>owe a debt</text:p>
      <text:p text:style-name="P10"><text:span text:style-name="T1">māhitābe </text:span>pan</text:p>
      <text:p text:style-name="P2"><text:span text:style-name="T1">mašhur </text:span>famous</text:p>
      <text:p text:style-name="P10"><text:span text:style-name="T1">mohkam </text:span>hard; stable; solid</text:p>
      <text:p text:style-name="P10"><text:span text:style-name="T1">musiqi-ye pāp </text:span>pop music</text:p>
      <text:p text:style-name="P10"><text:span text:style-name="T1">musiqidān </text:span>musician</text:p>
      <text:p text:style-name="P10"><text:span text:style-name="T1">navāzandegi </text:span>musicianship</text:p>
      <text:p text:style-name="P10"><text:span text:style-name="T1">nazd-e </text:span>at</text:p>
      <text:p text:style-name="P8"><text:span text:style-name="T1">nimetārixi </text:span>half historic</text:p>
      <text:p text:style-name="P8"><text:span text:style-name="T1">pākat-e nāme </text:span>envelope</text:p>
      <text:p text:style-name="P8"><text:span text:style-name="T1">pišraft </text:span>progress</text:p>
      <text:p text:style-name="P2"><text:span text:style-name="T1">post </text:span>post</text:p>
      <text:p text:style-name="P3"><text:span text:style-name="T1">post-e sefāreši </text:span>registered mail</text:p>
      <text:p text:style-name="P3"><text:span text:style-name="T1">qāblame </text:span>pot</text:p>
      <text:p text:style-name="P10"><text:span text:style-name="T1">qāleb </text:span>form; template; format</text:p>
      <text:p text:style-name="P10"><text:span text:style-name="T1">qam </text:span>sadness; sorrow; grief</text:p>
      <text:p text:style-name="P10"><text:span text:style-name="T1">ranj bordan (bar) </text:span>suffer</text:p>
      <text:p text:style-name="P8"><text:span text:style-name="T1">šādi </text:span>happiness; joy</text:p>
      <text:p text:style-name="P8"><text:span text:style-name="T1">sāket </text:span>silent; quiet</text:p>
      <text:p text:style-name="P3"><text:span text:style-name="T1">sandoq-e post </text:span>mailbox; postbox</text:p>
      <text:p text:style-name="P3"><text:span text:style-name="T1">šarik </text:span>partner</text:p>
      <text:p text:style-name="P3"><text:span text:style-name="T1">šaxsiyat </text:span>character; figure; personality</text:p>
      <text:p text:style-name="P3"><text:span text:style-name="T1">sāz </text:span>musical instrument</text:p>
      <text:p text:style-name="P8"><text:span text:style-name="T1">seri </text:span>series</text:p>
      <text:p text:style-name="P8"><text:span text:style-name="T1">sorāyande </text:span>poet</text:p>
      <text:p text:style-name="P10"><text:span text:style-name="T1">sorudan (sorā) </text:span>compose; sing</text:p>
      <text:p text:style-name="P11"><text:span text:style-name="T1">taht-e ta’sir qarār gereftan (gir) </text:span>be<text:span text:style-name="T1"> </text:span>affected; be impressed; be influenced</text:p>
      <text:p text:style-name="P11"><text:span text:style-name="T1">tahvil dādan (deh) </text:span>deliver; hand over</text:p>
      <text:p text:style-name="P10"><text:span text:style-name="T1">tambr </text:span>stamp</text:p>
      <text:p text:style-name="P8"><text:span text:style-name="T1">tasallot </text:span>mastery; domination</text:p>
      <text:p text:style-name="P8"><text:span text:style-name="T1">tasmim gereftan (gir) </text:span>decide</text:p>
      <text:p text:style-name="P8"><text:span text:style-name="T1">towr </text:span>manner; way</text:p>
      <text:p text:style-name="P3"><text:span text:style-name="T1">vāmdār budan (hast, bāš) </text:span>owe a debt</text:p>
      <text:p text:style-name="P3"><text:span text:style-name="T1">vāzeh </text:span>clearly; clear</text:p>
      <text:p text:style-name="P16"><text:span text:style-name="T1">xābidan (xāb) </text:span>sleep</text:p>
      <text:p text:style-name="P16"><text:span text:style-name="T1">xašmgin </text:span>angry</text:p>
      <text:p text:style-name="P16"><text:span text:style-name="T1">yekxorde </text:span>a bit; a little</text:p>
      <text:p text:style-name="P16"><text:span text:style-name="T1">zarrebin </text:span>magnifying glass</text:p>
      <text:p text:style-name="P16"><text:soft-page-break/><text:span text:style-name="T1">zowqzade </text:span>excited; joyful</text:p>
      <text:p text:style-name="P2"><text:span text:style-name="T7">Dars-e</text:span><text:span text:style-name="T6"> 20</text:span></text:p>
      <text:p text:style-name="P2"><text:span text:style-name="T1">a’sār </text:span>ages</text:p>
      <text:p text:style-name="P8"><text:span text:style-name="T1">ālgoritm </text:span>algorithm</text:p>
      <text:p text:style-name="P8"><text:span text:style-name="T1">alkol </text:span>alcohol</text:p>
      <text:p text:style-name="P2"><text:span text:style-name="T1">andiše </text:span>thought; idea</text:p>
      <text:p text:style-name="P10"><text:span text:style-name="T1">arz </text:span>width; breadth; foreign currency</text:p>
      <text:p text:style-name="P10"><text:span text:style-name="T1">arzeš </text:span>value; price</text:p>
      <text:p text:style-name="P2"><text:span text:style-name="T1">asid </text:span>acid</text:p>
      <text:p text:style-name="P3"><text:span text:style-name="T1">az miyān-e </text:span>through; among</text:p>
      <text:p text:style-name="P16"><text:span text:style-name="T1">ba’di </text:span>next; subsequent; further</text:p>
      <text:p text:style-name="P16"><text:span text:style-name="T1">bābā </text:span>daddy</text:p>
      <text:p text:style-name="P9"><text:span text:style-name="T1">bāje </text:span>counter</text:p>
      <text:p text:style-name="P3"><text:span text:style-name="T1">bālā raftan (rav, row) </text:span>rise; ascend; climb</text:p>
      <text:p text:style-name="P3"><text:span text:style-name="T1">bānk </text:span>bank</text:p>
      <text:p text:style-name="P3"><text:span text:style-name="T1">barjāy gozāštan (gozār) </text:span>leave</text:p>
      <text:p text:style-name="P3"><text:span text:style-name="T1">bayān kardan (kon) </text:span>express; say</text:p>
      <text:p text:style-name="P3"><text:span text:style-name="T1">cekpul </text:span>traveler’s check</text:p>
      <text:p text:style-name="P3"><text:span text:style-name="T1">dāneš </text:span>knowledge; science</text:p>
      <text:p text:style-name="P3"><text:span text:style-name="T1">dānešnāme </text:span>encyclopedia</text:p>
      <text:p text:style-name="P3"><text:span text:style-name="T1">daqiq </text:span>exact; accurate</text:p>
      <text:p text:style-name="P3"><text:span text:style-name="T1">dastbekār šodan (šav, šow) </text:span>start<text:span text:style-name="T1"> </text:span>working</text:p>
      <text:p text:style-name="P10"><text:span text:style-name="T1">dastekam-at </text:span>least; after all</text:p>
      <text:p text:style-name="P10"><text:span text:style-name="T1">elm </text:span>knowledge; science</text:p>
      <text:p text:style-name="P10"><text:span text:style-name="T1">emruzi </text:span>modern</text:p>
      <text:p text:style-name="P3"><text:span text:style-name="T1">entezār </text:span>expectation; waiting</text:p>
      <text:p text:style-name="P3"><text:span text:style-name="T1">eskenās </text:span>banknote; bill; paper money</text:p>
      <text:p text:style-name="P3"><text:span text:style-name="T1">eslāh </text:span>correction</text:p>
      <text:p text:style-name="P8"><text:span text:style-name="T1">ettefāqi </text:span>accidental</text:p>
      <text:p text:style-name="P8"><text:span text:style-name="T1">falsafi </text:span>philosophical</text:p>
      <text:p text:style-name="P3"><text:span text:style-name="T1">gāhšomāri </text:span>calendar; calculation of times</text:p>
      <text:p text:style-name="P3"><text:span text:style-name="T1">gozāšte </text:span>past; ago</text:p>
      <text:p text:style-name="P8"><text:span text:style-name="T1">gugerd </text:span>brimstone</text:p>
      <text:p text:style-name="P8"><text:span text:style-name="T1">hakimāne </text:span>wise</text:p>
      <text:p text:style-name="P8"><text:span text:style-name="T1">hamcon </text:span>like</text:p>
      <text:p text:style-name="P3"><text:span text:style-name="T1">harif </text:span>opponent; rival; competitor</text:p>
      <text:p text:style-name="P3"><text:span text:style-name="T1">hendi </text:span>Hindi</text:p>
      <text:p text:style-name="P8"><text:span text:style-name="T1">jabr </text:span>algebra</text:p>
      <text:p text:style-name="P8"><text:span text:style-name="T1">joqrāfi </text:span>geography</text:p>
      <text:p text:style-name="P10"><text:span text:style-name="T1">joqrāfidān </text:span>geographer</text:p>
      <text:p text:style-name="P10"><text:span text:style-name="T1">jowhar </text:span>substance; ink; acid</text:p>
      <text:p text:style-name="P10"><text:span text:style-name="T1">kašf </text:span>discovery</text:p>
      <text:p text:style-name="P3"><text:span text:style-name="T1">kašf kardan (kon) </text:span>discover; find out;<text:span text:style-name="T1"> </text:span>figure out</text:p>
      <text:p text:style-name="P3"><text:span text:style-name="T1">kollan </text:span>generally; totally; entirely</text:p>
      <text:p text:style-name="P3"><text:span text:style-name="T1">lahze </text:span>moment</text:p>
      <text:p text:style-name="P9"><text:span text:style-name="T1">larzidan (larz) </text:span>shiver</text:p>
      <text:p text:style-name="P8"><text:span text:style-name="T1">Lātin </text:span>Latin</text:p>
      <text:p text:style-name="P8"><text:span text:style-name="T1">logāritm </text:span>logarithm</text:p>
      <text:p text:style-name="P3"><text:span text:style-name="T1">ma’danšenāsi </text:span>mineralogy</text:p>
      <text:p text:style-name="P3"><text:span text:style-name="T1">mafāhim </text:span>concepts</text:p>
      <text:p text:style-name="P9"><text:span text:style-name="T1">mahd </text:span>cradle</text:p>
      <text:p text:style-name="P2"><text:span text:style-name="T1">me’yār </text:span>standard; criterion</text:p>
      <text:p text:style-name="P10"><text:soft-page-break/><text:span text:style-name="T1">montazer šodan (šav, šow) </text:span>wait; await</text:p>
      <text:p text:style-name="P10"><text:span text:style-name="T1">movāfeq budan (hast; bāš) </text:span>agree</text:p>
      <text:p text:style-name="P10"><text:span text:style-name="T1">movarrex </text:span>historian</text:p>
      <text:p text:style-name="P3"><text:span text:style-name="T1">nāmidan (nām) </text:span>name; call</text:p>
      <text:p text:style-name="P3"><text:span text:style-name="T1">navābeq </text:span>geniuses</text:p>
      <text:p text:style-name="P3"><text:span text:style-name="T1">negāh kardan (kon) </text:span>look; see; view</text:p>
      <text:p text:style-name="P3"><text:span text:style-name="T1">nerx </text:span>rate; exchange rate</text:p>
      <text:p text:style-name="P3"><text:span text:style-name="T1">nesbat dādan (deh) </text:span>ascribe; attribute</text:p>
      <text:p text:style-name="P3"><text:span text:style-name="T1">nozul kardan (kon) </text:span>sink</text:p>
      <text:p text:style-name="P9"><text:span text:style-name="T1">olum </text:span>sciences</text:p>
      <text:p text:style-name="P3"><text:span text:style-name="T1">pažuheš </text:span>research; study; investigation</text:p>
      <text:p text:style-name="P3"><text:span text:style-name="T1">pāyin āmadan (ā) </text:span>fall; sink; come down</text:p>
      <text:p text:style-name="P3"><text:span text:style-name="T1">pur </text:span>son</text:p>
      <text:p text:style-name="P3"><text:span text:style-name="T1">pušide </text:span>covered; covert; worn</text:p>
      <text:p text:style-name="P3"><text:span text:style-name="T1">qavi </text:span>strong</text:p>
      <text:p text:style-name="P2"><text:span text:style-name="T1">qeymat </text:span>price; value</text:p>
      <text:p text:style-name="P13"><text:span text:style-name="T1">Qorun-e Vostā </text:span>Middle Ages</text:p>
      <text:p text:style-name="P13"><text:span text:style-name="T1">qowl dādan (deh) </text:span>promise</text:p>
      <text:p text:style-name="P13"><text:span text:style-name="T1">rad šodan (šav, šow) </text:span>pass; fail</text:p>
      <text:p text:style-name="P13"><text:span text:style-name="T1">resāle </text:span>treatise; dissertation</text:p>
      <text:p text:style-name="P13"><text:span text:style-name="T1">riyāzidān </text:span>mathematician</text:p>
      <text:p text:style-name="P2"><text:span text:style-name="T1">riše </text:span>root</text:p>
      <text:p text:style-name="P3"><text:span text:style-name="T1">robāiyāt </text:span>quatrains</text:p>
      <text:p text:style-name="P3"><text:span text:style-name="T1">sāde </text:span>simple</text:p>
      <text:p text:style-name="P3"><text:span text:style-name="T1">šāns āvardan (āvar) </text:span>be lucky; be<text:span text:style-name="T1"> </text:span>fortunate</text:p>
      <text:p text:style-name="P9"><text:span text:style-name="T1">šāxe </text:span>branch; category</text:p>
      <text:p text:style-name="P3"><text:span text:style-name="T1">šerkat kardan (kon) </text:span>participate; take<text:span text:style-name="T1"> </text:span>part</text:p>
      <text:p text:style-name="P3"><text:span text:style-name="T1">setārešenās </text:span>astronomer</text:p>
      <text:p text:style-name="P3"><text:span text:style-name="T1">šimidān </text:span>chemist</text:p>
      <text:p text:style-name="P9"><text:span text:style-name="T1">šoluq </text:span>crowded; busy; loud</text:p>
      <text:p text:style-name="P3"><text:span text:style-name="T1">ta’lif kardan (kon) </text:span>compile; write</text:p>
      <text:p text:style-name="P3"><text:span text:style-name="T1">tabdil kardan (kon) </text:span>exchange; transform</text:p>
      <text:p text:style-name="P3"><text:span text:style-name="T1">talaffoz </text:span>pronunciation</text:p>
      <text:p text:style-name="P9"><text:span text:style-name="T1">taqvim </text:span>calendar</text:p>
      <text:p text:style-name="P10"><text:span text:style-name="T1">taraqqi kardan (kon) </text:span>rise; progress</text:p>
      <text:p text:style-name="P10"><text:span text:style-name="T1">xadamāt-e arzi </text:span>foreign exchange<text:span text:style-name="T1"> </text:span>services</text:p>
      <text:p text:style-name="P3"><text:span text:style-name="T1">xalvat </text:span>empty; deserted</text:p>
      <text:p text:style-name="P3"><text:span text:style-name="T1">yax zadan (zan) </text:span>be freezed</text:p>
      <text:p text:style-name="P3"><text:span text:style-name="T1">zaif </text:span>weak</text:p>
      <text:p text:style-name="P2"><text:span text:style-name="T1">zamine </text:span>theme; context; background</text:p>
      <text:p text:style-name="P2"><text:span text:style-name="T7">Dars-e</text:span><text:span text:style-name="T6"> 21</text:span></text:p>
      <text:p text:style-name="P13"><text:span text:style-name="T1">āheste </text:span>quiet; slow</text:p>
      <text:p text:style-name="P13"><text:span text:style-name="T1">āref </text:span>mystic</text:p>
      <text:p text:style-name="P13"><text:span text:style-name="T1">ārefāne </text:span>mystical</text:p>
      <text:p text:style-name="P13"><text:span text:style-name="T1">aš’ār </text:span>poems</text:p>
      <text:p text:style-name="P3"><text:span text:style-name="T1">axlāqi </text:span>moral; ethical</text:p>
      <text:p text:style-name="P3"><text:span text:style-name="T1">ayādat </text:span>visit; call</text:p>
      <text:p text:style-name="P10"><text:span text:style-name="T1">bad āmadan (ā) </text:span>distaste; dislike</text:p>
      <text:p text:style-name="P10"><text:span text:style-name="T1">bašariyat </text:span>humanity; mankind</text:p>
      <text:p text:style-name="P10"><text:span text:style-name="T1">bedunetavaqqof </text:span>non-stop</text:p>
      <text:p text:style-name="P3"><text:span text:style-name="T1">be jor’at </text:span>certainly; for sure</text:p>
      <text:p text:style-name="P3"><text:span text:style-name="T1">bel’axare </text:span>finally</text:p>
      <text:p text:style-name="P3"><text:soft-page-break/><text:span text:style-name="T1">belit-e raft </text:span>one-way ticket</text:p>
      <text:p text:style-name="P3"><text:span text:style-name="T1">bibarnāmegi </text:span>mess; confusion</text:p>
      <text:p text:style-name="P3"><text:span text:style-name="T1">bustān </text:span>garden</text:p>
      <text:p text:style-name="P2"><text:span text:style-name="T1">cāre </text:span>remedy; alternative</text:p>
      <text:p text:style-name="P3"><text:span text:style-name="T1">dar dastres budan (hast, bāš) </text:span>be<text:span text:style-name="T1"> </text:span>available</text:p>
      <text:p text:style-name="P3"><text:span text:style-name="T1">da’vat kardan (kon) </text:span>invite</text:p>
      <text:p text:style-name="P3"><text:span text:style-name="T1">dirine </text:span>old; ancient</text:p>
      <text:p text:style-name="P10"><text:span text:style-name="T1">divān </text:span>collection of poems</text:p>
      <text:p text:style-name="P10"><text:span text:style-name="T1">divānegi </text:span>madness</text:p>
      <text:p text:style-name="P10"><text:span text:style-name="T1">ensāndusti </text:span>humanitarian</text:p>
      <text:p text:style-name="P2"><text:span text:style-name="T1">ettefāq </text:span>event; happening; accident;<text:span text:style-name="T1"> </text:span>incident</text:p>
      <text:p text:style-name="P3"><text:span text:style-name="T1">farāmuš šodan (šav, šow) </text:span>be forgotten</text:p>
      <text:p text:style-name="P3"><text:span text:style-name="T1">farāmuškār </text:span>forgetful</text:p>
      <text:p text:style-name="P3"><text:span text:style-name="T1">farāmuškāri </text:span>forgetfulness</text:p>
      <text:p text:style-name="P3"><text:span text:style-name="T1">fowran </text:span>immediately; urgently</text:p>
      <text:p text:style-name="P22"><text:span text:style-name="T1">garm šodan (šav, šow) </text:span>become warm</text:p>
      <text:p text:style-name="P22"><text:span text:style-name="T1">gerye gereftan (gir) </text:span>burst into tears</text:p>
      <text:p text:style-name="P22"><text:span text:style-name="T1">golestān </text:span>rosary</text:p>
      <text:p text:style-name="P2"><text:span text:style-name="T1">hassās </text:span>sensitive</text:p>
      <text:p text:style-name="P2"><text:span text:style-name="T1">hekāyat </text:span>fable; anecdote; narrative;<text:span text:style-name="T1"> </text:span>story</text:p>
      <text:p text:style-name="P8"><text:span text:style-name="T1">howlhowlaki </text:span>hastily</text:p>
      <text:p text:style-name="P8"><text:span text:style-name="T1">jāduyi </text:span>magic; magical</text:p>
      <text:p text:style-name="P8"><text:span text:style-name="T1">jahl </text:span>ignorance</text:p>
      <text:p text:style-name="P3"><text:span text:style-name="T1">jam’an </text:span>altogether; overall</text:p>
      <text:p text:style-name="P3"><text:span text:style-name="T1">javāni </text:span>youth</text:p>
      <text:p text:style-name="P9"><text:span text:style-name="T1">jok </text:span>joke</text:p>
      <text:p text:style-name="P3"><text:span text:style-name="T1">ma’navi </text:span>spiritual; moral</text:p>
      <text:p text:style-name="P3"><text:span text:style-name="T1">mahbub </text:span>favorite; popular</text:p>
      <text:p text:style-name="P3"><text:span text:style-name="T1">maqām </text:span>position; status; rank</text:p>
      <text:p text:style-name="P3"><text:span text:style-name="T1">meh </text:span>fog; mist</text:p>
      <text:p text:style-name="P8"><text:span text:style-name="T1">nāgahān </text:span>suddenly; unexpectedly</text:p>
      <text:p text:style-name="P8"><text:span text:style-name="T1">nahādan (nah, neh) </text:span>set</text:p>
      <text:p text:style-name="P3"><text:span text:style-name="T1">nazar </text:span>view; opinion</text:p>
      <text:p text:style-name="P3"><text:span text:style-name="T1">nešāndan (nešān) </text:span>set</text:p>
      <text:p text:style-name="P3"><text:span text:style-name="T1">noqte </text:span>point; dot</text:p>
      <text:p text:style-name="P3"><text:span text:style-name="T1">panjšanbešab </text:span>Thursday night</text:p>
      <text:p text:style-name="P10"><text:span text:style-name="T1">parvāz-e xāreji </text:span>international flight</text:p>
      <text:p text:style-name="P10"><text:span text:style-name="T1">pišāmad </text:span>incident; event</text:p>
      <text:p text:style-name="P14"><text:span text:style-name="T1">porkār </text:span>hard-working</text:p>
      <text:p text:style-name="P14"><text:span text:style-name="T1">pormājarā </text:span>adventurous</text:p>
      <text:p text:style-name="P14"><text:span text:style-name="T1">qazal </text:span>sonnet; lyric poem</text:p>
      <text:p text:style-name="P14"><text:span text:style-name="T1">raftobargašt </text:span>round trip</text:p>
      <text:p text:style-name="P14"><text:span text:style-name="T1">rānandegi kardan (kon) </text:span>drive</text:p>
      <text:p text:style-name="P14"><text:span text:style-name="T1">riyākāri </text:span>untruthfulness; sham</text:p>
      <text:p text:style-name="P14"><text:span text:style-name="T1">rox dādan (deh) </text:span>happen; occur</text:p>
      <text:p text:style-name="P8"><text:span text:style-name="T1">Rum </text:span>Rome</text:p>
      <text:p text:style-name="P8"><text:span text:style-name="T1">sābeq </text:span>former</text:p>
      <text:p text:style-name="P10"><text:span text:style-name="T1">sard šodan (šav, šow) </text:span>become cold</text:p>
      <text:p text:style-name="P10"><text:span text:style-name="T1">setiz </text:span>contention; fight</text:p>
      <text:p text:style-name="P8"><text:span text:style-name="T1">šifte </text:span>fascinated</text:p>
      <text:p text:style-name="P8"><text:span text:style-name="T1">soxan </text:span>speech; word</text:p>
      <text:p text:style-name="P3"><text:soft-page-break/><text:span text:style-name="T1">tā konun </text:span>ever; until now; so far; yet</text:p>
      <text:p text:style-name="P3"><text:span text:style-name="T1">taassob </text:span>dogma; fanaticism</text:p>
      <text:p text:style-name="P3"><text:span text:style-name="T1">talāš </text:span>effort; attempt</text:p>
      <text:p text:style-name="P3"><text:span text:style-name="T1">tamannā </text:span>ask; request; desire</text:p>
      <text:p text:style-name="P3"><text:span text:style-name="T1">tarsnāk </text:span>scary; terrible; horrible</text:p>
      <text:p text:style-name="P3"><text:span text:style-name="T1">tavaqqof </text:span>stop; stay</text:p>
      <text:p text:style-name="P8"><text:span text:style-name="T1">tond </text:span>fast; quick; quickly; spicy</text:p>
      <text:p text:style-name="P8"><text:span text:style-name="T1">xāb bordan (bar) </text:span>fall asleep</text:p>
      <text:p text:style-name="P8"><text:span text:style-name="T1">xāheš </text:span>ask; request; desire</text:p>
      <text:p text:style-name="P3"><text:span text:style-name="T1">xande gereftan (gir) </text:span>burst into laughter</text:p>
      <text:p text:style-name="P3"><text:span text:style-name="T1">xandidan (xand) </text:span>laugh</text:p>
      <text:p text:style-name="P8"><text:span text:style-name="T1">xorāndan (xorān) </text:span>feed</text:p>
      <text:p text:style-name="P8"><text:span text:style-name="T1">xordsāli </text:span>childhood; infancy</text:p>
      <text:p text:style-name="P8"><text:span text:style-name="T1">xoš āmadan (ā) </text:span>welcome; like</text:p>
      <text:p text:style-name="P8"><text:span text:style-name="T1">yād āmadan (ā) </text:span>remember</text:p>
      <text:p text:style-name="P8"><text:span text:style-name="T1">yād oftādan (oft) </text:span>remember</text:p>
      <text:p text:style-name="P8"><text:span text:style-name="T1">yād raftan (rav, row) </text:span>forget</text:p>
      <text:p text:style-name="P8"><text:span text:style-name="T1">yavāš </text:span>slow; slowly</text:p>
      <text:p text:style-name="P22"><text:span text:style-name="T1">yekdaf’e </text:span>suddenly; unexpectedly</text:p>
      <text:p text:style-name="P22"><text:span text:style-name="T1">zarbe </text:span>stroke; impact</text:p>
      <text:p text:style-name="P22"><text:span text:style-name="T1">zarbolmasal </text:span>proverb</text:p>
      <text:p text:style-name="P2"><text:span text:style-name="T7">Dars-e</text:span><text:span text:style-name="T6"> 22</text:span></text:p>
      <text:p text:style-name="P26"><text:span text:style-name="T1">abri </text:span>cloudy</text:p>
      <text:p text:style-name="P26"><text:span text:style-name="T1">āftābi </text:span>sunny</text:p>
      <text:p text:style-name="P26"><text:span text:style-name="T1">amudi </text:span>vertical</text:p>
      <text:p text:style-name="P13"><text:span text:style-name="T1">āmuzeš didan (bin) </text:span>be trained</text:p>
      <text:p text:style-name="P13"><text:span text:style-name="T1">ārezu kardan (kon) </text:span>wish</text:p>
      <text:p text:style-name="P13"><text:span text:style-name="T1">asbsavāri </text:span>riding</text:p>
      <text:p text:style-name="P8"><text:span text:style-name="T1">āsiyāyi </text:span>Asian</text:p>
      <text:p text:style-name="P8"><text:span text:style-name="T1">axlāq </text:span>morality</text:p>
      <text:p text:style-name="P8"><text:span text:style-name="T1">bānovān </text:span>ladies</text:p>
      <text:p text:style-name="P3"><text:span text:style-name="T1">bar gardāndan (gardān) </text:span>turn; return;<text:span text:style-name="T1"> </text:span>translate</text:p>
      <text:p text:style-name="P8"><text:span text:style-name="T1">basketbāl </text:span>basketball</text:p>
      <text:p text:style-name="P8"><text:span text:style-name="T1">be onvān-e </text:span>as; for</text:p>
      <text:p text:style-name="P10"><text:span text:style-name="T1">beynolmelali </text:span>international</text:p>
      <text:p text:style-name="P10"><text:span text:style-name="T1">be zudi </text:span>soon</text:p>
      <text:p text:style-name="P8"><text:span text:style-name="T1">cowgān </text:span>polo</text:p>
      <text:p text:style-name="P8"><text:span text:style-name="T1">damā </text:span>temperature</text:p>
      <text:p text:style-name="P8"><text:span text:style-name="T1">dar atrāf-e </text:span>around</text:p>
      <text:p text:style-name="P3"><text:span text:style-name="T1">daraje-ye sāntigerād </text:span>degrees Celsius;<text:span text:style-name="T1"> </text:span>centigrade</text:p>
      <text:p text:style-name="P9"><text:span text:style-name="T1">dārande </text:span>holder; owner</text:p>
      <text:p text:style-name="P3"><text:span text:style-name="T1">dastgir kardan (kon) </text:span>capture; arrest</text:p>
      <text:p text:style-name="P3"><text:span text:style-name="T1">dast yāftan (yāb) </text:span>achieve</text:p>
      <text:p text:style-name="P8"><text:span text:style-name="T1">dastgiri </text:span>capture; arrest</text:p>
      <text:p text:style-name="P8"><text:span text:style-name="T1">doktorā </text:span>Ph.D.; doctorate</text:p>
      <text:p text:style-name="P8"><text:span text:style-name="T1">dosevvom </text:span>two-thirds</text:p>
      <text:p text:style-name="P8"><text:span text:style-name="T1">došman </text:span>enemy</text:p>
      <text:p text:style-name="P3"><text:span text:style-name="T1">dozdi </text:span>theft; stealing; robbery</text:p>
      <text:p text:style-name="P3"><text:span text:style-name="T1">elekteriki </text:span>electric</text:p>
      <text:p text:style-name="P10"><text:span text:style-name="T1">emkānāt </text:span>facilities; possibilities</text:p>
      <text:p text:style-name="P10"><text:span text:style-name="T1">farāham kardan (kon) </text:span>procure; obtain;<text:span text:style-name="T1"> </text:span>create</text:p>
      <text:p text:style-name="P8"><text:soft-page-break/><text:span text:style-name="T1">futsāl </text:span>futsal</text:p>
      <text:p text:style-name="P8"><text:span text:style-name="T1">gerāmi </text:span>dear</text:p>
      <text:p text:style-name="P8"><text:span text:style-name="T1">geyt </text:span>gate</text:p>
      <text:p text:style-name="P3"><text:span text:style-name="T1">golzani </text:span>scoring goals</text:p>
      <text:p text:style-name="P3"><text:span text:style-name="T1">hālat </text:span>state; position; type</text:p>
      <text:p text:style-name="P3"><text:span text:style-name="T1">hamaknun </text:span>now</text:p>
      <text:p text:style-name="P2"><text:span text:style-name="T1">imeni </text:span>safety</text:p>
      <text:p text:style-name="P8"><text:span text:style-name="T1">jahānpahlevān </text:span>world champion</text:p>
      <text:p text:style-name="P8"><text:span text:style-name="T1">jām-e jahāni </text:span>world cup</text:p>
      <text:p text:style-name="P2"><text:span text:style-name="T1">jāsus </text:span>spy</text:p>
      <text:p text:style-name="P9"><text:span text:style-name="T1">javānmard </text:span>magnanimous; generous;<text:span text:style-name="T1"> </text:span>chivalrous</text:p>
      <text:p text:style-name="P8"><text:span text:style-name="T1">kamarband-e imeni </text:span>seatbelt</text:p>
      <text:p text:style-name="P8"><text:span text:style-name="T1">kārt-e parvāz </text:span>boarding card</text:p>
      <text:p text:style-name="P8"><text:span text:style-name="T1">koštan (koš) </text:span>kill</text:p>
      <text:p text:style-name="P8"><text:span text:style-name="T1">košti </text:span>wrestling</text:p>
      <text:p text:style-name="P8"><text:span text:style-name="T1">kuhestāni </text:span>mountainous</text:p>
      <text:p text:style-name="P2"><text:span text:style-name="T1">lavāzem </text:span>equipments; accessories;<text:span text:style-name="T1"> </text:span>belongings</text:p>
      <text:p text:style-name="P8"><text:span text:style-name="T1">mahalle </text:span>district; quarter</text:p>
      <text:p text:style-name="P8"><text:span text:style-name="T1">matlab </text:span>subject; matter</text:p>
      <text:p text:style-name="P8"><text:span text:style-name="T1">moāmele </text:span>business; transaction</text:p>
      <text:p text:style-name="P3"><text:span text:style-name="T1">mosābeqāt </text:span>competitions; matches</text:p>
      <text:p text:style-name="P3"><text:span text:style-name="T1">mosāfer </text:span>passenger; traveler</text:p>
      <text:p text:style-name="P3"><text:span text:style-name="T1">motesaddi </text:span>official in charge</text:p>
      <text:p text:style-name="P3"><text:span text:style-name="T1">movaffaqiyat </text:span>success</text:p>
      <text:p text:style-name="P10"><text:span text:style-name="T1">mowzu’ </text:span>topic; issue; matter; subject</text:p>
      <text:p text:style-name="P10"><text:span text:style-name="T1">namāyeš </text:span>performance; demonstration;<text:span text:style-name="T1"> </text:span>play</text:p>
      <text:p text:style-name="P14"><text:span text:style-name="T1">otomobilrāni </text:span>motor racing</text:p>
      <text:p text:style-name="P14"><text:span text:style-name="T1">pahlevān </text:span>champion</text:p>
      <text:p text:style-name="P15"><text:span text:style-name="T1">poštesar </text:span>behind</text:p>
      <text:p text:style-name="P3"><text:span text:style-name="T1">poštesar gozāštan (gozār) </text:span>leave behind</text:p>
      <text:p text:style-name="P3"><text:span text:style-name="T1">qahremān </text:span>champion; hero</text:p>
      <text:p text:style-name="P3"><text:span text:style-name="T1">qahremāni </text:span>championship; heroism</text:p>
      <text:p text:style-name="P3"><text:span text:style-name="T1">qeyrenezāmi </text:span>civil; civilian</text:p>
      <text:p text:style-name="P3"><text:span text:style-name="T1">rābete </text:span>relation; connection</text:p>
      <text:p text:style-name="P3"><text:span text:style-name="T1">rāh yāftan (yāb) </text:span>achieve</text:p>
      <text:p text:style-name="P3"><text:span text:style-name="T1">rahgozar </text:span>passerby</text:p>
      <text:p text:style-name="P3"><text:span text:style-name="T1">raqib </text:span>competitor</text:p>
      <text:p text:style-name="P3"><text:span text:style-name="T1">rekord </text:span>record</text:p>
      <text:p text:style-name="P10"><text:span text:style-name="T1">robudan (robā) </text:span>kidnap; rob; steal</text:p>
      <text:p text:style-name="P10"><text:span text:style-name="T1">sākdasti </text:span>hand luggage</text:p>
      <text:p text:style-name="P10"><text:span text:style-name="T1">sanginvazn </text:span>heavy weight</text:p>
      <text:p text:style-name="P10"><text:span text:style-name="T1">sarmehmāndār </text:span>leading stewardess</text:p>
      <text:p text:style-name="P10"><text:span text:style-name="T1">saxrenavardi </text:span>rock climbing</text:p>
      <text:p text:style-name="P9"><text:span text:style-name="T1">sefr </text:span>zero</text:p>
      <text:p text:style-name="P3"><text:span text:style-name="T1">šerkat </text:span>company; participation</text:p>
      <text:p text:style-name="P3"><text:span text:style-name="T1">sud </text:span>profit; interest</text:p>
      <text:p text:style-name="P3"><text:span text:style-name="T1">surat gereftan (gir) </text:span>take place; happen;<text:span text:style-name="T1"> </text:span>occur</text:p>
      <text:p text:style-name="P10"><text:span text:style-name="T1">tark kardan (kon) </text:span>leave</text:p>
      <text:p text:style-name="P10"><text:span text:style-name="T1">tavajjoh </text:span>attention; notice</text:p>
      <text:p text:style-name="P10"><text:span text:style-name="T1">tavassot-e </text:span>by; via</text:p>
      <text:p text:style-name="P3"><text:span text:style-name="T1">te’dād </text:span>number; count</text:p>
      <text:p text:style-name="P3"><text:span text:style-name="T1">tebq-e </text:span>according to</text:p>
      <text:p text:style-name="P3"><text:soft-page-break/><text:span text:style-name="T1">tim </text:span>team</text:p>
      <text:p text:style-name="P3"><text:span text:style-name="T1">tirandāzi </text:span>archery; shooting</text:p>
      <text:p text:style-name="P3"><text:span text:style-name="T1">vālibāl </text:span>volleyball</text:p>
      <text:p text:style-name="P10"><text:span text:style-name="T1">varzeš-e razmi </text:span>martial arts</text:p>
      <text:p text:style-name="P10"><text:span text:style-name="T1">vaznebardāri </text:span>weightlifting</text:p>
      <text:p text:style-name="P10"><text:span text:style-name="T1">vojud </text:span>existence</text:p>
      <text:p text:style-name="P2"><text:span text:style-name="T1">xodrow </text:span>car; vehicle</text:p>
      <text:p text:style-name="P14"><text:span text:style-name="T1">xošāmad goftan (gu) </text:span>welcome</text:p>
      <text:p text:style-name="P14"><text:span text:style-name="T1">zarar </text:span>loss; disadvantage</text:p>
      <text:p text:style-name="P2"><text:span text:style-name="T7">Dars-e</text:span><text:span text:style-name="T6"> 23</text:span></text:p>
      <text:p text:style-name="P2"><text:span text:style-name="T1">āhanin </text:span>iron; ironclad</text:p>
      <text:p text:style-name="P2"><text:span text:style-name="T1">āmuxtan (āmuzeš) </text:span>learn; teach</text:p>
      <text:p text:style-name="P3"><text:span text:style-name="T1">āni </text:span>momentary</text:p>
      <text:p text:style-name="P3"><text:span text:style-name="T1">ārezu </text:span>wish; desire</text:p>
      <text:p text:style-name="P3"><text:span text:style-name="T1">asbābbāzi </text:span>toy</text:p>
      <text:p text:style-name="P3"><text:span text:style-name="T1">avvaliye </text:span>primary; preliminary; original</text:p>
      <text:p text:style-name="P3"><text:span text:style-name="T1">āzādi </text:span>freedom</text:p>
      <text:p text:style-name="P3"><text:span text:style-name="T1">bānd </text:span>luggage belt; band; roll bandage</text:p>
      <text:p text:style-name="P3"><text:span text:style-name="T1">bāqbān </text:span>gardener</text:p>
      <text:p text:style-name="P9"><text:span text:style-name="T1">bardāšt </text:span>impression</text:p>
      <text:p text:style-name="P3"><text:span text:style-name="T1">bastan (band) </text:span>close; pack; block</text:p>
      <text:p text:style-name="P3"><text:span text:style-name="T1">bātajrobe </text:span>experienced</text:p>
      <text:p text:style-name="P3"><text:span text:style-name="T1">bāz kardan (kon) </text:span>open; unpack</text:p>
      <text:p text:style-name="P3"><text:span text:style-name="T1">bāzikon </text:span>player</text:p>
      <text:p text:style-name="P9"><text:span text:style-name="T1">bāzpors </text:span>interrogator</text:p>
      <text:p text:style-name="P3"><text:span text:style-name="T1">be zamin nešastan (nešin) </text:span>land</text:p>
      <text:p text:style-name="P3"><text:span text:style-name="T1">bedāhenavāzi </text:span>improvisation</text:p>
      <text:p text:style-name="P3"><text:span text:style-name="T1">benām </text:span>famous</text:p>
      <text:p text:style-name="P3"><text:span text:style-name="T1">biadab </text:span>rude; impolite</text:p>
      <text:p text:style-name="P3"><text:span text:style-name="T1">binā </text:span>seeing</text:p>
      <text:p text:style-name="P9"><text:span text:style-name="T1">bord </text:span>win; reach</text:p>
      <text:p text:style-name="P3"><text:span text:style-name="T1">bozorgi </text:span>magnitude; enlargement</text:p>
      <text:p text:style-name="P3"><text:span text:style-name="T1">ciredast </text:span>skilful</text:p>
      <text:p text:style-name="P4"><text:span text:style-name="T1">daf </text:span>tambourine</text:p>
      <text:p text:style-name="P3"><text:span text:style-name="T1">daftarce </text:span>booklet</text:p>
      <text:p text:style-name="P3"><text:span text:style-name="T1">dānā </text:span>wise; knowing</text:p>
      <text:p text:style-name="P3"><text:span text:style-name="T1">darbār </text:span>court</text:p>
      <text:p text:style-name="P2"><text:span text:style-name="T1">daryāft </text:span>receipt; reception</text:p>
      <text:p text:style-name="P3"><text:span text:style-name="T1">dastgāh </text:span>device; Persian music notion</text:p>
      <text:p text:style-name="P3"><text:span text:style-name="T1">deldāri dādan (deh) </text:span>console</text:p>
      <text:p text:style-name="P8"><text:span text:style-name="T1">divāne </text:span>crazy; mad</text:p>
      <text:p text:style-name="P8"><text:span text:style-name="T1">espāniyāyi </text:span>Spanish</text:p>
      <text:p text:style-name="P8"><text:span text:style-name="T1">forud </text:span>landing</text:p>
      <text:p text:style-name="P3"><text:span text:style-name="T1">forud āmadan (ā) </text:span>land</text:p>
      <text:p text:style-name="P3"><text:span text:style-name="T1">gomrok </text:span>customs</text:p>
      <text:p text:style-name="P3"><text:span text:style-name="T1">gomroki </text:span>customs</text:p>
      <text:p text:style-name="P3"><text:span text:style-name="T1">gorosnegi </text:span>hunger</text:p>
      <text:p text:style-name="P8"><text:span text:style-name="T1">gostareš yāftan (yāb) </text:span>spread</text:p>
      <text:p text:style-name="P8"><text:span text:style-name="T1">gozārešgar </text:span>reporter</text:p>
      <text:p text:style-name="P8"><text:span text:style-name="T1">guyande </text:span>announcer; speaker</text:p>
      <text:p text:style-name="P3"><text:span text:style-name="T1">honarkade </text:span>studio; artist’s workshop</text:p>
      <text:p text:style-name="P3"><text:span text:style-name="T1">ist </text:span>stop; halt</text:p>
      <text:p text:style-name="P2"><text:soft-page-break/><text:span text:style-name="T1">kamānce </text:span>fiddle</text:p>
      <text:p text:style-name="P8"><text:span text:style-name="T1">kāmyāb </text:span>successful; prosperous</text:p>
      <text:p text:style-name="P8"><text:span text:style-name="T1">ma’mur </text:span>officer; agent</text:p>
      <text:p text:style-name="P2"><text:span text:style-name="T1">mafhum </text:span>concept; sense; notion;<text:span text:style-name="T1"> </text:span>meaning</text:p>
      <text:p text:style-name="P3"><text:span text:style-name="T1">mānand-e </text:span>similar; like; such as</text:p>
      <text:p text:style-name="P3"><text:span text:style-name="T1">moāf </text:span>exempt</text:p>
      <text:p text:style-name="P3"><text:span text:style-name="T1">mohtaram </text:span>honorable; respectable</text:p>
      <text:p text:style-name="P3"><text:span text:style-name="T1">namakdān </text:span>salt shaker; salt cellar</text:p>
      <text:p text:style-name="P3"><text:span text:style-name="T1">naxeyr </text:span>no</text:p>
      <text:p text:style-name="P3"><text:span text:style-name="T1">neveštār </text:span>article; paper; writing; text</text:p>
      <text:p text:style-name="P3"><text:span text:style-name="T1">ney </text:span>flute; straw</text:p>
      <text:p text:style-name="P10"><text:span text:style-name="T1">pardāxt </text:span>payment</text:p>
      <text:p text:style-name="P10"><text:span text:style-name="T1">pardāxt kardan (kon) </text:span>pay</text:p>
      <text:p text:style-name="P10"><text:span text:style-name="T1">pasraft </text:span>regress</text:p>
      <text:p text:style-name="P3"><text:span text:style-name="T1">paxš </text:span>distribution; broadcast</text:p>
      <text:p text:style-name="P3"><text:span text:style-name="T1">pesarak </text:span>lad; guy</text:p>
      <text:p text:style-name="P2"><text:span text:style-name="T1">pišpardāxt </text:span>deposit; advance payment;<text:span text:style-name="T1"> </text:span>prepayment</text:p>
      <text:p text:style-name="P10"><text:span text:style-name="T1">poxte </text:span>cooked</text:p>
      <text:p text:style-name="P10"><text:span text:style-name="T1">qābelemolāheze </text:span>significant;<text:span text:style-name="T1"> </text:span>considerable</text:p>
      <text:p text:style-name="P2"><text:span text:style-name="T1">qateāt </text:span>parts; spare parts</text:p>
      <text:p text:style-name="P3"><text:span text:style-name="T1">qateāt-e taškildehande </text:span>components;<text:span text:style-name="T1"> </text:span>elements</text:p>
      <text:p text:style-name="P8"><text:span text:style-name="T1">ravān </text:span>fluent; soul</text:p>
      <text:p text:style-name="P8"><text:span text:style-name="T1">ruzāne </text:span>daily</text:p>
      <text:p text:style-name="P8"><text:span text:style-name="T1">samfoni </text:span>symphony</text:p>
      <text:p text:style-name="P8"><text:span text:style-name="T1">santur </text:span>Iranian dulcimer</text:p>
      <text:p text:style-name="P8"><text:span text:style-name="T1">šast </text:span>sixty; thumb</text:p>
      <text:p text:style-name="P3"><text:span text:style-name="T1">šaxsi </text:span>personal; private; civil</text:p>
      <text:p text:style-name="P3"><text:span text:style-name="T1">sowqāti </text:span>souvenir</text:p>
      <text:p text:style-name="P10"><text:span text:style-name="T1">tahvil gereftan (gir) </text:span>take receipt; receive</text:p>
      <text:p text:style-name="P10"><text:span text:style-name="T1">tamāšāgar </text:span>viewer; audience</text:p>
      <text:p text:style-name="P3"><text:span text:style-name="T1">taškil šodan (šav, šow) </text:span>consist</text:p>
      <text:p text:style-name="P3"><text:span text:style-name="T1">tulāni </text:span>long</text:p>
      <text:p text:style-name="P3"><text:span text:style-name="T1">vāgozār kardan (kon) </text:span>leave; lose</text:p>
      <text:p text:style-name="P3"><text:span text:style-name="T1">varzešgāh </text:span>stadium</text:p>
      <text:p text:style-name="P2"><text:span text:style-name="T1">xallāqiyat </text:span>creativity</text:p>
      <text:p text:style-name="P14"><text:span text:style-name="T1">xāternešān kardan (kon) </text:span>note; remark</text:p>
      <text:p text:style-name="P14"><text:span text:style-name="T1">yekmeqdār </text:span>some; a little</text:p>
      <text:p text:style-name="P1"><text:span text:style-name="T2">Dars-e</text:span> 24</text:p>
      <text:p text:style-name="P2"><text:span text:style-name="T1">ābanbār </text:span>cistern</text:p>
      <text:p text:style-name="P8"><text:span text:style-name="T1">āberu </text:span>honor; reputation; prestige</text:p>
      <text:p text:style-name="P8"><text:span text:style-name="T1">ahammiyat </text:span>importance; significance</text:p>
      <text:p text:style-name="P8"><text:span text:style-name="T1">ānmowqe’-at </text:span>that time, then</text:p>
      <text:p text:style-name="P10"><text:span text:style-name="T1">arze kardan (kon) </text:span>offer</text:p>
      <text:p text:style-name="P3"><text:span text:style-name="T1">az taraf-e </text:span>in the name of; on behalf of</text:p>
      <text:p text:style-name="P3"><text:span text:style-name="T1">badandiš </text:span>black-hearted; malicious</text:p>
      <text:p text:style-name="P3"><text:span text:style-name="T1">bāzigar </text:span>actor; artist; performer</text:p>
      <text:p text:style-name="P10"><text:span text:style-name="T1">be in zudi </text:span>so early</text:p>
      <text:p text:style-name="P3"><text:span text:style-name="T1">be tavāfoq residan (res) </text:span>agree; reach an<text:span text:style-name="T1"> </text:span>agreement</text:p>
      <text:p text:style-name="P3"><text:span text:style-name="T1">belitforuš </text:span>tickets seller</text:p>
      <text:p text:style-name="P3"><text:span text:style-name="T1">bolandgu </text:span>speaker</text:p>
      <text:p text:style-name="P3"><text:span text:style-name="T1">bordobāxt </text:span>win-and loss</text:p>
      <text:p text:style-name="P3"><text:span text:style-name="T1">cāne zadan (zan) </text:span>bargain</text:p>
      <text:p text:style-name="P3"><text:soft-page-break/><text:span text:style-name="T1">cānezani </text:span>bargaining</text:p>
      <text:p text:style-name="P3"><text:span text:style-name="T1">dahe </text:span>decade</text:p>
      <text:p text:style-name="P10"><text:span text:style-name="T1">dardesar </text:span>trouble</text:p>
      <text:p text:style-name="P10"><text:span text:style-name="T1">dāstānnevis </text:span>novelist</text:p>
      <text:p text:style-name="P10"><text:span text:style-name="T1">dastband </text:span>bracelet; handcuff</text:p>
      <text:p text:style-name="P10"><text:span text:style-name="T1">dāvar </text:span>referee; arbitrator</text:p>
      <text:p text:style-name="P10"><text:span text:style-name="T1">dolā </text:span>double; double layers</text:p>
      <text:p text:style-name="P10"><text:span text:style-name="T1">ezdevāj </text:span>marriage</text:p>
      <text:p text:style-name="P10"><text:span text:style-name="T1">fāreqottahsil </text:span>graduate</text:p>
      <text:p text:style-name="P10"><text:span text:style-name="T1">filmbardāri </text:span>movie recording</text:p>
      <text:p text:style-name="P10"><text:span text:style-name="T1">filmsāz </text:span>filmmaker</text:p>
      <text:p text:style-name="P10"><text:span text:style-name="T1">forušande </text:span>seller</text:p>
      <text:p text:style-name="P2"><text:span text:style-name="T1">goftogu </text:span>dialogue; conversation; talk;<text:span text:style-name="T1"> </text:span>interview</text:p>
      <text:p text:style-name="P3"><text:span text:style-name="T1">hey’at </text:span>committee; board; panel</text:p>
      <text:p text:style-name="P3"><text:span text:style-name="T1">hozur </text:span>presence</text:p>
      <text:p text:style-name="P3"><text:span text:style-name="T1">jalb kardan (kon) </text:span>attract</text:p>
      <text:p text:style-name="P6"><text:span text:style-name="T1">jašnvāre </text:span>festival</text:p>
      <text:p text:style-name="P3"><text:span text:style-name="T1">javāyez </text:span>awards</text:p>
      <text:p text:style-name="P10"><text:span text:style-name="T1">jodāyi </text:span>separation; divorce</text:p>
      <text:p text:style-name="P10"><text:span text:style-name="T1">jozv(-e) </text:span>part; among</text:p>
      <text:p text:style-name="P10"><text:span text:style-name="T1">kamhowsele </text:span>impatient</text:p>
      <text:p text:style-name="P10"><text:span text:style-name="T1">kamrang </text:span>pale</text:p>
      <text:p text:style-name="P3"><text:span text:style-name="T1">kārgardān </text:span>director</text:p>
      <text:p text:style-name="P3"><text:span text:style-name="T1">ketābforuš </text:span>bookseller</text:p>
      <text:p text:style-name="P3"><text:span text:style-name="T1">lož </text:span>loge</text:p>
      <text:p text:style-name="P2"><text:span text:style-name="T1">maqāze </text:span>shop; store</text:p>
      <text:p text:style-name="P3"><text:span text:style-name="T1">matrah </text:span>important; proposed</text:p>
      <text:p text:style-name="P3"><text:span text:style-name="T1">mo’tabar </text:span>credible; reliable; valid</text:p>
      <text:p text:style-name="P3"><text:span text:style-name="T1">moddatzamān </text:span>duration; length</text:p>
      <text:p text:style-name="P3"><text:span text:style-name="T1">montaqed </text:span>critic</text:p>
      <text:p text:style-name="P3"><text:span text:style-name="T1">mostamar </text:span>continuous</text:p>
      <text:p text:style-name="P3"><text:span text:style-name="T1">movaffaqiyatāmiz </text:span>successful</text:p>
      <text:p text:style-name="P3"><text:span text:style-name="T1">mowredenazar </text:span>intended; wished</text:p>
      <text:p text:style-name="P3"><text:span text:style-name="T1">nešāne </text:span>sign; symbol</text:p>
      <text:p text:style-name="P8"><text:span text:style-name="T1">peyvaste </text:span>continuously</text:p>
      <text:p text:style-name="P8"><text:span text:style-name="T1">poršomār </text:span>numerous</text:p>
      <text:p text:style-name="P8"><text:span text:style-name="T1">porzarqobarq </text:span>sheeny</text:p>
      <text:p text:style-name="P8"><text:span text:style-name="T1">poxtopaz </text:span>cooking</text:p>
      <text:p text:style-name="P8"><text:span text:style-name="T1">qulpeykar </text:span>gigantic; huge</text:p>
      <text:p text:style-name="P8"><text:span text:style-name="T1">rošd </text:span>growth; increase</text:p>
      <text:p text:style-name="P8"><text:span text:style-name="T1">sadhā </text:span>hundreds</text:p>
      <text:p text:style-name="P2"><text:span text:style-name="T1">sālāne </text:span>annual; yearly</text:p>
      <text:p text:style-name="P13"><text:span text:style-name="T1">san’at </text:span>industry</text:p>
      <text:p text:style-name="P13"><text:span text:style-name="T1">sāns </text:span>screening</text:p>
      <text:p text:style-name="P13"><text:span text:style-name="T1">saranjām </text:span>finally</text:p>
      <text:p text:style-name="P13"><text:span text:style-name="T1">sarosedā </text:span>noise</text:p>
      <text:p text:style-name="P13"><text:span text:style-name="T1">sarovaz’ </text:span>outfit</text:p>
      <text:p text:style-name="P3"><text:span text:style-name="T1">seguš </text:span>triangle; triangular</text:p>
      <text:p text:style-name="P3"><text:span text:style-name="T1">sinamāgar </text:span>filmmaker</text:p>
      <text:p text:style-name="P3"><text:span text:style-name="T1">šokufā </text:span>flourishing; prosperous</text:p>
      <text:p text:style-name="P3"><text:span text:style-name="T1">ta’m </text:span>taste; flavor</text:p>
      <text:p text:style-name="P3"><text:span text:style-name="T1">tahiyekonande </text:span>producer</text:p>
      <text:p text:style-name="P3"><text:soft-page-break/><text:span text:style-name="T1">talāforuš </text:span>jeweler</text:p>
      <text:p text:style-name="P3"><text:span text:style-name="T1">tavāfoq </text:span>agreement</text:p>
      <text:p text:style-name="P3"><text:span text:style-name="T1">tizhuš </text:span>sharp-witted</text:p>
      <text:p text:style-name="P3"><text:span text:style-name="T1">xandeāvar </text:span>funny; comic</text:p>
      <text:p text:style-name="P3"><text:span text:style-name="T1">xolāse </text:span>summary</text:p>
      <text:p text:style-name="P3"><text:span text:style-name="T1">xošandām </text:span>shapely; handsome</text:p>
      <text:p text:style-name="P3"><text:span text:style-name="T1">zadoxord </text:span>fight; affray</text:p>
      <text:p text:style-name="P2"><text:span text:style-name="T1">zeytun </text:span>oli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807in" fo:margin-bottom="0.4366in" fo:margin-left="0.5972in" fo:margin-right="0.791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807in" fo:margin-bottom="0.4299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210*" fo:start-indent="0in" fo:end-indent="0.1598in"/>
          <style:column style:rel-width="3490*" fo:start-indent="0.1598in" fo:end-indent="0.111in"/>
          <style:column style:rel-width="3500*" fo:start-indent="0.11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807in" fo:margin-bottom="0.4417in" fo:margin-left="0.5972in" fo:margin-right="0.611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220*" fo:start-indent="0in" fo:end-indent="0.1528in"/>
          <style:column style:rel-width="3590*" fo:start-indent="0.1528in" fo:end-indent="0.0346in"/>
          <style:column style:rel-width="3350*" fo:start-indent="0.0346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807in" fo:margin-bottom="0.4445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330*" fo:start-indent="0in" fo:end-indent="0.0764in"/>
          <style:column style:rel-width="3360*" fo:start-indent="0.0764in" fo:end-indent="0.1181in"/>
          <style:column style:rel-width="3510*" fo:start-indent="0.118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807in" fo:margin-bottom="0.4193in" fo:margin-left="0.5972in" fo:margin-right="0.680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350*" fo:start-indent="0in" fo:end-indent="0.0626in"/>
          <style:column style:rel-width="3330*" fo:start-indent="0.0626in" fo:end-indent="0.1252in"/>
          <style:column style:rel-width="3380*" fo:start-indent="0.1252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807in" fo:margin-bottom="0.4193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340*" fo:start-indent="0in" fo:end-indent="0.0693in"/>
          <style:column style:rel-width="3370*" fo:start-indent="0.0693in" fo:end-indent="0.1043in"/>
          <style:column style:rel-width="3490*" fo:start-indent="0.104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681in" fo:page-height="11.6929in" style:num-format="1" style:print-orientation="portrait" fo:margin-top="0.3807in" fo:margin-bottom="0.4366in" fo:margin-left="0.5972in" fo:margin-right="0.63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200*" fo:start-indent="0in" fo:end-indent="0.1665in"/>
          <style:column style:rel-width="3540*" fo:start-indent="0.1665in" fo:end-indent="0.0835in"/>
          <style:column style:rel-width="3380*" fo:start-indent="0.0835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3807in" fo:margin-bottom="0.4339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681in" fo:page-height="11.6929in" style:num-format="1" style:print-orientation="portrait" fo:margin-top="0.3807in" fo:margin-bottom="0.4193in" fo:margin-left="0.5972in" fo:margin-right="0.666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270*" fo:start-indent="0in" fo:end-indent="0.1181in"/>
          <style:column style:rel-width="3480*" fo:start-indent="0.1181in" fo:end-indent="0.0764in"/>
          <style:column style:rel-width="3330*" fo:start-indent="0.0764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681in" fo:page-height="11.6929in" style:num-format="1" style:print-orientation="portrait" fo:margin-top="0.3807in" fo:margin-bottom="0.4193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370*" fo:start-indent="0in" fo:end-indent="0.0484in"/>
          <style:column style:rel-width="3390*" fo:start-indent="0.0484in" fo:end-indent="0.0693in"/>
          <style:column style:rel-width="3440*" fo:start-indent="0.069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681in" fo:page-height="11.6929in" style:num-format="1" style:print-orientation="portrait" fo:margin-top="0.3807in" fo:margin-bottom="0.4417in" fo:margin-left="0.5972in" fo:margin-right="0.5972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250*" fo:start-indent="0in" fo:end-indent="0.1319in"/>
          <style:column style:rel-width="3550*" fo:start-indent="0.1319in" fo:end-indent="0.0417in"/>
          <style:column style:rel-width="3380*" fo:start-indent="0.0417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681in" fo:page-height="11.6929in" style:num-format="1" style:print-orientation="portrait" fo:margin-top="0.3807in" fo:margin-bottom="0.428in" fo:margin-left="0.5972in" fo:margin-right="0.5835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3">
          <style:column style:rel-width="3320*" fo:start-indent="0in" fo:end-indent="0.0835in"/>
          <style:column style:rel-width="3430*" fo:start-indent="0.0835in" fo:end-indent="0.0764in"/>
          <style:column style:rel-width="3450*" fo:start-indent="0.0764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2681in" fo:page-height="11.6929in" style:num-format="1" style:print-orientation="portrait" fo:margin-top="0.3807in" fo:margin-bottom="0.5425in" fo:margin-left="0.5972in" fo:margin-right="1.180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35" style:display-name="Convert 135" style:page-layout-name="Mpm2"/>
    <style:master-page style:name="Convert_20_136" style:display-name="Convert 136" style:page-layout-name="Mpm3"/>
    <style:master-page style:name="Convert_20_137" style:display-name="Convert 137" style:page-layout-name="Mpm4"/>
    <style:master-page style:name="Convert_20_138" style:display-name="Convert 138" style:page-layout-name="Mpm5"/>
    <style:master-page style:name="Convert_20_139" style:display-name="Convert 139" style:page-layout-name="Mpm6"/>
    <style:master-page style:name="Convert_20_140" style:display-name="Convert 140" style:page-layout-name="Mpm7"/>
    <style:master-page style:name="Convert_20_141" style:display-name="Convert 141" style:page-layout-name="Mpm8"/>
    <style:master-page style:name="Convert_20_142" style:display-name="Convert 142" style:page-layout-name="Mpm9"/>
    <style:master-page style:name="Convert_20_143" style:display-name="Convert 143" style:page-layout-name="Mpm10"/>
    <style:master-page style:name="Convert_20_144" style:display-name="Convert 144" style:page-layout-name="Mpm11"/>
    <style:master-page style:name="Convert_20_145" style:display-name="Convert 145" style:page-layout-name="Mpm12"/>
    <style:master-page style:name="Convert_20_146" style:display-name="Convert 146" style:page-layout-name="Mpm13"/>
    <style:master-page style:name="Convert_20_147" style:display-name="Convert 147" style:page-layout-name="Mpm1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7:46:49.691801309</meta:creation-date>
    <dc:date>2017-12-31T09:25:43.202107912</dc:date>
    <meta:editing-duration>PT1H17M55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47" meta:paragraph-count="2385" meta:word-count="7166" meta:character-count="48326" meta:non-whitespace-character-count="43545"/>
  </office:meta>
</office:document-meta>
</file>